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hlh</text:p>
          </table:table-cell>
          <table:table-cell table:number-columns-repeated="3" office:value-type="string" calcext:value-type="string">
            <text:p>lhg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glh</text:p>
          </table:table-cell>
          <table:table-cell office:value-type="string" calcext:value-type="string">
            <text:p>glhg</text:p>
          </table:table-cell>
          <table:table-cell table:number-columns-repeated="3" office:value-type="string" calcext:value-type="string">
            <text:p>lhg</text:p>
          </table:table-cell>
          <table:table-cell office:value-type="string" calcext:value-type="string">
            <text:p>lgh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hg</text:p>
          </table:table-cell>
          <table:table-cell office:value-type="string" calcext:value-type="string">
            <text:p>lg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337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33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44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1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2]&lt;=[.F2];[.D2]&lt;=[.H2];[.D2]&lt;=[.J2])" office:value-type="boolean" office:boolean-value="true" calcext:value-type="boolean">
            <text:p>VERDADERO</text:p>
          </table:table-cell>
          <table:table-cell table:formula="of:=AND([.F2]&lt;=[.D2];[.F2]&lt;=[.H2];[.F2]&lt;=[.J2])" office:value-type="boolean" office:boolean-value="true" calcext:value-type="boolean">
            <text:p>VERDADERO</text:p>
          </table:table-cell>
          <table:table-cell table:formula="of:=AND([.H2]&lt;=[.D2];[.H2]&lt;=[.F2];[.H2]&lt;=[.J2])" office:value-type="boolean" office:boolean-value="true" calcext:value-type="boolean">
            <text:p>VERDADERO</text:p>
          </table:table-cell>
          <table:table-cell table:formula="of:=AND([.J2]&lt;=[.D2];[.J2]&lt;=[.F2];[.J2]&lt;=[.H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75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1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6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3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3]&lt;=[.F3];[.D3]&lt;=[.H3];[.D3]&lt;=[.J3])" office:value-type="boolean" office:boolean-value="true" calcext:value-type="boolean">
            <text:p>VERDADERO</text:p>
          </table:table-cell>
          <table:table-cell table:formula="of:=AND([.F3]&lt;=[.D3];[.F3]&lt;=[.H3];[.F3]&lt;=[.J3])" office:value-type="boolean" office:boolean-value="true" calcext:value-type="boolean">
            <text:p>VERDADERO</text:p>
          </table:table-cell>
          <table:table-cell table:formula="of:=AND([.H3]&lt;=[.D3];[.H3]&lt;=[.F3];[.H3]&lt;=[.J3])" office:value-type="boolean" office:boolean-value="true" calcext:value-type="boolean">
            <text:p>VERDADERO</text:p>
          </table:table-cell>
          <table:table-cell table:formula="of:=AND([.J3]&lt;=[.D3];[.J3]&lt;=[.F3];[.J3]&lt;=[.H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6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08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17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51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4]&lt;=[.F4];[.D4]&lt;=[.H4];[.D4]&lt;=[.J4])" office:value-type="boolean" office:boolean-value="true" calcext:value-type="boolean">
            <text:p>VERDADERO</text:p>
          </table:table-cell>
          <table:table-cell table:formula="of:=AND([.F4]&lt;=[.D4];[.F4]&lt;=[.H4];[.F4]&lt;=[.J4])" office:value-type="boolean" office:boolean-value="true" calcext:value-type="boolean">
            <text:p>VERDADERO</text:p>
          </table:table-cell>
          <table:table-cell table:formula="of:=AND([.H4]&lt;=[.D4];[.H4]&lt;=[.F4];[.H4]&lt;=[.J4])" office:value-type="boolean" office:boolean-value="true" calcext:value-type="boolean">
            <text:p>VERDADERO</text:p>
          </table:table-cell>
          <table:table-cell table:formula="of:=AND([.J4]&lt;=[.D4];[.J4]&lt;=[.F4];[.J4]&lt;=[.H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63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282.8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1373.3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1222.8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D5]&lt;=[.F5];[.D5]&lt;=[.H5];[.D5]&lt;=[.J5])" office:value-type="boolean" office:boolean-value="true" calcext:value-type="boolean">
            <text:p>VERDADERO</text:p>
          </table:table-cell>
          <table:table-cell table:formula="of:=AND([.F5]&lt;=[.D5];[.F5]&lt;=[.H5];[.F5]&lt;=[.J5])" office:value-type="boolean" office:boolean-value="true" calcext:value-type="boolean">
            <text:p>VERDADERO</text:p>
          </table:table-cell>
          <table:table-cell table:formula="of:=AND([.H5]&lt;=[.D5];[.H5]&lt;=[.F5];[.H5]&lt;=[.J5])" office:value-type="boolean" office:boolean-value="true" calcext:value-type="boolean">
            <text:p>VERDADERO</text:p>
          </table:table-cell>
          <table:table-cell table:formula="of:=AND([.J5]&lt;=[.D5];[.J5]&lt;=[.F5];[.J5]&lt;=[.H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708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720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8288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8554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6]&lt;=[.F6];[.D6]&lt;=[.H6];[.D6]&lt;=[.J6])" office:value-type="boolean" office:boolean-value="true" calcext:value-type="boolean">
            <text:p>VERDADERO</text:p>
          </table:table-cell>
          <table:table-cell table:formula="of:=AND([.F6]&lt;=[.D6];[.F6]&lt;=[.H6];[.F6]&lt;=[.J6])" office:value-type="boolean" office:boolean-value="true" calcext:value-type="boolean">
            <text:p>VERDADERO</text:p>
          </table:table-cell>
          <table:table-cell table:formula="of:=AND([.H6]&lt;=[.D6];[.H6]&lt;=[.F6];[.H6]&lt;=[.J6])" office:value-type="boolean" office:boolean-value="true" calcext:value-type="boolean">
            <text:p>VERDADERO</text:p>
          </table:table-cell>
          <table:table-cell table:formula="of:=AND([.J6]&lt;=[.D6];[.J6]&lt;=[.F6];[.J6]&lt;=[.H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70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99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88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7]&lt;=[.F7];[.D7]&lt;=[.H7];[.D7]&lt;=[.J7])" office:value-type="boolean" office:boolean-value="true" calcext:value-type="boolean">
            <text:p>VERDADERO</text:p>
          </table:table-cell>
          <table:table-cell table:formula="of:=AND([.F7]&lt;=[.D7];[.F7]&lt;=[.H7];[.F7]&lt;=[.J7])" office:value-type="boolean" office:boolean-value="true" calcext:value-type="boolean">
            <text:p>VERDADERO</text:p>
          </table:table-cell>
          <table:table-cell table:formula="of:=AND([.H7]&lt;=[.D7];[.H7]&lt;=[.F7];[.H7]&lt;=[.J7])" office:value-type="boolean" office:boolean-value="true" calcext:value-type="boolean">
            <text:p>VERDADERO</text:p>
          </table:table-cell>
          <table:table-cell table:formula="of:=AND([.J7]&lt;=[.D7];[.J7]&lt;=[.F7];[.J7]&lt;=[.H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666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9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71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73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8]&lt;=[.F8];[.D8]&lt;=[.H8];[.D8]&lt;=[.J8])" office:value-type="boolean" office:boolean-value="true" calcext:value-type="boolean">
            <text:p>VERDADERO</text:p>
          </table:table-cell>
          <table:table-cell table:formula="of:=AND([.F8]&lt;=[.D8];[.F8]&lt;=[.H8];[.F8]&lt;=[.J8])" office:value-type="boolean" office:boolean-value="true" calcext:value-type="boolean">
            <text:p>VERDADERO</text:p>
          </table:table-cell>
          <table:table-cell table:formula="of:=AND([.H8]&lt;=[.D8];[.H8]&lt;=[.F8];[.H8]&lt;=[.J8])" office:value-type="boolean" office:boolean-value="true" calcext:value-type="boolean">
            <text:p>VERDADERO</text:p>
          </table:table-cell>
          <table:table-cell table:formula="of:=AND([.J8]&lt;=[.D8];[.J8]&lt;=[.F8];[.J8]&lt;=[.H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522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33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896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335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9]&lt;=[.F9];[.D9]&lt;=[.H9];[.D9]&lt;=[.J9])" office:value-type="boolean" office:boolean-value="true" calcext:value-type="boolean">
            <text:p>VERDADERO</text:p>
          </table:table-cell>
          <table:table-cell table:formula="of:=AND([.F9]&lt;=[.D9];[.F9]&lt;=[.H9];[.F9]&lt;=[.J9])" office:value-type="boolean" office:boolean-value="true" calcext:value-type="boolean">
            <text:p>VERDADERO</text:p>
          </table:table-cell>
          <table:table-cell table:formula="of:=AND([.H9]&lt;=[.D9];[.H9]&lt;=[.F9];[.H9]&lt;=[.J9])" office:value-type="boolean" office:boolean-value="true" calcext:value-type="boolean">
            <text:p>VERDADERO</text:p>
          </table:table-cell>
          <table:table-cell table:formula="of:=AND([.J9]&lt;=[.D9];[.J9]&lt;=[.F9];[.J9]&lt;=[.H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329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84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07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664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0]&lt;=[.F10];[.D10]&lt;=[.H10];[.D10]&lt;=[.J10])" office:value-type="boolean" office:boolean-value="true" calcext:value-type="boolean">
            <text:p>VERDADERO</text:p>
          </table:table-cell>
          <table:table-cell table:formula="of:=AND([.F10]&lt;=[.D10];[.F10]&lt;=[.H10];[.F10]&lt;=[.J10])" office:value-type="boolean" office:boolean-value="true" calcext:value-type="boolean">
            <text:p>VERDADERO</text:p>
          </table:table-cell>
          <table:table-cell table:formula="of:=AND([.H10]&lt;=[.D10];[.H10]&lt;=[.F10];[.H10]&lt;=[.J10])" office:value-type="boolean" office:boolean-value="true" calcext:value-type="boolean">
            <text:p>VERDADERO</text:p>
          </table:table-cell>
          <table:table-cell table:formula="of:=AND([.J10]&lt;=[.D10];[.J10]&lt;=[.F10];[.J10]&lt;=[.H1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86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47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59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3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1]&lt;=[.F11];[.D11]&lt;=[.H11];[.D11]&lt;=[.J11])" office:value-type="boolean" office:boolean-value="true" calcext:value-type="boolean">
            <text:p>VERDADERO</text:p>
          </table:table-cell>
          <table:table-cell table:formula="of:=AND([.F11]&lt;=[.D11];[.F11]&lt;=[.H11];[.F11]&lt;=[.J11])" office:value-type="boolean" office:boolean-value="true" calcext:value-type="boolean">
            <text:p>VERDADERO</text:p>
          </table:table-cell>
          <table:table-cell table:formula="of:=AND([.H11]&lt;=[.D11];[.H11]&lt;=[.F11];[.H11]&lt;=[.J11])" office:value-type="boolean" office:boolean-value="true" calcext:value-type="boolean">
            <text:p>VERDADERO</text:p>
          </table:table-cell>
          <table:table-cell table:formula="of:=AND([.J11]&lt;=[.D11];[.J11]&lt;=[.F11];[.J11]&lt;=[.H1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99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8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17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2]&lt;=[.F12];[.D12]&lt;=[.H12];[.D12]&lt;=[.J12])" office:value-type="boolean" office:boolean-value="true" calcext:value-type="boolean">
            <text:p>VERDADERO</text:p>
          </table:table-cell>
          <table:table-cell table:formula="of:=AND([.F12]&lt;=[.D12];[.F12]&lt;=[.H12];[.F12]&lt;=[.J12])" office:value-type="boolean" office:boolean-value="true" calcext:value-type="boolean">
            <text:p>VERDADERO</text:p>
          </table:table-cell>
          <table:table-cell table:formula="of:=AND([.H12]&lt;=[.D12];[.H12]&lt;=[.F12];[.H12]&lt;=[.J12])" office:value-type="boolean" office:boolean-value="true" calcext:value-type="boolean">
            <text:p>VERDADERO</text:p>
          </table:table-cell>
          <table:table-cell table:formula="of:=AND([.J12]&lt;=[.D12];[.J12]&lt;=[.F12];[.J12]&lt;=[.H1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851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94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235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863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3]&lt;=[.F13];[.D13]&lt;=[.H13];[.D13]&lt;=[.J13])" office:value-type="boolean" office:boolean-value="true" calcext:value-type="boolean">
            <text:p>VERDADERO</text:p>
          </table:table-cell>
          <table:table-cell table:formula="of:=AND([.F13]&lt;=[.D13];[.F13]&lt;=[.H13];[.F13]&lt;=[.J13])" office:value-type="boolean" office:boolean-value="true" calcext:value-type="boolean">
            <text:p>VERDADERO</text:p>
          </table:table-cell>
          <table:table-cell table:formula="of:=AND([.H13]&lt;=[.D13];[.H13]&lt;=[.F13];[.H13]&lt;=[.J13])" office:value-type="boolean" office:boolean-value="true" calcext:value-type="boolean">
            <text:p>VERDADERO</text:p>
          </table:table-cell>
          <table:table-cell table:formula="of:=AND([.J13]&lt;=[.D13];[.J13]&lt;=[.F13];[.J13]&lt;=[.H1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051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686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0154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2798.8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14]&lt;=[.F14];[.D14]&lt;=[.H14];[.D14]&lt;=[.J14])" office:value-type="boolean" office:boolean-value="true" calcext:value-type="boolean">
            <text:p>VERDADERO</text:p>
          </table:table-cell>
          <table:table-cell table:formula="of:=AND([.F14]&lt;=[.D14];[.F14]&lt;=[.H14];[.F14]&lt;=[.J14])" office:value-type="boolean" office:boolean-value="true" calcext:value-type="boolean">
            <text:p>VERDADERO</text:p>
          </table:table-cell>
          <table:table-cell table:formula="of:=AND([.H14]&lt;=[.D14];[.H14]&lt;=[.F14];[.H14]&lt;=[.J14])" office:value-type="boolean" office:boolean-value="true" calcext:value-type="boolean">
            <text:p>VERDADERO</text:p>
          </table:table-cell>
          <table:table-cell table:formula="of:=AND([.J14]&lt;=[.D14];[.J14]&lt;=[.F14];[.J14]&lt;=[.H1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8224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01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109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549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5]&lt;=[.F15];[.D15]&lt;=[.H15];[.D15]&lt;=[.J15])" office:value-type="boolean" office:boolean-value="true" calcext:value-type="boolean">
            <text:p>VERDADERO</text:p>
          </table:table-cell>
          <table:table-cell table:formula="of:=AND([.F15]&lt;=[.D15];[.F15]&lt;=[.H15];[.F15]&lt;=[.J15])" office:value-type="boolean" office:boolean-value="true" calcext:value-type="boolean">
            <text:p>VERDADERO</text:p>
          </table:table-cell>
          <table:table-cell table:formula="of:=AND([.H15]&lt;=[.D15];[.H15]&lt;=[.F15];[.H15]&lt;=[.J15])" office:value-type="boolean" office:boolean-value="true" calcext:value-type="boolean">
            <text:p>VERDADERO</text:p>
          </table:table-cell>
          <table:table-cell table:formula="of:=AND([.J15]&lt;=[.D15];[.J15]&lt;=[.F15];[.J15]&lt;=[.H1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7917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28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060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8757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6]&lt;=[.F16];[.D16]&lt;=[.H16];[.D16]&lt;=[.J16])" office:value-type="boolean" office:boolean-value="true" calcext:value-type="boolean">
            <text:p>VERDADERO</text:p>
          </table:table-cell>
          <table:table-cell table:formula="of:=AND([.F16]&lt;=[.D16];[.F16]&lt;=[.H16];[.F16]&lt;=[.J16])" office:value-type="boolean" office:boolean-value="true" calcext:value-type="boolean">
            <text:p>VERDADERO</text:p>
          </table:table-cell>
          <table:table-cell table:formula="of:=AND([.H16]&lt;=[.D16];[.H16]&lt;=[.F16];[.H16]&lt;=[.J16])" office:value-type="boolean" office:boolean-value="true" calcext:value-type="boolean">
            <text:p>VERDADERO</text:p>
          </table:table-cell>
          <table:table-cell table:formula="of:=AND([.J16]&lt;=[.D16];[.J16]&lt;=[.F16];[.J16]&lt;=[.H1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7385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575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8975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6125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7]&lt;=[.F17];[.D17]&lt;=[.H17];[.D17]&lt;=[.J17])" office:value-type="boolean" office:boolean-value="true" calcext:value-type="boolean">
            <text:p>VERDADERO</text:p>
          </table:table-cell>
          <table:table-cell table:formula="of:=AND([.F17]&lt;=[.D17];[.F17]&lt;=[.H17];[.F17]&lt;=[.J17])" office:value-type="boolean" office:boolean-value="true" calcext:value-type="boolean">
            <text:p>VERDADERO</text:p>
          </table:table-cell>
          <table:table-cell table:formula="of:=AND([.H17]&lt;=[.D17];[.H17]&lt;=[.F17];[.H17]&lt;=[.J17])" office:value-type="boolean" office:boolean-value="true" calcext:value-type="boolean">
            <text:p>VERDADERO</text:p>
          </table:table-cell>
          <table:table-cell table:formula="of:=AND([.J17]&lt;=[.D17];[.J17]&lt;=[.F17];[.J17]&lt;=[.H1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616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3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3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47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8]&lt;=[.F18];[.D18]&lt;=[.H18];[.D18]&lt;=[.J18])" office:value-type="boolean" office:boolean-value="true" calcext:value-type="boolean">
            <text:p>VERDADERO</text:p>
          </table:table-cell>
          <table:table-cell table:formula="of:=AND([.F18]&lt;=[.D18];[.F18]&lt;=[.H18];[.F18]&lt;=[.J18])" office:value-type="boolean" office:boolean-value="true" calcext:value-type="boolean">
            <text:p>VERDADERO</text:p>
          </table:table-cell>
          <table:table-cell table:formula="of:=AND([.H18]&lt;=[.D18];[.H18]&lt;=[.F18];[.H18]&lt;=[.J18])" office:value-type="boolean" office:boolean-value="true" calcext:value-type="boolean">
            <text:p>VERDADERO</text:p>
          </table:table-cell>
          <table:table-cell table:formula="of:=AND([.J18]&lt;=[.D18];[.J18]&lt;=[.F18];[.J18]&lt;=[.H1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4902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461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490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773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9]&lt;=[.F19];[.D19]&lt;=[.H19];[.D19]&lt;=[.J19])" office:value-type="boolean" office:boolean-value="true" calcext:value-type="boolean">
            <text:p>VERDADERO</text:p>
          </table:table-cell>
          <table:table-cell table:formula="of:=AND([.F19]&lt;=[.D19];[.F19]&lt;=[.H19];[.F19]&lt;=[.J19])" office:value-type="boolean" office:boolean-value="true" calcext:value-type="boolean">
            <text:p>VERDADERO</text:p>
          </table:table-cell>
          <table:table-cell table:formula="of:=AND([.H19]&lt;=[.D19];[.H19]&lt;=[.F19];[.H19]&lt;=[.J19])" office:value-type="boolean" office:boolean-value="true" calcext:value-type="boolean">
            <text:p>VERDADERO</text:p>
          </table:table-cell>
          <table:table-cell table:formula="of:=AND([.J19]&lt;=[.D19];[.J19]&lt;=[.F19];[.J19]&lt;=[.H1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882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13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624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026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20]&lt;=[.F20];[.D20]&lt;=[.H20];[.D20]&lt;=[.J20])" office:value-type="boolean" office:boolean-value="true" calcext:value-type="boolean">
            <text:p>VERDADERO</text:p>
          </table:table-cell>
          <table:table-cell table:formula="of:=AND([.F20]&lt;=[.D20];[.F20]&lt;=[.H20];[.F20]&lt;=[.J20])" office:value-type="boolean" office:boolean-value="true" calcext:value-type="boolean">
            <text:p>VERDADERO</text:p>
          </table:table-cell>
          <table:table-cell table:formula="of:=AND([.H20]&lt;=[.D20];[.H20]&lt;=[.F20];[.H20]&lt;=[.J20])" office:value-type="boolean" office:boolean-value="true" calcext:value-type="boolean">
            <text:p>VERDADERO</text:p>
          </table:table-cell>
          <table:table-cell table:formula="of:=AND([.J20]&lt;=[.D20];[.J20]&lt;=[.F20];[.J20]&lt;=[.H2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8405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0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439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697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21]&lt;=[.F21];[.D21]&lt;=[.H21];[.D21]&lt;=[.J21])" office:value-type="boolean" office:boolean-value="true" calcext:value-type="boolean">
            <text:p>VERDADERO</text:p>
          </table:table-cell>
          <table:table-cell table:formula="of:=AND([.F21]&lt;=[.D21];[.F21]&lt;=[.H21];[.F21]&lt;=[.J21])" office:value-type="boolean" office:boolean-value="true" calcext:value-type="boolean">
            <text:p>VERDADERO</text:p>
          </table:table-cell>
          <table:table-cell table:formula="of:=AND([.H21]&lt;=[.D21];[.H21]&lt;=[.F21];[.H21]&lt;=[.J21])" office:value-type="boolean" office:boolean-value="true" calcext:value-type="boolean">
            <text:p>VERDADERO</text:p>
          </table:table-cell>
          <table:table-cell table:formula="of:=AND([.J21]&lt;=[.D21];[.J21]&lt;=[.F21];[.J21]&lt;=[.H2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879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142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5913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5266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22]&lt;=[.F22];[.D22]&lt;=[.H22];[.D22]&lt;=[.J22])" office:value-type="boolean" office:boolean-value="true" calcext:value-type="boolean">
            <text:p>VERDADERO</text:p>
          </table:table-cell>
          <table:table-cell table:formula="of:=AND([.F22]&lt;=[.D22];[.F22]&lt;=[.H22];[.F22]&lt;=[.J22])" office:value-type="boolean" office:boolean-value="true" calcext:value-type="boolean">
            <text:p>VERDADERO</text:p>
          </table:table-cell>
          <table:table-cell table:formula="of:=AND([.H22]&lt;=[.D22];[.H22]&lt;=[.F22];[.H22]&lt;=[.J22])" office:value-type="boolean" office:boolean-value="true" calcext:value-type="boolean">
            <text:p>VERDADERO</text:p>
          </table:table-cell>
          <table:table-cell table:formula="of:=AND([.J22]&lt;=[.D22];[.J22]&lt;=[.F22];[.J22]&lt;=[.H2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394.0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0346.8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1902.5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1709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D23]&lt;=[.F23];[.D23]&lt;=[.H23];[.D23]&lt;=[.J23])" office:value-type="boolean" office:boolean-value="true" calcext:value-type="boolean">
            <text:p>VERDADERO</text:p>
          </table:table-cell>
          <table:table-cell table:formula="of:=AND([.F23]&lt;=[.D23];[.F23]&lt;=[.H23];[.F23]&lt;=[.J23])" office:value-type="boolean" office:boolean-value="true" calcext:value-type="boolean">
            <text:p>VERDADERO</text:p>
          </table:table-cell>
          <table:table-cell table:formula="of:=AND([.H23]&lt;=[.D23];[.H23]&lt;=[.F23];[.H23]&lt;=[.J23])" office:value-type="boolean" office:boolean-value="true" calcext:value-type="boolean">
            <text:p>VERDADERO</text:p>
          </table:table-cell>
          <table:table-cell table:formula="of:=AND([.J23]&lt;=[.D23];[.J23]&lt;=[.F23];[.J23]&lt;=[.H2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5623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793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7007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4599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24]&lt;=[.F24];[.D24]&lt;=[.H24];[.D24]&lt;=[.J24])" office:value-type="boolean" office:boolean-value="true" calcext:value-type="boolean">
            <text:p>VERDADERO</text:p>
          </table:table-cell>
          <table:table-cell table:formula="of:=AND([.F24]&lt;=[.D24];[.F24]&lt;=[.H24];[.F24]&lt;=[.J24])" office:value-type="boolean" office:boolean-value="true" calcext:value-type="boolean">
            <text:p>VERDADERO</text:p>
          </table:table-cell>
          <table:table-cell table:formula="of:=AND([.H24]&lt;=[.D24];[.H24]&lt;=[.F24];[.H24]&lt;=[.J24])" office:value-type="boolean" office:boolean-value="true" calcext:value-type="boolean">
            <text:p>VERDADERO</text:p>
          </table:table-cell>
          <table:table-cell table:formula="of:=AND([.J24]&lt;=[.D24];[.J24]&lt;=[.F24];[.J24]&lt;=[.H2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1107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7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64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8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25]&lt;=[.F25];[.D25]&lt;=[.H25];[.D25]&lt;=[.J25])" office:value-type="boolean" office:boolean-value="true" calcext:value-type="boolean">
            <text:p>VERDADERO</text:p>
          </table:table-cell>
          <table:table-cell table:formula="of:=AND([.F25]&lt;=[.D25];[.F25]&lt;=[.H25];[.F25]&lt;=[.J25])" office:value-type="boolean" office:boolean-value="true" calcext:value-type="boolean">
            <text:p>VERDADERO</text:p>
          </table:table-cell>
          <table:table-cell table:formula="of:=AND([.H25]&lt;=[.D25];[.H25]&lt;=[.F25];[.H25]&lt;=[.J25])" office:value-type="boolean" office:boolean-value="true" calcext:value-type="boolean">
            <text:p>VERDADERO</text:p>
          </table:table-cell>
          <table:table-cell table:formula="of:=AND([.J25]&lt;=[.D25];[.J25]&lt;=[.F25];[.J25]&lt;=[.H2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286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1255.6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6309.6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6137.3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AND([.D26]&lt;=[.F26];[.D26]&lt;=[.H26];[.D26]&lt;=[.J26])" office:value-type="boolean" office:boolean-value="true" calcext:value-type="boolean">
            <text:p>VERDADERO</text:p>
          </table:table-cell>
          <table:table-cell table:formula="of:=AND([.F26]&lt;=[.D26];[.F26]&lt;=[.H26];[.F26]&lt;=[.J26])" office:value-type="boolean" office:boolean-value="true" calcext:value-type="boolean">
            <text:p>VERDADERO</text:p>
          </table:table-cell>
          <table:table-cell table:formula="of:=AND([.H26]&lt;=[.D26];[.H26]&lt;=[.F26];[.H26]&lt;=[.J26])" office:value-type="boolean" office:boolean-value="true" calcext:value-type="boolean">
            <text:p>VERDADERO</text:p>
          </table:table-cell>
          <table:table-cell table:formula="of:=AND([.J26]&lt;=[.D26];[.J26]&lt;=[.F26];[.J26]&lt;=[.H2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4825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811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682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576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27]&lt;=[.F27];[.D27]&lt;=[.H27];[.D27]&lt;=[.J27])" office:value-type="boolean" office:boolean-value="true" calcext:value-type="boolean">
            <text:p>VERDADERO</text:p>
          </table:table-cell>
          <table:table-cell table:formula="of:=AND([.F27]&lt;=[.D27];[.F27]&lt;=[.H27];[.F27]&lt;=[.J27])" office:value-type="boolean" office:boolean-value="true" calcext:value-type="boolean">
            <text:p>VERDADERO</text:p>
          </table:table-cell>
          <table:table-cell table:formula="of:=AND([.H27]&lt;=[.D27];[.H27]&lt;=[.F27];[.H27]&lt;=[.J27])" office:value-type="boolean" office:boolean-value="true" calcext:value-type="boolean">
            <text:p>VERDADERO</text:p>
          </table:table-cell>
          <table:table-cell table:formula="of:=AND([.J27]&lt;=[.D27];[.J27]&lt;=[.F27];[.J27]&lt;=[.H2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112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57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31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3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28]&lt;=[.F28];[.D28]&lt;=[.H28];[.D28]&lt;=[.J28])" office:value-type="boolean" office:boolean-value="true" calcext:value-type="boolean">
            <text:p>VERDADERO</text:p>
          </table:table-cell>
          <table:table-cell table:formula="of:=AND([.F28]&lt;=[.D28];[.F28]&lt;=[.H28];[.F28]&lt;=[.J28])" office:value-type="boolean" office:boolean-value="true" calcext:value-type="boolean">
            <text:p>VERDADERO</text:p>
          </table:table-cell>
          <table:table-cell table:formula="of:=AND([.H28]&lt;=[.D28];[.H28]&lt;=[.F28];[.H28]&lt;=[.J28])" office:value-type="boolean" office:boolean-value="true" calcext:value-type="boolean">
            <text:p>VERDADERO</text:p>
          </table:table-cell>
          <table:table-cell table:formula="of:=AND([.J28]&lt;=[.D28];[.J28]&lt;=[.F28];[.J28]&lt;=[.H2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112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6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58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88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29]&lt;=[.F29];[.D29]&lt;=[.H29];[.D29]&lt;=[.J29])" office:value-type="boolean" office:boolean-value="true" calcext:value-type="boolean">
            <text:p>VERDADERO</text:p>
          </table:table-cell>
          <table:table-cell table:formula="of:=AND([.F29]&lt;=[.D29];[.F29]&lt;=[.H29];[.F29]&lt;=[.J29])" office:value-type="boolean" office:boolean-value="true" calcext:value-type="boolean">
            <text:p>VERDADERO</text:p>
          </table:table-cell>
          <table:table-cell table:formula="of:=AND([.H29]&lt;=[.D29];[.H29]&lt;=[.F29];[.H29]&lt;=[.J29])" office:value-type="boolean" office:boolean-value="true" calcext:value-type="boolean">
            <text:p>VERDADERO</text:p>
          </table:table-cell>
          <table:table-cell table:formula="of:=AND([.J29]&lt;=[.D29];[.J29]&lt;=[.F29];[.J29]&lt;=[.H2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90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24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07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7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30]&lt;=[.F30];[.D30]&lt;=[.H30];[.D30]&lt;=[.J30])" office:value-type="boolean" office:boolean-value="true" calcext:value-type="boolean">
            <text:p>VERDADERO</text:p>
          </table:table-cell>
          <table:table-cell table:formula="of:=AND([.F30]&lt;=[.D30];[.F30]&lt;=[.H30];[.F30]&lt;=[.J30])" office:value-type="boolean" office:boolean-value="true" calcext:value-type="boolean">
            <text:p>VERDADERO</text:p>
          </table:table-cell>
          <table:table-cell table:formula="of:=AND([.H30]&lt;=[.D30];[.H30]&lt;=[.F30];[.H30]&lt;=[.J30])" office:value-type="boolean" office:boolean-value="true" calcext:value-type="boolean">
            <text:p>VERDADERO</text:p>
          </table:table-cell>
          <table:table-cell table:formula="of:=AND([.J30]&lt;=[.D30];[.J30]&lt;=[.F30];[.J30]&lt;=[.H3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971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97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14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09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31]&lt;=[.F31];[.D31]&lt;=[.H31];[.D31]&lt;=[.J31])" office:value-type="boolean" office:boolean-value="true" calcext:value-type="boolean">
            <text:p>VERDADERO</text:p>
          </table:table-cell>
          <table:table-cell table:formula="of:=AND([.F31]&lt;=[.D31];[.F31]&lt;=[.H31];[.F31]&lt;=[.J31])" office:value-type="boolean" office:boolean-value="true" calcext:value-type="boolean">
            <text:p>VERDADERO</text:p>
          </table:table-cell>
          <table:table-cell table:formula="of:=AND([.H31]&lt;=[.D31];[.H31]&lt;=[.F31];[.H31]&lt;=[.J31])" office:value-type="boolean" office:boolean-value="true" calcext:value-type="boolean">
            <text:p>VERDADERO</text:p>
          </table:table-cell>
          <table:table-cell table:formula="of:=AND([.J31]&lt;=[.D31];[.J31]&lt;=[.F31];[.J31]&lt;=[.H3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345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0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38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8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32]&lt;=[.F32];[.D32]&lt;=[.H32];[.D32]&lt;=[.J32])" office:value-type="boolean" office:boolean-value="true" calcext:value-type="boolean">
            <text:p>VERDADERO</text:p>
          </table:table-cell>
          <table:table-cell table:formula="of:=AND([.F32]&lt;=[.D32];[.F32]&lt;=[.H32];[.F32]&lt;=[.J32])" office:value-type="boolean" office:boolean-value="true" calcext:value-type="boolean">
            <text:p>VERDADERO</text:p>
          </table:table-cell>
          <table:table-cell table:formula="of:=AND([.H32]&lt;=[.D32];[.H32]&lt;=[.F32];[.H32]&lt;=[.J32])" office:value-type="boolean" office:boolean-value="true" calcext:value-type="boolean">
            <text:p>VERDADERO</text:p>
          </table:table-cell>
          <table:table-cell table:formula="of:=AND([.J32]&lt;=[.D32];[.J32]&lt;=[.F32];[.J32]&lt;=[.H3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2791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947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460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307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33]&lt;=[.F33];[.D33]&lt;=[.H33];[.D33]&lt;=[.J33])" office:value-type="boolean" office:boolean-value="true" calcext:value-type="boolean">
            <text:p>VERDADERO</text:p>
          </table:table-cell>
          <table:table-cell table:formula="of:=AND([.F33]&lt;=[.D33];[.F33]&lt;=[.H33];[.F33]&lt;=[.J33])" office:value-type="boolean" office:boolean-value="true" calcext:value-type="boolean">
            <text:p>VERDADERO</text:p>
          </table:table-cell>
          <table:table-cell table:formula="of:=AND([.H33]&lt;=[.D33];[.H33]&lt;=[.F33];[.H33]&lt;=[.J33])" office:value-type="boolean" office:boolean-value="true" calcext:value-type="boolean">
            <text:p>VERDADERO</text:p>
          </table:table-cell>
          <table:table-cell table:formula="of:=AND([.J33]&lt;=[.D33];[.J33]&lt;=[.F33];[.J33]&lt;=[.H3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1009.3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1320.1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1304.3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0563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D34]&lt;=[.F34];[.D34]&lt;=[.H34];[.D34]&lt;=[.J34])" office:value-type="boolean" office:boolean-value="true" calcext:value-type="boolean">
            <text:p>VERDADERO</text:p>
          </table:table-cell>
          <table:table-cell table:formula="of:=AND([.F34]&lt;=[.D34];[.F34]&lt;=[.H34];[.F34]&lt;=[.J34])" office:value-type="boolean" office:boolean-value="true" calcext:value-type="boolean">
            <text:p>VERDADERO</text:p>
          </table:table-cell>
          <table:table-cell table:formula="of:=AND([.H34]&lt;=[.D34];[.H34]&lt;=[.F34];[.H34]&lt;=[.J34])" office:value-type="boolean" office:boolean-value="true" calcext:value-type="boolean">
            <text:p>VERDADERO</text:p>
          </table:table-cell>
          <table:table-cell table:formula="of:=AND([.J34]&lt;=[.D34];[.J34]&lt;=[.F34];[.J34]&lt;=[.H3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024.81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9981.5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00092.75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99852.75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AND([.D35]&lt;=[.F35];[.D35]&lt;=[.H35];[.D35]&lt;=[.J35])" office:value-type="boolean" office:boolean-value="true" calcext:value-type="boolean">
            <text:p>VERDADERO</text:p>
          </table:table-cell>
          <table:table-cell table:formula="of:=AND([.F35]&lt;=[.D35];[.F35]&lt;=[.H35];[.F35]&lt;=[.J35])" office:value-type="boolean" office:boolean-value="true" calcext:value-type="boolean">
            <text:p>VERDADERO</text:p>
          </table:table-cell>
          <table:table-cell table:formula="of:=AND([.H35]&lt;=[.D35];[.H35]&lt;=[.F35];[.H35]&lt;=[.J35])" office:value-type="boolean" office:boolean-value="true" calcext:value-type="boolean">
            <text:p>VERDADERO</text:p>
          </table:table-cell>
          <table:table-cell table:formula="of:=AND([.J35]&lt;=[.D35];[.J35]&lt;=[.F35];[.J35]&lt;=[.H3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6470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401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268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807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36]&lt;=[.F36];[.D36]&lt;=[.H36];[.D36]&lt;=[.J36])" office:value-type="boolean" office:boolean-value="true" calcext:value-type="boolean">
            <text:p>VERDADERO</text:p>
          </table:table-cell>
          <table:table-cell table:formula="of:=AND([.F36]&lt;=[.D36];[.F36]&lt;=[.H36];[.F36]&lt;=[.J36])" office:value-type="boolean" office:boolean-value="true" calcext:value-type="boolean">
            <text:p>VERDADERO</text:p>
          </table:table-cell>
          <table:table-cell table:formula="of:=AND([.H36]&lt;=[.D36];[.H36]&lt;=[.F36];[.H36]&lt;=[.J36])" office:value-type="boolean" office:boolean-value="true" calcext:value-type="boolean">
            <text:p>VERDADERO</text:p>
          </table:table-cell>
          <table:table-cell table:formula="of:=AND([.J36]&lt;=[.D36];[.J36]&lt;=[.F36];[.J36]&lt;=[.H3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670.1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5624.7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8367.56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8035.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AND([.D37]&lt;=[.F37];[.D37]&lt;=[.H37];[.D37]&lt;=[.J37])" office:value-type="boolean" office:boolean-value="true" calcext:value-type="boolean">
            <text:p>VERDADERO</text:p>
          </table:table-cell>
          <table:table-cell table:formula="of:=AND([.F37]&lt;=[.D37];[.F37]&lt;=[.H37];[.F37]&lt;=[.J37])" office:value-type="boolean" office:boolean-value="true" calcext:value-type="boolean">
            <text:p>VERDADERO</text:p>
          </table:table-cell>
          <table:table-cell table:formula="of:=AND([.H37]&lt;=[.D37];[.H37]&lt;=[.F37];[.H37]&lt;=[.J37])" office:value-type="boolean" office:boolean-value="true" calcext:value-type="boolean">
            <text:p>VERDADERO</text:p>
          </table:table-cell>
          <table:table-cell table:formula="of:=AND([.J37]&lt;=[.D37];[.J37]&lt;=[.F37];[.J37]&lt;=[.H3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4584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97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50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06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38]&lt;=[.F38];[.D38]&lt;=[.H38];[.D38]&lt;=[.J38])" office:value-type="boolean" office:boolean-value="true" calcext:value-type="boolean">
            <text:p>VERDADERO</text:p>
          </table:table-cell>
          <table:table-cell table:formula="of:=AND([.F38]&lt;=[.D38];[.F38]&lt;=[.H38];[.F38]&lt;=[.J38])" office:value-type="boolean" office:boolean-value="true" calcext:value-type="boolean">
            <text:p>VERDADERO</text:p>
          </table:table-cell>
          <table:table-cell table:formula="of:=AND([.H38]&lt;=[.D38];[.H38]&lt;=[.F38];[.H38]&lt;=[.J38])" office:value-type="boolean" office:boolean-value="true" calcext:value-type="boolean">
            <text:p>VERDADERO</text:p>
          </table:table-cell>
          <table:table-cell table:formula="of:=AND([.J38]&lt;=[.D38];[.J38]&lt;=[.F38];[.J38]&lt;=[.H3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6248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289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310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077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39]&lt;=[.F39];[.D39]&lt;=[.H39];[.D39]&lt;=[.J39])" office:value-type="boolean" office:boolean-value="true" calcext:value-type="boolean">
            <text:p>VERDADERO</text:p>
          </table:table-cell>
          <table:table-cell table:formula="of:=AND([.F39]&lt;=[.D39];[.F39]&lt;=[.H39];[.F39]&lt;=[.J39])" office:value-type="boolean" office:boolean-value="true" calcext:value-type="boolean">
            <text:p>VERDADERO</text:p>
          </table:table-cell>
          <table:table-cell table:formula="of:=AND([.H39]&lt;=[.D39];[.H39]&lt;=[.F39];[.H39]&lt;=[.J39])" office:value-type="boolean" office:boolean-value="true" calcext:value-type="boolean">
            <text:p>VERDADERO</text:p>
          </table:table-cell>
          <table:table-cell table:formula="of:=AND([.J39]&lt;=[.D39];[.J39]&lt;=[.F39];[.J39]&lt;=[.H3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7843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387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792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358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40]&lt;=[.F40];[.D40]&lt;=[.H40];[.D40]&lt;=[.J40])" office:value-type="boolean" office:boolean-value="true" calcext:value-type="boolean">
            <text:p>VERDADERO</text:p>
          </table:table-cell>
          <table:table-cell table:formula="of:=AND([.F40]&lt;=[.D40];[.F40]&lt;=[.H40];[.F40]&lt;=[.J40])" office:value-type="boolean" office:boolean-value="true" calcext:value-type="boolean">
            <text:p>VERDADERO</text:p>
          </table:table-cell>
          <table:table-cell table:formula="of:=AND([.H40]&lt;=[.D40];[.H40]&lt;=[.F40];[.H40]&lt;=[.J40])" office:value-type="boolean" office:boolean-value="true" calcext:value-type="boolean">
            <text:p>VERDADERO</text:p>
          </table:table-cell>
          <table:table-cell table:formula="of:=AND([.J40]&lt;=[.D40];[.J40]&lt;=[.F40];[.J40]&lt;=[.H4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1521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52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2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69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41]&lt;=[.F41];[.D41]&lt;=[.H41];[.D41]&lt;=[.J41])" office:value-type="boolean" office:boolean-value="true" calcext:value-type="boolean">
            <text:p>VERDADERO</text:p>
          </table:table-cell>
          <table:table-cell table:formula="of:=AND([.F41]&lt;=[.D41];[.F41]&lt;=[.H41];[.F41]&lt;=[.J41])" office:value-type="boolean" office:boolean-value="true" calcext:value-type="boolean">
            <text:p>VERDADERO</text:p>
          </table:table-cell>
          <table:table-cell table:formula="of:=AND([.H41]&lt;=[.D41];[.H41]&lt;=[.F41];[.H41]&lt;=[.J41])" office:value-type="boolean" office:boolean-value="true" calcext:value-type="boolean">
            <text:p>VERDADERO</text:p>
          </table:table-cell>
          <table:table-cell table:formula="of:=AND([.J41]&lt;=[.D41];[.J41]&lt;=[.F41];[.J41]&lt;=[.H4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3217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7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376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19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42]&lt;=[.F42];[.D42]&lt;=[.H42];[.D42]&lt;=[.J42])" office:value-type="boolean" office:boolean-value="true" calcext:value-type="boolean">
            <text:p>VERDADERO</text:p>
          </table:table-cell>
          <table:table-cell table:formula="of:=AND([.F42]&lt;=[.D42];[.F42]&lt;=[.H42];[.F42]&lt;=[.J42])" office:value-type="boolean" office:boolean-value="true" calcext:value-type="boolean">
            <text:p>VERDADERO</text:p>
          </table:table-cell>
          <table:table-cell table:formula="of:=AND([.H42]&lt;=[.D42];[.H42]&lt;=[.F42];[.H42]&lt;=[.J42])" office:value-type="boolean" office:boolean-value="true" calcext:value-type="boolean">
            <text:p>VERDADERO</text:p>
          </table:table-cell>
          <table:table-cell table:formula="of:=AND([.J42]&lt;=[.D42];[.J42]&lt;=[.F42];[.J42]&lt;=[.H4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882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900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311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602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43]&lt;=[.F43];[.D43]&lt;=[.H43];[.D43]&lt;=[.J43])" office:value-type="boolean" office:boolean-value="true" calcext:value-type="boolean">
            <text:p>VERDADERO</text:p>
          </table:table-cell>
          <table:table-cell table:formula="of:=AND([.F43]&lt;=[.D43];[.F43]&lt;=[.H43];[.F43]&lt;=[.J43])" office:value-type="boolean" office:boolean-value="true" calcext:value-type="boolean">
            <text:p>VERDADERO</text:p>
          </table:table-cell>
          <table:table-cell table:formula="of:=AND([.H43]&lt;=[.D43];[.H43]&lt;=[.F43];[.H43]&lt;=[.J43])" office:value-type="boolean" office:boolean-value="true" calcext:value-type="boolean">
            <text:p>VERDADERO</text:p>
          </table:table-cell>
          <table:table-cell table:formula="of:=AND([.J43]&lt;=[.D43];[.J43]&lt;=[.F43];[.J43]&lt;=[.H4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1592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21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4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5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44]&lt;=[.F44];[.D44]&lt;=[.H44];[.D44]&lt;=[.J44])" office:value-type="boolean" office:boolean-value="true" calcext:value-type="boolean">
            <text:p>VERDADERO</text:p>
          </table:table-cell>
          <table:table-cell table:formula="of:=AND([.F44]&lt;=[.D44];[.F44]&lt;=[.H44];[.F44]&lt;=[.J44])" office:value-type="boolean" office:boolean-value="true" calcext:value-type="boolean">
            <text:p>VERDADERO</text:p>
          </table:table-cell>
          <table:table-cell table:formula="of:=AND([.H44]&lt;=[.D44];[.H44]&lt;=[.F44];[.H44]&lt;=[.J44])" office:value-type="boolean" office:boolean-value="true" calcext:value-type="boolean">
            <text:p>VERDADERO</text:p>
          </table:table-cell>
          <table:table-cell table:formula="of:=AND([.J44]&lt;=[.D44];[.J44]&lt;=[.F44];[.J44]&lt;=[.H4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4084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3646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21103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18799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D45]&lt;=[.F45];[.D45]&lt;=[.H45];[.D45]&lt;=[.J45])" office:value-type="boolean" office:boolean-value="true" calcext:value-type="boolean">
            <text:p>VERDADERO</text:p>
          </table:table-cell>
          <table:table-cell table:formula="of:=AND([.F45]&lt;=[.D45];[.F45]&lt;=[.H45];[.F45]&lt;=[.J45])" office:value-type="boolean" office:boolean-value="true" calcext:value-type="boolean">
            <text:p>VERDADERO</text:p>
          </table:table-cell>
          <table:table-cell table:formula="of:=AND([.H45]&lt;=[.D45];[.H45]&lt;=[.F45];[.H45]&lt;=[.J45])" office:value-type="boolean" office:boolean-value="true" calcext:value-type="boolean">
            <text:p>VERDADERO</text:p>
          </table:table-cell>
          <table:table-cell table:formula="of:=AND([.J45]&lt;=[.D45];[.J45]&lt;=[.F45];[.J45]&lt;=[.H4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6095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16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623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643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46]&lt;=[.F46];[.D46]&lt;=[.H46];[.D46]&lt;=[.J46])" office:value-type="boolean" office:boolean-value="true" calcext:value-type="boolean">
            <text:p>VERDADERO</text:p>
          </table:table-cell>
          <table:table-cell table:formula="of:=AND([.F46]&lt;=[.D46];[.F46]&lt;=[.H46];[.F46]&lt;=[.J46])" office:value-type="boolean" office:boolean-value="true" calcext:value-type="boolean">
            <text:p>VERDADERO</text:p>
          </table:table-cell>
          <table:table-cell table:formula="of:=AND([.H46]&lt;=[.D46];[.H46]&lt;=[.F46];[.H46]&lt;=[.J46])" office:value-type="boolean" office:boolean-value="true" calcext:value-type="boolean">
            <text:p>VERDADERO</text:p>
          </table:table-cell>
          <table:table-cell table:formula="of:=AND([.J46]&lt;=[.D46];[.J46]&lt;=[.F46];[.J46]&lt;=[.H4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2236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591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2919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9336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47]&lt;=[.F47];[.D47]&lt;=[.H47];[.D47]&lt;=[.J47])" office:value-type="boolean" office:boolean-value="true" calcext:value-type="boolean">
            <text:p>VERDADERO</text:p>
          </table:table-cell>
          <table:table-cell table:formula="of:=AND([.F47]&lt;=[.D47];[.F47]&lt;=[.H47];[.F47]&lt;=[.J47])" office:value-type="boolean" office:boolean-value="true" calcext:value-type="boolean">
            <text:p>VERDADERO</text:p>
          </table:table-cell>
          <table:table-cell table:formula="of:=AND([.H47]&lt;=[.D47];[.H47]&lt;=[.F47];[.H47]&lt;=[.J47])" office:value-type="boolean" office:boolean-value="true" calcext:value-type="boolean">
            <text:p>VERDADERO</text:p>
          </table:table-cell>
          <table:table-cell table:formula="of:=AND([.J47]&lt;=[.D47];[.J47]&lt;=[.F47];[.J47]&lt;=[.H4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4875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4941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3770.8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2565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48]&lt;=[.F48];[.D48]&lt;=[.H48];[.D48]&lt;=[.J48])" office:value-type="boolean" office:boolean-value="true" calcext:value-type="boolean">
            <text:p>VERDADERO</text:p>
          </table:table-cell>
          <table:table-cell table:formula="of:=AND([.F48]&lt;=[.D48];[.F48]&lt;=[.H48];[.F48]&lt;=[.J48])" office:value-type="boolean" office:boolean-value="true" calcext:value-type="boolean">
            <text:p>VERDADERO</text:p>
          </table:table-cell>
          <table:table-cell table:formula="of:=AND([.H48]&lt;=[.D48];[.H48]&lt;=[.F48];[.H48]&lt;=[.J48])" office:value-type="boolean" office:boolean-value="true" calcext:value-type="boolean">
            <text:p>VERDADERO</text:p>
          </table:table-cell>
          <table:table-cell table:formula="of:=AND([.J48]&lt;=[.D48];[.J48]&lt;=[.F48];[.J48]&lt;=[.H4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3357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49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406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059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49]&lt;=[.F49];[.D49]&lt;=[.H49];[.D49]&lt;=[.J49])" office:value-type="boolean" office:boolean-value="true" calcext:value-type="boolean">
            <text:p>VERDADERO</text:p>
          </table:table-cell>
          <table:table-cell table:formula="of:=AND([.F49]&lt;=[.D49];[.F49]&lt;=[.H49];[.F49]&lt;=[.J49])" office:value-type="boolean" office:boolean-value="true" calcext:value-type="boolean">
            <text:p>VERDADERO</text:p>
          </table:table-cell>
          <table:table-cell table:formula="of:=AND([.H49]&lt;=[.D49];[.H49]&lt;=[.F49];[.H49]&lt;=[.J49])" office:value-type="boolean" office:boolean-value="true" calcext:value-type="boolean">
            <text:p>VERDADERO</text:p>
          </table:table-cell>
          <table:table-cell table:formula="of:=AND([.J49]&lt;=[.D49];[.J49]&lt;=[.F49];[.J49]&lt;=[.H4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147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67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45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70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50]&lt;=[.F50];[.D50]&lt;=[.H50];[.D50]&lt;=[.J50])" office:value-type="boolean" office:boolean-value="true" calcext:value-type="boolean">
            <text:p>VERDADERO</text:p>
          </table:table-cell>
          <table:table-cell table:formula="of:=AND([.F50]&lt;=[.D50];[.F50]&lt;=[.H50];[.F50]&lt;=[.J50])" office:value-type="boolean" office:boolean-value="true" calcext:value-type="boolean">
            <text:p>VERDADERO</text:p>
          </table:table-cell>
          <table:table-cell table:formula="of:=AND([.H50]&lt;=[.D50];[.H50]&lt;=[.F50];[.H50]&lt;=[.J50])" office:value-type="boolean" office:boolean-value="true" calcext:value-type="boolean">
            <text:p>VERDADERO</text:p>
          </table:table-cell>
          <table:table-cell table:formula="of:=AND([.J50]&lt;=[.D50];[.J50]&lt;=[.F50];[.J50]&lt;=[.H5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9409.0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44002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49488.4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17607.7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D51]&lt;=[.F51];[.D51]&lt;=[.H51];[.D51]&lt;=[.J51])" office:value-type="boolean" office:boolean-value="true" calcext:value-type="boolean">
            <text:p>VERDADERO</text:p>
          </table:table-cell>
          <table:table-cell table:formula="of:=AND([.F51]&lt;=[.D51];[.F51]&lt;=[.H51];[.F51]&lt;=[.J51])" office:value-type="boolean" office:boolean-value="true" calcext:value-type="boolean">
            <text:p>VERDADERO</text:p>
          </table:table-cell>
          <table:table-cell table:formula="of:=AND([.H51]&lt;=[.D51];[.H51]&lt;=[.F51];[.H51]&lt;=[.J51])" office:value-type="boolean" office:boolean-value="true" calcext:value-type="boolean">
            <text:p>VERDADERO</text:p>
          </table:table-cell>
          <table:table-cell table:formula="of:=AND([.J51]&lt;=[.D51];[.J51]&lt;=[.F51];[.J51]&lt;=[.H5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4622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97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393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47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52]&lt;=[.F52];[.D52]&lt;=[.H52];[.D52]&lt;=[.J52])" office:value-type="boolean" office:boolean-value="true" calcext:value-type="boolean">
            <text:p>VERDADERO</text:p>
          </table:table-cell>
          <table:table-cell table:formula="of:=AND([.F52]&lt;=[.D52];[.F52]&lt;=[.H52];[.F52]&lt;=[.J52])" office:value-type="boolean" office:boolean-value="true" calcext:value-type="boolean">
            <text:p>VERDADERO</text:p>
          </table:table-cell>
          <table:table-cell table:formula="of:=AND([.H52]&lt;=[.D52];[.H52]&lt;=[.F52];[.H52]&lt;=[.J52])" office:value-type="boolean" office:boolean-value="true" calcext:value-type="boolean">
            <text:p>VERDADERO</text:p>
          </table:table-cell>
          <table:table-cell table:formula="of:=AND([.J52]&lt;=[.D52];[.J52]&lt;=[.F52];[.J52]&lt;=[.H5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266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9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93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834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53]&lt;=[.F53];[.D53]&lt;=[.H53];[.D53]&lt;=[.J53])" office:value-type="boolean" office:boolean-value="true" calcext:value-type="boolean">
            <text:p>VERDADERO</text:p>
          </table:table-cell>
          <table:table-cell table:formula="of:=AND([.F53]&lt;=[.D53];[.F53]&lt;=[.H53];[.F53]&lt;=[.J53])" office:value-type="boolean" office:boolean-value="true" calcext:value-type="boolean">
            <text:p>VERDADERO</text:p>
          </table:table-cell>
          <table:table-cell table:formula="of:=AND([.H53]&lt;=[.D53];[.H53]&lt;=[.F53];[.H53]&lt;=[.J53])" office:value-type="boolean" office:boolean-value="true" calcext:value-type="boolean">
            <text:p>VERDADERO</text:p>
          </table:table-cell>
          <table:table-cell table:formula="of:=AND([.J53]&lt;=[.D53];[.J53]&lt;=[.F53];[.J53]&lt;=[.H5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8677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416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8812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42310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54]&lt;=[.F54];[.D54]&lt;=[.H54];[.D54]&lt;=[.J54])" office:value-type="boolean" office:boolean-value="true" calcext:value-type="boolean">
            <text:p>VERDADERO</text:p>
          </table:table-cell>
          <table:table-cell table:formula="of:=AND([.F54]&lt;=[.D54];[.F54]&lt;=[.H54];[.F54]&lt;=[.J54])" office:value-type="boolean" office:boolean-value="true" calcext:value-type="boolean">
            <text:p>VERDADERO</text:p>
          </table:table-cell>
          <table:table-cell table:formula="of:=AND([.H54]&lt;=[.D54];[.H54]&lt;=[.F54];[.H54]&lt;=[.J54])" office:value-type="boolean" office:boolean-value="true" calcext:value-type="boolean">
            <text:p>VERDADERO</text:p>
          </table:table-cell>
          <table:table-cell table:formula="of:=AND([.J54]&lt;=[.D54];[.J54]&lt;=[.F54];[.J54]&lt;=[.H5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6329.8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8043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31645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2100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55]&lt;=[.F55];[.D55]&lt;=[.H55];[.D55]&lt;=[.J55])" office:value-type="boolean" office:boolean-value="true" calcext:value-type="boolean">
            <text:p>VERDADERO</text:p>
          </table:table-cell>
          <table:table-cell table:formula="of:=AND([.F55]&lt;=[.D55];[.F55]&lt;=[.H55];[.F55]&lt;=[.J55])" office:value-type="boolean" office:boolean-value="true" calcext:value-type="boolean">
            <text:p>VERDADERO</text:p>
          </table:table-cell>
          <table:table-cell table:formula="of:=AND([.H55]&lt;=[.D55];[.H55]&lt;=[.F55];[.H55]&lt;=[.J55])" office:value-type="boolean" office:boolean-value="true" calcext:value-type="boolean">
            <text:p>VERDADERO</text:p>
          </table:table-cell>
          <table:table-cell table:formula="of:=AND([.J55]&lt;=[.D55];[.J55]&lt;=[.F55];[.J55]&lt;=[.H5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3698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5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638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406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56]&lt;=[.F56];[.D56]&lt;=[.H56];[.D56]&lt;=[.J56])" office:value-type="boolean" office:boolean-value="true" calcext:value-type="boolean">
            <text:p>VERDADERO</text:p>
          </table:table-cell>
          <table:table-cell table:formula="of:=AND([.F56]&lt;=[.D56];[.F56]&lt;=[.H56];[.F56]&lt;=[.J56])" office:value-type="boolean" office:boolean-value="true" calcext:value-type="boolean">
            <text:p>VERDADERO</text:p>
          </table:table-cell>
          <table:table-cell table:formula="of:=AND([.H56]&lt;=[.D56];[.H56]&lt;=[.F56];[.H56]&lt;=[.J56])" office:value-type="boolean" office:boolean-value="true" calcext:value-type="boolean">
            <text:p>VERDADERO</text:p>
          </table:table-cell>
          <table:table-cell table:formula="of:=AND([.J56]&lt;=[.D56];[.J56]&lt;=[.F56];[.J56]&lt;=[.H5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5914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25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14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208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57]&lt;=[.F57];[.D57]&lt;=[.H57];[.D57]&lt;=[.J57])" office:value-type="boolean" office:boolean-value="true" calcext:value-type="boolean">
            <text:p>VERDADERO</text:p>
          </table:table-cell>
          <table:table-cell table:formula="of:=AND([.F57]&lt;=[.D57];[.F57]&lt;=[.H57];[.F57]&lt;=[.J57])" office:value-type="boolean" office:boolean-value="true" calcext:value-type="boolean">
            <text:p>VERDADERO</text:p>
          </table:table-cell>
          <table:table-cell table:formula="of:=AND([.H57]&lt;=[.D57];[.H57]&lt;=[.F57];[.H57]&lt;=[.J57])" office:value-type="boolean" office:boolean-value="true" calcext:value-type="boolean">
            <text:p>VERDADERO</text:p>
          </table:table-cell>
          <table:table-cell table:formula="of:=AND([.J57]&lt;=[.D57];[.J57]&lt;=[.F57];[.J57]&lt;=[.H5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42230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5616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0983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4593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D58]&lt;=[.F58];[.D58]&lt;=[.H58];[.D58]&lt;=[.J58])" office:value-type="boolean" office:boolean-value="true" calcext:value-type="boolean">
            <text:p>VERDADERO</text:p>
          </table:table-cell>
          <table:table-cell table:formula="of:=AND([.F58]&lt;=[.D58];[.F58]&lt;=[.H58];[.F58]&lt;=[.J58])" office:value-type="boolean" office:boolean-value="true" calcext:value-type="boolean">
            <text:p>VERDADERO</text:p>
          </table:table-cell>
          <table:table-cell table:formula="of:=AND([.H58]&lt;=[.D58];[.H58]&lt;=[.F58];[.H58]&lt;=[.J58])" office:value-type="boolean" office:boolean-value="true" calcext:value-type="boolean">
            <text:p>VERDADERO</text:p>
          </table:table-cell>
          <table:table-cell table:formula="of:=AND([.J58]&lt;=[.D58];[.J58]&lt;=[.F58];[.J58]&lt;=[.H5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405.31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0452.75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1925.06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1835.56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AND([.D59]&lt;=[.F59];[.D59]&lt;=[.H59];[.D59]&lt;=[.J59])" office:value-type="boolean" office:boolean-value="true" calcext:value-type="boolean">
            <text:p>VERDADERO</text:p>
          </table:table-cell>
          <table:table-cell table:formula="of:=AND([.F59]&lt;=[.D59];[.F59]&lt;=[.H59];[.F59]&lt;=[.J59])" office:value-type="boolean" office:boolean-value="true" calcext:value-type="boolean">
            <text:p>VERDADERO</text:p>
          </table:table-cell>
          <table:table-cell table:formula="of:=AND([.H59]&lt;=[.D59];[.H59]&lt;=[.F59];[.H59]&lt;=[.J59])" office:value-type="boolean" office:boolean-value="true" calcext:value-type="boolean">
            <text:p>VERDADERO</text:p>
          </table:table-cell>
          <table:table-cell table:formula="of:=AND([.J59]&lt;=[.D59];[.J59]&lt;=[.F59];[.J59]&lt;=[.H5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9970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699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5055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1400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60]&lt;=[.F60];[.D60]&lt;=[.H60];[.D60]&lt;=[.J60])" office:value-type="boolean" office:boolean-value="true" calcext:value-type="boolean">
            <text:p>VERDADERO</text:p>
          </table:table-cell>
          <table:table-cell table:formula="of:=AND([.F60]&lt;=[.D60];[.F60]&lt;=[.H60];[.F60]&lt;=[.J60])" office:value-type="boolean" office:boolean-value="true" calcext:value-type="boolean">
            <text:p>VERDADERO</text:p>
          </table:table-cell>
          <table:table-cell table:formula="of:=AND([.H60]&lt;=[.D60];[.H60]&lt;=[.F60];[.H60]&lt;=[.J60])" office:value-type="boolean" office:boolean-value="true" calcext:value-type="boolean">
            <text:p>VERDADERO</text:p>
          </table:table-cell>
          <table:table-cell table:formula="of:=AND([.J60]&lt;=[.D60];[.J60]&lt;=[.F60];[.J60]&lt;=[.H6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183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2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68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89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61]&lt;=[.F61];[.D61]&lt;=[.H61];[.D61]&lt;=[.J61])" office:value-type="boolean" office:boolean-value="true" calcext:value-type="boolean">
            <text:p>VERDADERO</text:p>
          </table:table-cell>
          <table:table-cell table:formula="of:=AND([.F61]&lt;=[.D61];[.F61]&lt;=[.H61];[.F61]&lt;=[.J61])" office:value-type="boolean" office:boolean-value="true" calcext:value-type="boolean">
            <text:p>VERDADERO</text:p>
          </table:table-cell>
          <table:table-cell table:formula="of:=AND([.H61]&lt;=[.D61];[.H61]&lt;=[.F61];[.H61]&lt;=[.J61])" office:value-type="boolean" office:boolean-value="true" calcext:value-type="boolean">
            <text:p>VERDADERO</text:p>
          </table:table-cell>
          <table:table-cell table:formula="of:=AND([.J61]&lt;=[.D61];[.J61]&lt;=[.F61];[.J61]&lt;=[.H6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39861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898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8146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6747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62]&lt;=[.F62];[.D62]&lt;=[.H62];[.D62]&lt;=[.J62])" office:value-type="boolean" office:boolean-value="true" calcext:value-type="boolean">
            <text:p>VERDADERO</text:p>
          </table:table-cell>
          <table:table-cell table:formula="of:=AND([.F62]&lt;=[.D62];[.F62]&lt;=[.H62];[.F62]&lt;=[.J62])" office:value-type="boolean" office:boolean-value="true" calcext:value-type="boolean">
            <text:p>VERDADERO</text:p>
          </table:table-cell>
          <table:table-cell table:formula="of:=AND([.H62]&lt;=[.D62];[.H62]&lt;=[.F62];[.H62]&lt;=[.J62])" office:value-type="boolean" office:boolean-value="true" calcext:value-type="boolean">
            <text:p>VERDADERO</text:p>
          </table:table-cell>
          <table:table-cell table:formula="of:=AND([.J62]&lt;=[.D62];[.J62]&lt;=[.F62];[.J62]&lt;=[.H6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4395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3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84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790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63]&lt;=[.F63];[.D63]&lt;=[.H63];[.D63]&lt;=[.J63])" office:value-type="boolean" office:boolean-value="true" calcext:value-type="boolean">
            <text:p>VERDADERO</text:p>
          </table:table-cell>
          <table:table-cell table:formula="of:=AND([.F63]&lt;=[.D63];[.F63]&lt;=[.H63];[.F63]&lt;=[.J63])" office:value-type="boolean" office:boolean-value="true" calcext:value-type="boolean">
            <text:p>VERDADERO</text:p>
          </table:table-cell>
          <table:table-cell table:formula="of:=AND([.H63]&lt;=[.D63];[.H63]&lt;=[.F63];[.H63]&lt;=[.J63])" office:value-type="boolean" office:boolean-value="true" calcext:value-type="boolean">
            <text:p>VERDADERO</text:p>
          </table:table-cell>
          <table:table-cell table:formula="of:=AND([.J63]&lt;=[.D63];[.J63]&lt;=[.F63];[.J63]&lt;=[.H6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39816.6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2131.1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0440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7343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D64]&lt;=[.F64];[.D64]&lt;=[.H64];[.D64]&lt;=[.J64])" office:value-type="boolean" office:boolean-value="true" calcext:value-type="boolean">
            <text:p>VERDADERO</text:p>
          </table:table-cell>
          <table:table-cell table:formula="of:=AND([.F64]&lt;=[.D64];[.F64]&lt;=[.H64];[.F64]&lt;=[.J64])" office:value-type="boolean" office:boolean-value="true" calcext:value-type="boolean">
            <text:p>VERDADERO</text:p>
          </table:table-cell>
          <table:table-cell table:formula="of:=AND([.H64]&lt;=[.D64];[.H64]&lt;=[.F64];[.H64]&lt;=[.J64])" office:value-type="boolean" office:boolean-value="true" calcext:value-type="boolean">
            <text:p>VERDADERO</text:p>
          </table:table-cell>
          <table:table-cell table:formula="of:=AND([.J64]&lt;=[.D64];[.J64]&lt;=[.F64];[.J64]&lt;=[.H6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406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76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38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0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65]&lt;=[.F65];[.D65]&lt;=[.H65];[.D65]&lt;=[.J65])" office:value-type="boolean" office:boolean-value="true" calcext:value-type="boolean">
            <text:p>VERDADERO</text:p>
          </table:table-cell>
          <table:table-cell table:formula="of:=AND([.F65]&lt;=[.D65];[.F65]&lt;=[.H65];[.F65]&lt;=[.J65])" office:value-type="boolean" office:boolean-value="true" calcext:value-type="boolean">
            <text:p>VERDADERO</text:p>
          </table:table-cell>
          <table:table-cell table:formula="of:=AND([.H65]&lt;=[.D65];[.H65]&lt;=[.F65];[.H65]&lt;=[.J65])" office:value-type="boolean" office:boolean-value="true" calcext:value-type="boolean">
            <text:p>VERDADERO</text:p>
          </table:table-cell>
          <table:table-cell table:formula="of:=AND([.J65]&lt;=[.D65];[.J65]&lt;=[.F65];[.J65]&lt;=[.H6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3820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97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907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619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66]&lt;=[.F66];[.D66]&lt;=[.H66];[.D66]&lt;=[.J66])" office:value-type="boolean" office:boolean-value="true" calcext:value-type="boolean">
            <text:p>VERDADERO</text:p>
          </table:table-cell>
          <table:table-cell table:formula="of:=AND([.F66]&lt;=[.D66];[.F66]&lt;=[.H66];[.F66]&lt;=[.J66])" office:value-type="boolean" office:boolean-value="true" calcext:value-type="boolean">
            <text:p>VERDADERO</text:p>
          </table:table-cell>
          <table:table-cell table:formula="of:=AND([.H66]&lt;=[.D66];[.H66]&lt;=[.F66];[.H66]&lt;=[.J66])" office:value-type="boolean" office:boolean-value="true" calcext:value-type="boolean">
            <text:p>VERDADERO</text:p>
          </table:table-cell>
          <table:table-cell table:formula="of:=AND([.J66]&lt;=[.D66];[.J66]&lt;=[.F66];[.J66]&lt;=[.H6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36302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764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3937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3555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67]&lt;=[.F67];[.D67]&lt;=[.H67];[.D67]&lt;=[.J67])" office:value-type="boolean" office:boolean-value="true" calcext:value-type="boolean">
            <text:p>VERDADERO</text:p>
          </table:table-cell>
          <table:table-cell table:formula="of:=AND([.F67]&lt;=[.D67];[.F67]&lt;=[.H67];[.F67]&lt;=[.J67])" office:value-type="boolean" office:boolean-value="true" calcext:value-type="boolean">
            <text:p>VERDADERO</text:p>
          </table:table-cell>
          <table:table-cell table:formula="of:=AND([.H67]&lt;=[.D67];[.H67]&lt;=[.F67];[.H67]&lt;=[.J67])" office:value-type="boolean" office:boolean-value="true" calcext:value-type="boolean">
            <text:p>VERDADERO</text:p>
          </table:table-cell>
          <table:table-cell table:formula="of:=AND([.J67]&lt;=[.D67];[.J67]&lt;=[.F67];[.J67]&lt;=[.H6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34753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54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1159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2332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68]&lt;=[.F68];[.D68]&lt;=[.H68];[.D68]&lt;=[.J68])" office:value-type="boolean" office:boolean-value="true" calcext:value-type="boolean">
            <text:p>VERDADERO</text:p>
          </table:table-cell>
          <table:table-cell table:formula="of:=AND([.F68]&lt;=[.D68];[.F68]&lt;=[.H68];[.F68]&lt;=[.J68])" office:value-type="boolean" office:boolean-value="true" calcext:value-type="boolean">
            <text:p>VERDADERO</text:p>
          </table:table-cell>
          <table:table-cell table:formula="of:=AND([.H68]&lt;=[.D68];[.H68]&lt;=[.F68];[.H68]&lt;=[.J68])" office:value-type="boolean" office:boolean-value="true" calcext:value-type="boolean">
            <text:p>VERDADERO</text:p>
          </table:table-cell>
          <table:table-cell table:formula="of:=AND([.J68]&lt;=[.D68];[.J68]&lt;=[.F68];[.J68]&lt;=[.H6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342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14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291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234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69]&lt;=[.F69];[.D69]&lt;=[.H69];[.D69]&lt;=[.J69])" office:value-type="boolean" office:boolean-value="true" calcext:value-type="boolean">
            <text:p>VERDADERO</text:p>
          </table:table-cell>
          <table:table-cell table:formula="of:=AND([.F69]&lt;=[.D69];[.F69]&lt;=[.H69];[.F69]&lt;=[.J69])" office:value-type="boolean" office:boolean-value="true" calcext:value-type="boolean">
            <text:p>VERDADERO</text:p>
          </table:table-cell>
          <table:table-cell table:formula="of:=AND([.H69]&lt;=[.D69];[.H69]&lt;=[.F69];[.H69]&lt;=[.J69])" office:value-type="boolean" office:boolean-value="true" calcext:value-type="boolean">
            <text:p>VERDADERO</text:p>
          </table:table-cell>
          <table:table-cell table:formula="of:=AND([.J69]&lt;=[.D69];[.J69]&lt;=[.F69];[.J69]&lt;=[.H6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12255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576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133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609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70]&lt;=[.F70];[.D70]&lt;=[.H70];[.D70]&lt;=[.J70])" office:value-type="boolean" office:boolean-value="true" calcext:value-type="boolean">
            <text:p>VERDADERO</text:p>
          </table:table-cell>
          <table:table-cell table:formula="of:=AND([.F70]&lt;=[.D70];[.F70]&lt;=[.H70];[.F70]&lt;=[.J70])" office:value-type="boolean" office:boolean-value="true" calcext:value-type="boolean">
            <text:p>VERDADERO</text:p>
          </table:table-cell>
          <table:table-cell table:formula="of:=AND([.H70]&lt;=[.D70];[.H70]&lt;=[.F70];[.H70]&lt;=[.J70])" office:value-type="boolean" office:boolean-value="true" calcext:value-type="boolean">
            <text:p>VERDADERO</text:p>
          </table:table-cell>
          <table:table-cell table:formula="of:=AND([.J70]&lt;=[.D70];[.J70]&lt;=[.F70];[.J70]&lt;=[.H7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0793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319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08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6459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71]&lt;=[.F71];[.D71]&lt;=[.H71];[.D71]&lt;=[.J71])" office:value-type="boolean" office:boolean-value="true" calcext:value-type="boolean">
            <text:p>VERDADERO</text:p>
          </table:table-cell>
          <table:table-cell table:formula="of:=AND([.F71]&lt;=[.D71];[.F71]&lt;=[.H71];[.F71]&lt;=[.J71])" office:value-type="boolean" office:boolean-value="true" calcext:value-type="boolean">
            <text:p>VERDADERO</text:p>
          </table:table-cell>
          <table:table-cell table:formula="of:=AND([.H71]&lt;=[.D71];[.H71]&lt;=[.F71];[.H71]&lt;=[.J71])" office:value-type="boolean" office:boolean-value="true" calcext:value-type="boolean">
            <text:p>VERDADERO</text:p>
          </table:table-cell>
          <table:table-cell table:formula="of:=AND([.J71]&lt;=[.D71];[.J71]&lt;=[.F71];[.J71]&lt;=[.H7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486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72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953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29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72]&lt;=[.F72];[.D72]&lt;=[.H72];[.D72]&lt;=[.J72])" office:value-type="boolean" office:boolean-value="true" calcext:value-type="boolean">
            <text:p>VERDADERO</text:p>
          </table:table-cell>
          <table:table-cell table:formula="of:=AND([.F72]&lt;=[.D72];[.F72]&lt;=[.H72];[.F72]&lt;=[.J72])" office:value-type="boolean" office:boolean-value="true" calcext:value-type="boolean">
            <text:p>VERDADERO</text:p>
          </table:table-cell>
          <table:table-cell table:formula="of:=AND([.H72]&lt;=[.D72];[.H72]&lt;=[.F72];[.H72]&lt;=[.J72])" office:value-type="boolean" office:boolean-value="true" calcext:value-type="boolean">
            <text:p>VERDADERO</text:p>
          </table:table-cell>
          <table:table-cell table:formula="of:=AND([.J72]&lt;=[.D72];[.J72]&lt;=[.F72];[.J72]&lt;=[.H7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65947.6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7657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31304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54517.6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D73]&lt;=[.F73];[.D73]&lt;=[.H73];[.D73]&lt;=[.J73])" office:value-type="boolean" office:boolean-value="true" calcext:value-type="boolean">
            <text:p>VERDADERO</text:p>
          </table:table-cell>
          <table:table-cell table:formula="of:=AND([.F73]&lt;=[.D73];[.F73]&lt;=[.H73];[.F73]&lt;=[.J73])" office:value-type="boolean" office:boolean-value="true" calcext:value-type="boolean">
            <text:p>VERDADERO</text:p>
          </table:table-cell>
          <table:table-cell table:formula="of:=AND([.H73]&lt;=[.D73];[.H73]&lt;=[.F73];[.H73]&lt;=[.J73])" office:value-type="boolean" office:boolean-value="true" calcext:value-type="boolean">
            <text:p>VERDADERO</text:p>
          </table:table-cell>
          <table:table-cell table:formula="of:=AND([.J73]&lt;=[.D73];[.J73]&lt;=[.F73];[.J73]&lt;=[.H7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45042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6515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2715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4201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74]&lt;=[.F74];[.D74]&lt;=[.H74];[.D74]&lt;=[.J74])" office:value-type="boolean" office:boolean-value="true" calcext:value-type="boolean">
            <text:p>VERDADERO</text:p>
          </table:table-cell>
          <table:table-cell table:formula="of:=AND([.F74]&lt;=[.D74];[.F74]&lt;=[.H74];[.F74]&lt;=[.J74])" office:value-type="boolean" office:boolean-value="true" calcext:value-type="boolean">
            <text:p>VERDADERO</text:p>
          </table:table-cell>
          <table:table-cell table:formula="of:=AND([.H74]&lt;=[.D74];[.H74]&lt;=[.F74];[.H74]&lt;=[.J74])" office:value-type="boolean" office:boolean-value="true" calcext:value-type="boolean">
            <text:p>VERDADERO</text:p>
          </table:table-cell>
          <table:table-cell table:formula="of:=AND([.J74]&lt;=[.D74];[.J74]&lt;=[.F74];[.J74]&lt;=[.H7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49371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980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2959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2320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75]&lt;=[.F75];[.D75]&lt;=[.H75];[.D75]&lt;=[.J75])" office:value-type="boolean" office:boolean-value="true" calcext:value-type="boolean">
            <text:p>VERDADERO</text:p>
          </table:table-cell>
          <table:table-cell table:formula="of:=AND([.F75]&lt;=[.D75];[.F75]&lt;=[.H75];[.F75]&lt;=[.J75])" office:value-type="boolean" office:boolean-value="true" calcext:value-type="boolean">
            <text:p>VERDADERO</text:p>
          </table:table-cell>
          <table:table-cell table:formula="of:=AND([.H75]&lt;=[.D75];[.H75]&lt;=[.F75];[.H75]&lt;=[.J75])" office:value-type="boolean" office:boolean-value="true" calcext:value-type="boolean">
            <text:p>VERDADERO</text:p>
          </table:table-cell>
          <table:table-cell table:formula="of:=AND([.J75]&lt;=[.D75];[.J75]&lt;=[.F75];[.J75]&lt;=[.H7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48149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230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4160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0859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76]&lt;=[.F76];[.D76]&lt;=[.H76];[.D76]&lt;=[.J76])" office:value-type="boolean" office:boolean-value="true" calcext:value-type="boolean">
            <text:p>VERDADERO</text:p>
          </table:table-cell>
          <table:table-cell table:formula="of:=AND([.F76]&lt;=[.D76];[.F76]&lt;=[.H76];[.F76]&lt;=[.J76])" office:value-type="boolean" office:boolean-value="true" calcext:value-type="boolean">
            <text:p>VERDADERO</text:p>
          </table:table-cell>
          <table:table-cell table:formula="of:=AND([.H76]&lt;=[.D76];[.H76]&lt;=[.F76];[.H76]&lt;=[.J76])" office:value-type="boolean" office:boolean-value="true" calcext:value-type="boolean">
            <text:p>VERDADERO</text:p>
          </table:table-cell>
          <table:table-cell table:formula="of:=AND([.J76]&lt;=[.D76];[.J76]&lt;=[.F76];[.J76]&lt;=[.H7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56762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6552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80905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82831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D77]&lt;=[.F77];[.D77]&lt;=[.H77];[.D77]&lt;=[.J77])" office:value-type="boolean" office:boolean-value="true" calcext:value-type="boolean">
            <text:p>VERDADERO</text:p>
          </table:table-cell>
          <table:table-cell table:formula="of:=AND([.F77]&lt;=[.D77];[.F77]&lt;=[.H77];[.F77]&lt;=[.J77])" office:value-type="boolean" office:boolean-value="true" calcext:value-type="boolean">
            <text:p>VERDADERO</text:p>
          </table:table-cell>
          <table:table-cell table:formula="of:=AND([.H77]&lt;=[.D77];[.H77]&lt;=[.F77];[.H77]&lt;=[.J77])" office:value-type="boolean" office:boolean-value="true" calcext:value-type="boolean">
            <text:p>VERDADERO</text:p>
          </table:table-cell>
          <table:table-cell table:formula="of:=AND([.J77]&lt;=[.D77];[.J77]&lt;=[.F77];[.J77]&lt;=[.H7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6276.1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4973.37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29018.5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28557.81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AND([.D78]&lt;=[.F78];[.D78]&lt;=[.H78];[.D78]&lt;=[.J78])" office:value-type="boolean" office:boolean-value="true" calcext:value-type="boolean">
            <text:p>VERDADERO</text:p>
          </table:table-cell>
          <table:table-cell table:formula="of:=AND([.F78]&lt;=[.D78];[.F78]&lt;=[.H78];[.F78]&lt;=[.J78])" office:value-type="boolean" office:boolean-value="true" calcext:value-type="boolean">
            <text:p>VERDADERO</text:p>
          </table:table-cell>
          <table:table-cell table:formula="of:=AND([.H78]&lt;=[.D78];[.H78]&lt;=[.F78];[.H78]&lt;=[.J78])" office:value-type="boolean" office:boolean-value="true" calcext:value-type="boolean">
            <text:p>VERDADERO</text:p>
          </table:table-cell>
          <table:table-cell table:formula="of:=AND([.J78]&lt;=[.D78];[.J78]&lt;=[.F78];[.J78]&lt;=[.H7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12952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861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0741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4617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79]&lt;=[.F79];[.D79]&lt;=[.H79];[.D79]&lt;=[.J79])" office:value-type="boolean" office:boolean-value="true" calcext:value-type="boolean">
            <text:p>VERDADERO</text:p>
          </table:table-cell>
          <table:table-cell table:formula="of:=AND([.F79]&lt;=[.D79];[.F79]&lt;=[.H79];[.F79]&lt;=[.J79])" office:value-type="boolean" office:boolean-value="true" calcext:value-type="boolean">
            <text:p>VERDADERO</text:p>
          </table:table-cell>
          <table:table-cell table:formula="of:=AND([.H79]&lt;=[.D79];[.H79]&lt;=[.F79];[.H79]&lt;=[.J79])" office:value-type="boolean" office:boolean-value="true" calcext:value-type="boolean">
            <text:p>VERDADERO</text:p>
          </table:table-cell>
          <table:table-cell table:formula="of:=AND([.J79]&lt;=[.D79];[.J79]&lt;=[.F79];[.J79]&lt;=[.H7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21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03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693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280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80]&lt;=[.F80];[.D80]&lt;=[.H80];[.D80]&lt;=[.J80])" office:value-type="boolean" office:boolean-value="true" calcext:value-type="boolean">
            <text:p>VERDADERO</text:p>
          </table:table-cell>
          <table:table-cell table:formula="of:=AND([.F80]&lt;=[.D80];[.F80]&lt;=[.H80];[.F80]&lt;=[.J80])" office:value-type="boolean" office:boolean-value="true" calcext:value-type="boolean">
            <text:p>VERDADERO</text:p>
          </table:table-cell>
          <table:table-cell table:formula="of:=AND([.H80]&lt;=[.D80];[.H80]&lt;=[.F80];[.H80]&lt;=[.J80])" office:value-type="boolean" office:boolean-value="true" calcext:value-type="boolean">
            <text:p>VERDADERO</text:p>
          </table:table-cell>
          <table:table-cell table:formula="of:=AND([.J80]&lt;=[.D80];[.J80]&lt;=[.F80];[.J80]&lt;=[.H8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55005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4664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2508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19032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81]&lt;=[.F81];[.D81]&lt;=[.H81];[.D81]&lt;=[.J81])" office:value-type="boolean" office:boolean-value="true" calcext:value-type="boolean">
            <text:p>VERDADERO</text:p>
          </table:table-cell>
          <table:table-cell table:formula="of:=AND([.F81]&lt;=[.D81];[.F81]&lt;=[.H81];[.F81]&lt;=[.J81])" office:value-type="boolean" office:boolean-value="true" calcext:value-type="boolean">
            <text:p>VERDADERO</text:p>
          </table:table-cell>
          <table:table-cell table:formula="of:=AND([.H81]&lt;=[.D81];[.H81]&lt;=[.F81];[.H81]&lt;=[.J81])" office:value-type="boolean" office:boolean-value="true" calcext:value-type="boolean">
            <text:p>VERDADERO</text:p>
          </table:table-cell>
          <table:table-cell table:formula="of:=AND([.J81]&lt;=[.D81];[.J81]&lt;=[.F81];[.J81]&lt;=[.H8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91955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050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43574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91312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D82]&lt;=[.F82];[.D82]&lt;=[.H82];[.D82]&lt;=[.J82])" office:value-type="boolean" office:boolean-value="true" calcext:value-type="boolean">
            <text:p>VERDADERO</text:p>
          </table:table-cell>
          <table:table-cell table:formula="of:=AND([.F82]&lt;=[.D82];[.F82]&lt;=[.H82];[.F82]&lt;=[.J82])" office:value-type="boolean" office:boolean-value="true" calcext:value-type="boolean">
            <text:p>VERDADERO</text:p>
          </table:table-cell>
          <table:table-cell table:formula="of:=AND([.H82]&lt;=[.D82];[.H82]&lt;=[.F82];[.H82]&lt;=[.J82])" office:value-type="boolean" office:boolean-value="true" calcext:value-type="boolean">
            <text:p>VERDADERO</text:p>
          </table:table-cell>
          <table:table-cell table:formula="of:=AND([.J82]&lt;=[.D82];[.J82]&lt;=[.F82];[.J82]&lt;=[.H8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35435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036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6534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8702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83]&lt;=[.F83];[.D83]&lt;=[.H83];[.D83]&lt;=[.J83])" office:value-type="boolean" office:boolean-value="true" calcext:value-type="boolean">
            <text:p>VERDADERO</text:p>
          </table:table-cell>
          <table:table-cell table:formula="of:=AND([.F83]&lt;=[.D83];[.F83]&lt;=[.H83];[.F83]&lt;=[.J83])" office:value-type="boolean" office:boolean-value="true" calcext:value-type="boolean">
            <text:p>VERDADERO</text:p>
          </table:table-cell>
          <table:table-cell table:formula="of:=AND([.H83]&lt;=[.D83];[.H83]&lt;=[.F83];[.H83]&lt;=[.J83])" office:value-type="boolean" office:boolean-value="true" calcext:value-type="boolean">
            <text:p>VERDADERO</text:p>
          </table:table-cell>
          <table:table-cell table:formula="of:=AND([.J83]&lt;=[.D83];[.J83]&lt;=[.F83];[.J83]&lt;=[.H8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7512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09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48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6963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84]&lt;=[.F84];[.D84]&lt;=[.H84];[.D84]&lt;=[.J84])" office:value-type="boolean" office:boolean-value="true" calcext:value-type="boolean">
            <text:p>VERDADERO</text:p>
          </table:table-cell>
          <table:table-cell table:formula="of:=AND([.F84]&lt;=[.D84];[.F84]&lt;=[.H84];[.F84]&lt;=[.J84])" office:value-type="boolean" office:boolean-value="true" calcext:value-type="boolean">
            <text:p>VERDADERO</text:p>
          </table:table-cell>
          <table:table-cell table:formula="of:=AND([.H84]&lt;=[.D84];[.H84]&lt;=[.F84];[.H84]&lt;=[.J84])" office:value-type="boolean" office:boolean-value="true" calcext:value-type="boolean">
            <text:p>VERDADERO</text:p>
          </table:table-cell>
          <table:table-cell table:formula="of:=AND([.J84]&lt;=[.D84];[.J84]&lt;=[.F84];[.J84]&lt;=[.H8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19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2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68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417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85]&lt;=[.F85];[.D85]&lt;=[.H85];[.D85]&lt;=[.J85])" office:value-type="boolean" office:boolean-value="true" calcext:value-type="boolean">
            <text:p>VERDADERO</text:p>
          </table:table-cell>
          <table:table-cell table:formula="of:=AND([.F85]&lt;=[.D85];[.F85]&lt;=[.H85];[.F85]&lt;=[.J85])" office:value-type="boolean" office:boolean-value="true" calcext:value-type="boolean">
            <text:p>VERDADERO</text:p>
          </table:table-cell>
          <table:table-cell table:formula="of:=AND([.H85]&lt;=[.D85];[.H85]&lt;=[.F85];[.H85]&lt;=[.J85])" office:value-type="boolean" office:boolean-value="true" calcext:value-type="boolean">
            <text:p>VERDADERO</text:p>
          </table:table-cell>
          <table:table-cell table:formula="of:=AND([.J85]&lt;=[.D85];[.J85]&lt;=[.F85];[.J85]&lt;=[.H8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67838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6530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7833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762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86]&lt;=[.F86];[.D86]&lt;=[.H86];[.D86]&lt;=[.J86])" office:value-type="boolean" office:boolean-value="true" calcext:value-type="boolean">
            <text:p>VERDADERO</text:p>
          </table:table-cell>
          <table:table-cell table:formula="of:=AND([.F86]&lt;=[.D86];[.F86]&lt;=[.H86];[.F86]&lt;=[.J86])" office:value-type="boolean" office:boolean-value="true" calcext:value-type="boolean">
            <text:p>VERDADERO</text:p>
          </table:table-cell>
          <table:table-cell table:formula="of:=AND([.H86]&lt;=[.D86];[.H86]&lt;=[.F86];[.H86]&lt;=[.J86])" office:value-type="boolean" office:boolean-value="true" calcext:value-type="boolean">
            <text:p>VERDADERO</text:p>
          </table:table-cell>
          <table:table-cell table:formula="of:=AND([.J86]&lt;=[.D86];[.J86]&lt;=[.F86];[.J86]&lt;=[.H8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64020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7761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9415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4457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87]&lt;=[.F87];[.D87]&lt;=[.H87];[.D87]&lt;=[.J87])" office:value-type="boolean" office:boolean-value="true" calcext:value-type="boolean">
            <text:p>VERDADERO</text:p>
          </table:table-cell>
          <table:table-cell table:formula="of:=AND([.F87]&lt;=[.D87];[.F87]&lt;=[.H87];[.F87]&lt;=[.J87])" office:value-type="boolean" office:boolean-value="true" calcext:value-type="boolean">
            <text:p>VERDADERO</text:p>
          </table:table-cell>
          <table:table-cell table:formula="of:=AND([.H87]&lt;=[.D87];[.H87]&lt;=[.F87];[.H87]&lt;=[.J87])" office:value-type="boolean" office:boolean-value="true" calcext:value-type="boolean">
            <text:p>VERDADERO</text:p>
          </table:table-cell>
          <table:table-cell table:formula="of:=AND([.J87]&lt;=[.D87];[.J87]&lt;=[.F87];[.J87]&lt;=[.H8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67475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216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1066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4840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88]&lt;=[.F88];[.D88]&lt;=[.H88];[.D88]&lt;=[.J88])" office:value-type="boolean" office:boolean-value="true" calcext:value-type="boolean">
            <text:p>VERDADERO</text:p>
          </table:table-cell>
          <table:table-cell table:formula="of:=AND([.F88]&lt;=[.D88];[.F88]&lt;=[.H88];[.F88]&lt;=[.J88])" office:value-type="boolean" office:boolean-value="true" calcext:value-type="boolean">
            <text:p>VERDADERO</text:p>
          </table:table-cell>
          <table:table-cell table:formula="of:=AND([.H88]&lt;=[.D88];[.H88]&lt;=[.F88];[.H88]&lt;=[.J88])" office:value-type="boolean" office:boolean-value="true" calcext:value-type="boolean">
            <text:p>VERDADERO</text:p>
          </table:table-cell>
          <table:table-cell table:formula="of:=AND([.J88]&lt;=[.D88];[.J88]&lt;=[.F88];[.J88]&lt;=[.H8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64767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6874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5205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35374.3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D89]&lt;=[.F89];[.D89]&lt;=[.H89];[.D89]&lt;=[.J89])" office:value-type="boolean" office:boolean-value="true" calcext:value-type="boolean">
            <text:p>VERDADERO</text:p>
          </table:table-cell>
          <table:table-cell table:formula="of:=AND([.F89]&lt;=[.D89];[.F89]&lt;=[.H89];[.F89]&lt;=[.J89])" office:value-type="boolean" office:boolean-value="true" calcext:value-type="boolean">
            <text:p>VERDADERO</text:p>
          </table:table-cell>
          <table:table-cell table:formula="of:=AND([.H89]&lt;=[.D89];[.H89]&lt;=[.F89];[.H89]&lt;=[.J89])" office:value-type="boolean" office:boolean-value="true" calcext:value-type="boolean">
            <text:p>VERDADERO</text:p>
          </table:table-cell>
          <table:table-cell table:formula="of:=AND([.J89]&lt;=[.D89];[.J89]&lt;=[.F89];[.J89]&lt;=[.H8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8477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646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420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979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90]&lt;=[.F90];[.D90]&lt;=[.H90];[.D90]&lt;=[.J90])" office:value-type="boolean" office:boolean-value="true" calcext:value-type="boolean">
            <text:p>VERDADERO</text:p>
          </table:table-cell>
          <table:table-cell table:formula="of:=AND([.F90]&lt;=[.D90];[.F90]&lt;=[.H90];[.F90]&lt;=[.J90])" office:value-type="boolean" office:boolean-value="true" calcext:value-type="boolean">
            <text:p>VERDADERO</text:p>
          </table:table-cell>
          <table:table-cell table:formula="of:=AND([.H90]&lt;=[.D90];[.H90]&lt;=[.F90];[.H90]&lt;=[.J90])" office:value-type="boolean" office:boolean-value="true" calcext:value-type="boolean">
            <text:p>VERDADERO</text:p>
          </table:table-cell>
          <table:table-cell table:formula="of:=AND([.J90]&lt;=[.D90];[.J90]&lt;=[.F90];[.J90]&lt;=[.H9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820.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60042.437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04458.375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99947.375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formula="of:=AND([.D91]&lt;=[.F91];[.D91]&lt;=[.H91];[.D91]&lt;=[.J91])" office:value-type="boolean" office:boolean-value="true" calcext:value-type="boolean">
            <text:p>VERDADERO</text:p>
          </table:table-cell>
          <table:table-cell table:formula="of:=AND([.F91]&lt;=[.D91];[.F91]&lt;=[.H91];[.F91]&lt;=[.J91])" office:value-type="boolean" office:boolean-value="true" calcext:value-type="boolean">
            <text:p>VERDADERO</text:p>
          </table:table-cell>
          <table:table-cell table:formula="of:=AND([.H91]&lt;=[.D91];[.H91]&lt;=[.F91];[.H91]&lt;=[.J91])" office:value-type="boolean" office:boolean-value="true" calcext:value-type="boolean">
            <text:p>VERDADERO</text:p>
          </table:table-cell>
          <table:table-cell table:formula="of:=AND([.J91]&lt;=[.D91];[.J91]&lt;=[.F91];[.J91]&lt;=[.H9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32890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398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312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3625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92]&lt;=[.F92];[.D92]&lt;=[.H92];[.D92]&lt;=[.J92])" office:value-type="boolean" office:boolean-value="true" calcext:value-type="boolean">
            <text:p>VERDADERO</text:p>
          </table:table-cell>
          <table:table-cell table:formula="of:=AND([.F92]&lt;=[.D92];[.F92]&lt;=[.H92];[.F92]&lt;=[.J92])" office:value-type="boolean" office:boolean-value="true" calcext:value-type="boolean">
            <text:p>VERDADERO</text:p>
          </table:table-cell>
          <table:table-cell table:formula="of:=AND([.H92]&lt;=[.D92];[.H92]&lt;=[.F92];[.H92]&lt;=[.J92])" office:value-type="boolean" office:boolean-value="true" calcext:value-type="boolean">
            <text:p>VERDADERO</text:p>
          </table:table-cell>
          <table:table-cell table:formula="of:=AND([.J92]&lt;=[.D92];[.J92]&lt;=[.F92];[.J92]&lt;=[.H9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95440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7352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0636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50017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93]&lt;=[.F93];[.D93]&lt;=[.H93];[.D93]&lt;=[.J93])" office:value-type="boolean" office:boolean-value="false" calcext:value-type="boolean">
            <text:p>FALSO</text:p>
          </table:table-cell>
          <table:table-cell table:formula="of:=AND([.F93]&lt;=[.D93];[.F93]&lt;=[.H93];[.F93]&lt;=[.J93])" office:value-type="boolean" office:boolean-value="true" calcext:value-type="boolean">
            <text:p>VERDADERO</text:p>
          </table:table-cell>
          <table:table-cell table:formula="of:=AND([.H93]&lt;=[.D93];[.H93]&lt;=[.F93];[.H93]&lt;=[.J93])" office:value-type="boolean" office:boolean-value="true" calcext:value-type="boolean">
            <text:p>VERDADERO</text:p>
          </table:table-cell>
          <table:table-cell table:formula="of:=AND([.J93]&lt;=[.D93];[.J93]&lt;=[.F93];[.J93]&lt;=[.H9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49069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67903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25038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08011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94]&lt;=[.F94];[.D94]&lt;=[.H94];[.D94]&lt;=[.J94])" office:value-type="boolean" office:boolean-value="true" calcext:value-type="boolean">
            <text:p>VERDADERO</text:p>
          </table:table-cell>
          <table:table-cell table:formula="of:=AND([.F94]&lt;=[.D94];[.F94]&lt;=[.H94];[.F94]&lt;=[.J94])" office:value-type="boolean" office:boolean-value="true" calcext:value-type="boolean">
            <text:p>VERDADERO</text:p>
          </table:table-cell>
          <table:table-cell table:formula="of:=AND([.H94]&lt;=[.D94];[.H94]&lt;=[.F94];[.H94]&lt;=[.J94])" office:value-type="boolean" office:boolean-value="true" calcext:value-type="boolean">
            <text:p>VERDADERO</text:p>
          </table:table-cell>
          <table:table-cell table:formula="of:=AND([.J94]&lt;=[.D94];[.J94]&lt;=[.F94];[.J94]&lt;=[.H9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64262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91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7549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7289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95]&lt;=[.F95];[.D95]&lt;=[.H95];[.D95]&lt;=[.J95])" office:value-type="boolean" office:boolean-value="true" calcext:value-type="boolean">
            <text:p>VERDADERO</text:p>
          </table:table-cell>
          <table:table-cell table:formula="of:=AND([.F95]&lt;=[.D95];[.F95]&lt;=[.H95];[.F95]&lt;=[.J95])" office:value-type="boolean" office:boolean-value="true" calcext:value-type="boolean">
            <text:p>VERDADERO</text:p>
          </table:table-cell>
          <table:table-cell table:formula="of:=AND([.H95]&lt;=[.D95];[.H95]&lt;=[.F95];[.H95]&lt;=[.J95])" office:value-type="boolean" office:boolean-value="true" calcext:value-type="boolean">
            <text:p>VERDADERO</text:p>
          </table:table-cell>
          <table:table-cell table:formula="of:=AND([.J95]&lt;=[.D95];[.J95]&lt;=[.F95];[.J95]&lt;=[.H9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75443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859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9821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55347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96]&lt;=[.F96];[.D96]&lt;=[.H96];[.D96]&lt;=[.J96])" office:value-type="boolean" office:boolean-value="true" calcext:value-type="boolean">
            <text:p>VERDADERO</text:p>
          </table:table-cell>
          <table:table-cell table:formula="of:=AND([.F96]&lt;=[.D96];[.F96]&lt;=[.H96];[.F96]&lt;=[.J96])" office:value-type="boolean" office:boolean-value="true" calcext:value-type="boolean">
            <text:p>VERDADERO</text:p>
          </table:table-cell>
          <table:table-cell table:formula="of:=AND([.H96]&lt;=[.D96];[.H96]&lt;=[.F96];[.H96]&lt;=[.J96])" office:value-type="boolean" office:boolean-value="true" calcext:value-type="boolean">
            <text:p>VERDADERO</text:p>
          </table:table-cell>
          <table:table-cell table:formula="of:=AND([.J96]&lt;=[.D96];[.J96]&lt;=[.F96];[.J96]&lt;=[.H9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111901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2457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8268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5191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97]&lt;=[.F97];[.D97]&lt;=[.H97];[.D97]&lt;=[.J97])" office:value-type="boolean" office:boolean-value="true" calcext:value-type="boolean">
            <text:p>VERDADERO</text:p>
          </table:table-cell>
          <table:table-cell table:formula="of:=AND([.F97]&lt;=[.D97];[.F97]&lt;=[.H97];[.F97]&lt;=[.J97])" office:value-type="boolean" office:boolean-value="true" calcext:value-type="boolean">
            <text:p>VERDADERO</text:p>
          </table:table-cell>
          <table:table-cell table:formula="of:=AND([.H97]&lt;=[.D97];[.H97]&lt;=[.F97];[.H97]&lt;=[.J97])" office:value-type="boolean" office:boolean-value="true" calcext:value-type="boolean">
            <text:p>VERDADERO</text:p>
          </table:table-cell>
          <table:table-cell table:formula="of:=AND([.J97]&lt;=[.D97];[.J97]&lt;=[.F97];[.J97]&lt;=[.H9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60921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618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9897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2147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98]&lt;=[.F98];[.D98]&lt;=[.H98];[.D98]&lt;=[.J98])" office:value-type="boolean" office:boolean-value="true" calcext:value-type="boolean">
            <text:p>VERDADERO</text:p>
          </table:table-cell>
          <table:table-cell table:formula="of:=AND([.F98]&lt;=[.D98];[.F98]&lt;=[.H98];[.F98]&lt;=[.J98])" office:value-type="boolean" office:boolean-value="true" calcext:value-type="boolean">
            <text:p>VERDADERO</text:p>
          </table:table-cell>
          <table:table-cell table:formula="of:=AND([.H98]&lt;=[.D98];[.H98]&lt;=[.F98];[.H98]&lt;=[.J98])" office:value-type="boolean" office:boolean-value="true" calcext:value-type="boolean">
            <text:p>VERDADERO</text:p>
          </table:table-cell>
          <table:table-cell table:formula="of:=AND([.J98]&lt;=[.D98];[.J98]&lt;=[.F98];[.J98]&lt;=[.H9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49794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782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2062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904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99]&lt;=[.F99];[.D99]&lt;=[.H99];[.D99]&lt;=[.J99])" office:value-type="boolean" office:boolean-value="true" calcext:value-type="boolean">
            <text:p>VERDADERO</text:p>
          </table:table-cell>
          <table:table-cell table:formula="of:=AND([.F99]&lt;=[.D99];[.F99]&lt;=[.H99];[.F99]&lt;=[.J99])" office:value-type="boolean" office:boolean-value="true" calcext:value-type="boolean">
            <text:p>VERDADERO</text:p>
          </table:table-cell>
          <table:table-cell table:formula="of:=AND([.H99]&lt;=[.D99];[.H99]&lt;=[.F99];[.H99]&lt;=[.J99])" office:value-type="boolean" office:boolean-value="true" calcext:value-type="boolean">
            <text:p>VERDADERO</text:p>
          </table:table-cell>
          <table:table-cell table:formula="of:=AND([.J99]&lt;=[.D99];[.J99]&lt;=[.F99];[.J99]&lt;=[.H9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67208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655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7722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07221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00]&lt;=[.F100];[.D100]&lt;=[.H100];[.D100]&lt;=[.J100])" office:value-type="boolean" office:boolean-value="true" calcext:value-type="boolean">
            <text:p>VERDADERO</text:p>
          </table:table-cell>
          <table:table-cell table:formula="of:=AND([.F100]&lt;=[.D100];[.F100]&lt;=[.H100];[.F100]&lt;=[.J100])" office:value-type="boolean" office:boolean-value="true" calcext:value-type="boolean">
            <text:p>VERDADERO</text:p>
          </table:table-cell>
          <table:table-cell table:formula="of:=AND([.H100]&lt;=[.D100];[.H100]&lt;=[.F100];[.H100]&lt;=[.J100])" office:value-type="boolean" office:boolean-value="true" calcext:value-type="boolean">
            <text:p>VERDADERO</text:p>
          </table:table-cell>
          <table:table-cell table:formula="of:=AND([.J100]&lt;=[.D100];[.J100]&lt;=[.F100];[.J100]&lt;=[.H10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80940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745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5746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763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01]&lt;=[.F101];[.D101]&lt;=[.H101];[.D101]&lt;=[.J101])" office:value-type="boolean" office:boolean-value="true" calcext:value-type="boolean">
            <text:p>VERDADERO</text:p>
          </table:table-cell>
          <table:table-cell table:formula="of:=AND([.F101]&lt;=[.D101];[.F101]&lt;=[.H101];[.F101]&lt;=[.J101])" office:value-type="boolean" office:boolean-value="true" calcext:value-type="boolean">
            <text:p>VERDADERO</text:p>
          </table:table-cell>
          <table:table-cell table:formula="of:=AND([.H101]&lt;=[.D101];[.H101]&lt;=[.F101];[.H101]&lt;=[.J101])" office:value-type="boolean" office:boolean-value="true" calcext:value-type="boolean">
            <text:p>VERDADERO</text:p>
          </table:table-cell>
          <table:table-cell table:formula="of:=AND([.J101]&lt;=[.D101];[.J101]&lt;=[.F101];[.J101]&lt;=[.H10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4616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259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4262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934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02]&lt;=[.F102];[.D102]&lt;=[.H102];[.D102]&lt;=[.J102])" office:value-type="boolean" office:boolean-value="true" calcext:value-type="boolean">
            <text:p>VERDADERO</text:p>
          </table:table-cell>
          <table:table-cell table:formula="of:=AND([.F102]&lt;=[.D102];[.F102]&lt;=[.H102];[.F102]&lt;=[.J102])" office:value-type="boolean" office:boolean-value="true" calcext:value-type="boolean">
            <text:p>VERDADERO</text:p>
          </table:table-cell>
          <table:table-cell table:formula="of:=AND([.H102]&lt;=[.D102];[.H102]&lt;=[.F102];[.H102]&lt;=[.J102])" office:value-type="boolean" office:boolean-value="true" calcext:value-type="boolean">
            <text:p>VERDADERO</text:p>
          </table:table-cell>
          <table:table-cell table:formula="of:=AND([.J102]&lt;=[.D102];[.J102]&lt;=[.F102];[.J102]&lt;=[.H10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34301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41837.6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91908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11325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D103]&lt;=[.F103];[.D103]&lt;=[.H103];[.D103]&lt;=[.J103])" office:value-type="boolean" office:boolean-value="true" calcext:value-type="boolean">
            <text:p>VERDADERO</text:p>
          </table:table-cell>
          <table:table-cell table:formula="of:=AND([.F103]&lt;=[.D103];[.F103]&lt;=[.H103];[.F103]&lt;=[.J103])" office:value-type="boolean" office:boolean-value="true" calcext:value-type="boolean">
            <text:p>VERDADERO</text:p>
          </table:table-cell>
          <table:table-cell table:formula="of:=AND([.H103]&lt;=[.D103];[.H103]&lt;=[.F103];[.H103]&lt;=[.J103])" office:value-type="boolean" office:boolean-value="true" calcext:value-type="boolean">
            <text:p>VERDADERO</text:p>
          </table:table-cell>
          <table:table-cell table:formula="of:=AND([.J103]&lt;=[.D103];[.J103]&lt;=[.F103];[.J103]&lt;=[.H10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85216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972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9982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39886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04]&lt;=[.F104];[.D104]&lt;=[.H104];[.D104]&lt;=[.J104])" office:value-type="boolean" office:boolean-value="true" calcext:value-type="boolean">
            <text:p>VERDADERO</text:p>
          </table:table-cell>
          <table:table-cell table:formula="of:=AND([.F104]&lt;=[.D104];[.F104]&lt;=[.H104];[.F104]&lt;=[.J104])" office:value-type="boolean" office:boolean-value="true" calcext:value-type="boolean">
            <text:p>VERDADERO</text:p>
          </table:table-cell>
          <table:table-cell table:formula="of:=AND([.H104]&lt;=[.D104];[.H104]&lt;=[.F104];[.H104]&lt;=[.J104])" office:value-type="boolean" office:boolean-value="true" calcext:value-type="boolean">
            <text:p>VERDADERO</text:p>
          </table:table-cell>
          <table:table-cell table:formula="of:=AND([.J104]&lt;=[.D104];[.J104]&lt;=[.F104];[.J104]&lt;=[.H10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92644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9067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7909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1814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05]&lt;=[.F105];[.D105]&lt;=[.H105];[.D105]&lt;=[.J105])" office:value-type="boolean" office:boolean-value="true" calcext:value-type="boolean">
            <text:p>VERDADERO</text:p>
          </table:table-cell>
          <table:table-cell table:formula="of:=AND([.F105]&lt;=[.D105];[.F105]&lt;=[.H105];[.F105]&lt;=[.J105])" office:value-type="boolean" office:boolean-value="true" calcext:value-type="boolean">
            <text:p>VERDADERO</text:p>
          </table:table-cell>
          <table:table-cell table:formula="of:=AND([.H105]&lt;=[.D105];[.H105]&lt;=[.F105];[.H105]&lt;=[.J105])" office:value-type="boolean" office:boolean-value="true" calcext:value-type="boolean">
            <text:p>VERDADERO</text:p>
          </table:table-cell>
          <table:table-cell table:formula="of:=AND([.J105]&lt;=[.D105];[.J105]&lt;=[.F105];[.J105]&lt;=[.H10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314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59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85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190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06]&lt;=[.F106];[.D106]&lt;=[.H106];[.D106]&lt;=[.J106])" office:value-type="boolean" office:boolean-value="true" calcext:value-type="boolean">
            <text:p>VERDADERO</text:p>
          </table:table-cell>
          <table:table-cell table:formula="of:=AND([.F106]&lt;=[.D106];[.F106]&lt;=[.H106];[.F106]&lt;=[.J106])" office:value-type="boolean" office:boolean-value="true" calcext:value-type="boolean">
            <text:p>VERDADERO</text:p>
          </table:table-cell>
          <table:table-cell table:formula="of:=AND([.H106]&lt;=[.D106];[.H106]&lt;=[.F106];[.H106]&lt;=[.J106])" office:value-type="boolean" office:boolean-value="true" calcext:value-type="boolean">
            <text:p>VERDADERO</text:p>
          </table:table-cell>
          <table:table-cell table:formula="of:=AND([.J106]&lt;=[.D106];[.J106]&lt;=[.F106];[.J106]&lt;=[.H10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26668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2516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08678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86047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107]&lt;=[.F107];[.D107]&lt;=[.H107];[.D107]&lt;=[.J107])" office:value-type="boolean" office:boolean-value="true" calcext:value-type="boolean">
            <text:p>VERDADERO</text:p>
          </table:table-cell>
          <table:table-cell table:formula="of:=AND([.F107]&lt;=[.D107];[.F107]&lt;=[.H107];[.F107]&lt;=[.J107])" office:value-type="boolean" office:boolean-value="true" calcext:value-type="boolean">
            <text:p>VERDADERO</text:p>
          </table:table-cell>
          <table:table-cell table:formula="of:=AND([.H107]&lt;=[.D107];[.H107]&lt;=[.F107];[.H107]&lt;=[.J107])" office:value-type="boolean" office:boolean-value="true" calcext:value-type="boolean">
            <text:p>VERDADERO</text:p>
          </table:table-cell>
          <table:table-cell table:formula="of:=AND([.J107]&lt;=[.D107];[.J107]&lt;=[.F107];[.J107]&lt;=[.H10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477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43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088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71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08]&lt;=[.F108];[.D108]&lt;=[.H108];[.D108]&lt;=[.J108])" office:value-type="boolean" office:boolean-value="true" calcext:value-type="boolean">
            <text:p>VERDADERO</text:p>
          </table:table-cell>
          <table:table-cell table:formula="of:=AND([.F108]&lt;=[.D108];[.F108]&lt;=[.H108];[.F108]&lt;=[.J108])" office:value-type="boolean" office:boolean-value="true" calcext:value-type="boolean">
            <text:p>VERDADERO</text:p>
          </table:table-cell>
          <table:table-cell table:formula="of:=AND([.H108]&lt;=[.D108];[.H108]&lt;=[.F108];[.H108]&lt;=[.J108])" office:value-type="boolean" office:boolean-value="true" calcext:value-type="boolean">
            <text:p>VERDADERO</text:p>
          </table:table-cell>
          <table:table-cell table:formula="of:=AND([.J108]&lt;=[.D108];[.J108]&lt;=[.F108];[.J108]&lt;=[.H10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1305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1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734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218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09]&lt;=[.F109];[.D109]&lt;=[.H109];[.D109]&lt;=[.J109])" office:value-type="boolean" office:boolean-value="true" calcext:value-type="boolean">
            <text:p>VERDADERO</text:p>
          </table:table-cell>
          <table:table-cell table:formula="of:=AND([.F109]&lt;=[.D109];[.F109]&lt;=[.H109];[.F109]&lt;=[.J109])" office:value-type="boolean" office:boolean-value="true" calcext:value-type="boolean">
            <text:p>VERDADERO</text:p>
          </table:table-cell>
          <table:table-cell table:formula="of:=AND([.H109]&lt;=[.D109];[.H109]&lt;=[.F109];[.H109]&lt;=[.J109])" office:value-type="boolean" office:boolean-value="true" calcext:value-type="boolean">
            <text:p>VERDADERO</text:p>
          </table:table-cell>
          <table:table-cell table:formula="of:=AND([.J109]&lt;=[.D109];[.J109]&lt;=[.F109];[.J109]&lt;=[.H10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8876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01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864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969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10]&lt;=[.F110];[.D110]&lt;=[.H110];[.D110]&lt;=[.J110])" office:value-type="boolean" office:boolean-value="true" calcext:value-type="boolean">
            <text:p>VERDADERO</text:p>
          </table:table-cell>
          <table:table-cell table:formula="of:=AND([.F110]&lt;=[.D110];[.F110]&lt;=[.H110];[.F110]&lt;=[.J110])" office:value-type="boolean" office:boolean-value="true" calcext:value-type="boolean">
            <text:p>VERDADERO</text:p>
          </table:table-cell>
          <table:table-cell table:formula="of:=AND([.H110]&lt;=[.D110];[.H110]&lt;=[.F110];[.H110]&lt;=[.J110])" office:value-type="boolean" office:boolean-value="true" calcext:value-type="boolean">
            <text:p>VERDADERO</text:p>
          </table:table-cell>
          <table:table-cell table:formula="of:=AND([.J110]&lt;=[.D110];[.J110]&lt;=[.F110];[.J110]&lt;=[.H11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417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5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39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87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11]&lt;=[.F111];[.D111]&lt;=[.H111];[.D111]&lt;=[.J111])" office:value-type="boolean" office:boolean-value="true" calcext:value-type="boolean">
            <text:p>VERDADERO</text:p>
          </table:table-cell>
          <table:table-cell table:formula="of:=AND([.F111]&lt;=[.D111];[.F111]&lt;=[.H111];[.F111]&lt;=[.J111])" office:value-type="boolean" office:boolean-value="true" calcext:value-type="boolean">
            <text:p>VERDADERO</text:p>
          </table:table-cell>
          <table:table-cell table:formula="of:=AND([.H111]&lt;=[.D111];[.H111]&lt;=[.F111];[.H111]&lt;=[.J111])" office:value-type="boolean" office:boolean-value="true" calcext:value-type="boolean">
            <text:p>VERDADERO</text:p>
          </table:table-cell>
          <table:table-cell table:formula="of:=AND([.J111]&lt;=[.D111];[.J111]&lt;=[.F111];[.J111]&lt;=[.H11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66025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852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9007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2829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12]&lt;=[.F112];[.D112]&lt;=[.H112];[.D112]&lt;=[.J112])" office:value-type="boolean" office:boolean-value="true" calcext:value-type="boolean">
            <text:p>VERDADERO</text:p>
          </table:table-cell>
          <table:table-cell table:formula="of:=AND([.F112]&lt;=[.D112];[.F112]&lt;=[.H112];[.F112]&lt;=[.J112])" office:value-type="boolean" office:boolean-value="true" calcext:value-type="boolean">
            <text:p>VERDADERO</text:p>
          </table:table-cell>
          <table:table-cell table:formula="of:=AND([.H112]&lt;=[.D112];[.H112]&lt;=[.F112];[.H112]&lt;=[.J112])" office:value-type="boolean" office:boolean-value="true" calcext:value-type="boolean">
            <text:p>VERDADERO</text:p>
          </table:table-cell>
          <table:table-cell table:formula="of:=AND([.J112]&lt;=[.D112];[.J112]&lt;=[.F112];[.J112]&lt;=[.H11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8949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24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263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68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13]&lt;=[.F113];[.D113]&lt;=[.H113];[.D113]&lt;=[.J113])" office:value-type="boolean" office:boolean-value="true" calcext:value-type="boolean">
            <text:p>VERDADERO</text:p>
          </table:table-cell>
          <table:table-cell table:formula="of:=AND([.F113]&lt;=[.D113];[.F113]&lt;=[.H113];[.F113]&lt;=[.J113])" office:value-type="boolean" office:boolean-value="true" calcext:value-type="boolean">
            <text:p>VERDADERO</text:p>
          </table:table-cell>
          <table:table-cell table:formula="of:=AND([.H113]&lt;=[.D113];[.H113]&lt;=[.F113];[.H113]&lt;=[.J113])" office:value-type="boolean" office:boolean-value="true" calcext:value-type="boolean">
            <text:p>VERDADERO</text:p>
          </table:table-cell>
          <table:table-cell table:formula="of:=AND([.J113]&lt;=[.D113];[.J113]&lt;=[.F113];[.J113]&lt;=[.H11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3359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37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477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376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14]&lt;=[.F114];[.D114]&lt;=[.H114];[.D114]&lt;=[.J114])" office:value-type="boolean" office:boolean-value="true" calcext:value-type="boolean">
            <text:p>VERDADERO</text:p>
          </table:table-cell>
          <table:table-cell table:formula="of:=AND([.F114]&lt;=[.D114];[.F114]&lt;=[.H114];[.F114]&lt;=[.J114])" office:value-type="boolean" office:boolean-value="true" calcext:value-type="boolean">
            <text:p>VERDADERO</text:p>
          </table:table-cell>
          <table:table-cell table:formula="of:=AND([.H114]&lt;=[.D114];[.H114]&lt;=[.F114];[.H114]&lt;=[.J114])" office:value-type="boolean" office:boolean-value="true" calcext:value-type="boolean">
            <text:p>VERDADERO</text:p>
          </table:table-cell>
          <table:table-cell table:formula="of:=AND([.J114]&lt;=[.D114];[.J114]&lt;=[.F114];[.J114]&lt;=[.H11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9302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250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01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6742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15]&lt;=[.F115];[.D115]&lt;=[.H115];[.D115]&lt;=[.J115])" office:value-type="boolean" office:boolean-value="true" calcext:value-type="boolean">
            <text:p>VERDADERO</text:p>
          </table:table-cell>
          <table:table-cell table:formula="of:=AND([.F115]&lt;=[.D115];[.F115]&lt;=[.H115];[.F115]&lt;=[.J115])" office:value-type="boolean" office:boolean-value="true" calcext:value-type="boolean">
            <text:p>VERDADERO</text:p>
          </table:table-cell>
          <table:table-cell table:formula="of:=AND([.H115]&lt;=[.D115];[.H115]&lt;=[.F115];[.H115]&lt;=[.J115])" office:value-type="boolean" office:boolean-value="true" calcext:value-type="boolean">
            <text:p>VERDADERO</text:p>
          </table:table-cell>
          <table:table-cell table:formula="of:=AND([.J115]&lt;=[.D115];[.J115]&lt;=[.F115];[.J115]&lt;=[.H11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6478.375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06331.625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531872.937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531461.562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formula="of:=AND([.D116]&lt;=[.F116];[.D116]&lt;=[.H116];[.D116]&lt;=[.J116])" office:value-type="boolean" office:boolean-value="true" calcext:value-type="boolean">
            <text:p>VERDADERO</text:p>
          </table:table-cell>
          <table:table-cell table:formula="of:=AND([.F116]&lt;=[.D116];[.F116]&lt;=[.H116];[.F116]&lt;=[.J116])" office:value-type="boolean" office:boolean-value="true" calcext:value-type="boolean">
            <text:p>VERDADERO</text:p>
          </table:table-cell>
          <table:table-cell table:formula="of:=AND([.H116]&lt;=[.D116];[.H116]&lt;=[.F116];[.H116]&lt;=[.J116])" office:value-type="boolean" office:boolean-value="true" calcext:value-type="boolean">
            <text:p>VERDADERO</text:p>
          </table:table-cell>
          <table:table-cell table:formula="of:=AND([.J116]&lt;=[.D116];[.J116]&lt;=[.F116];[.J116]&lt;=[.H11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121485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1804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6957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2857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17]&lt;=[.F117];[.D117]&lt;=[.H117];[.D117]&lt;=[.J117])" office:value-type="boolean" office:boolean-value="true" calcext:value-type="boolean">
            <text:p>VERDADERO</text:p>
          </table:table-cell>
          <table:table-cell table:formula="of:=AND([.F117]&lt;=[.D117];[.F117]&lt;=[.H117];[.F117]&lt;=[.J117])" office:value-type="boolean" office:boolean-value="true" calcext:value-type="boolean">
            <text:p>VERDADERO</text:p>
          </table:table-cell>
          <table:table-cell table:formula="of:=AND([.H117]&lt;=[.D117];[.H117]&lt;=[.F117];[.H117]&lt;=[.J117])" office:value-type="boolean" office:boolean-value="true" calcext:value-type="boolean">
            <text:p>VERDADERO</text:p>
          </table:table-cell>
          <table:table-cell table:formula="of:=AND([.J117]&lt;=[.D117];[.J117]&lt;=[.F117];[.J117]&lt;=[.H11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897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952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962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01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18]&lt;=[.F118];[.D118]&lt;=[.H118];[.D118]&lt;=[.J118])" office:value-type="boolean" office:boolean-value="true" calcext:value-type="boolean">
            <text:p>VERDADERO</text:p>
          </table:table-cell>
          <table:table-cell table:formula="of:=AND([.F118]&lt;=[.D118];[.F118]&lt;=[.H118];[.F118]&lt;=[.J118])" office:value-type="boolean" office:boolean-value="true" calcext:value-type="boolean">
            <text:p>VERDADERO</text:p>
          </table:table-cell>
          <table:table-cell table:formula="of:=AND([.H118]&lt;=[.D118];[.H118]&lt;=[.F118];[.H118]&lt;=[.J118])" office:value-type="boolean" office:boolean-value="true" calcext:value-type="boolean">
            <text:p>VERDADERO</text:p>
          </table:table-cell>
          <table:table-cell table:formula="of:=AND([.J118]&lt;=[.D118];[.J118]&lt;=[.F118];[.J118]&lt;=[.H11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375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7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623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587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19]&lt;=[.F119];[.D119]&lt;=[.H119];[.D119]&lt;=[.J119])" office:value-type="boolean" office:boolean-value="true" calcext:value-type="boolean">
            <text:p>VERDADERO</text:p>
          </table:table-cell>
          <table:table-cell table:formula="of:=AND([.F119]&lt;=[.D119];[.F119]&lt;=[.H119];[.F119]&lt;=[.J119])" office:value-type="boolean" office:boolean-value="true" calcext:value-type="boolean">
            <text:p>VERDADERO</text:p>
          </table:table-cell>
          <table:table-cell table:formula="of:=AND([.H119]&lt;=[.D119];[.H119]&lt;=[.F119];[.H119]&lt;=[.J119])" office:value-type="boolean" office:boolean-value="true" calcext:value-type="boolean">
            <text:p>VERDADERO</text:p>
          </table:table-cell>
          <table:table-cell table:formula="of:=AND([.J119]&lt;=[.D119];[.J119]&lt;=[.F119];[.J119]&lt;=[.H11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13302.12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31153.31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567908.687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644053.81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AND([.D120]&lt;=[.F120];[.D120]&lt;=[.H120];[.D120]&lt;=[.J120])" office:value-type="boolean" office:boolean-value="true" calcext:value-type="boolean">
            <text:p>VERDADERO</text:p>
          </table:table-cell>
          <table:table-cell table:formula="of:=AND([.F120]&lt;=[.D120];[.F120]&lt;=[.H120];[.F120]&lt;=[.J120])" office:value-type="boolean" office:boolean-value="true" calcext:value-type="boolean">
            <text:p>VERDADERO</text:p>
          </table:table-cell>
          <table:table-cell table:formula="of:=AND([.H120]&lt;=[.D120];[.H120]&lt;=[.F120];[.H120]&lt;=[.J120])" office:value-type="boolean" office:boolean-value="true" calcext:value-type="boolean">
            <text:p>VERDADERO</text:p>
          </table:table-cell>
          <table:table-cell table:formula="of:=AND([.J120]&lt;=[.D120];[.J120]&lt;=[.F120];[.J120]&lt;=[.H12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3455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32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67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363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21]&lt;=[.F121];[.D121]&lt;=[.H121];[.D121]&lt;=[.J121])" office:value-type="boolean" office:boolean-value="true" calcext:value-type="boolean">
            <text:p>VERDADERO</text:p>
          </table:table-cell>
          <table:table-cell table:formula="of:=AND([.F121]&lt;=[.D121];[.F121]&lt;=[.H121];[.F121]&lt;=[.J121])" office:value-type="boolean" office:boolean-value="true" calcext:value-type="boolean">
            <text:p>VERDADERO</text:p>
          </table:table-cell>
          <table:table-cell table:formula="of:=AND([.H121]&lt;=[.D121];[.H121]&lt;=[.F121];[.H121]&lt;=[.J121])" office:value-type="boolean" office:boolean-value="true" calcext:value-type="boolean">
            <text:p>VERDADERO</text:p>
          </table:table-cell>
          <table:table-cell table:formula="of:=AND([.J121]&lt;=[.D121];[.J121]&lt;=[.F121];[.J121]&lt;=[.H12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1707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822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3026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6636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22]&lt;=[.F122];[.D122]&lt;=[.H122];[.D122]&lt;=[.J122])" office:value-type="boolean" office:boolean-value="true" calcext:value-type="boolean">
            <text:p>VERDADERO</text:p>
          </table:table-cell>
          <table:table-cell table:formula="of:=AND([.F122]&lt;=[.D122];[.F122]&lt;=[.H122];[.F122]&lt;=[.J122])" office:value-type="boolean" office:boolean-value="true" calcext:value-type="boolean">
            <text:p>VERDADERO</text:p>
          </table:table-cell>
          <table:table-cell table:formula="of:=AND([.H122]&lt;=[.D122];[.H122]&lt;=[.F122];[.H122]&lt;=[.J122])" office:value-type="boolean" office:boolean-value="true" calcext:value-type="boolean">
            <text:p>VERDADERO</text:p>
          </table:table-cell>
          <table:table-cell table:formula="of:=AND([.J122]&lt;=[.D122];[.J122]&lt;=[.F122];[.J122]&lt;=[.H12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9524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4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33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09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23]&lt;=[.F123];[.D123]&lt;=[.H123];[.D123]&lt;=[.J123])" office:value-type="boolean" office:boolean-value="true" calcext:value-type="boolean">
            <text:p>VERDADERO</text:p>
          </table:table-cell>
          <table:table-cell table:formula="of:=AND([.F123]&lt;=[.D123];[.F123]&lt;=[.H123];[.F123]&lt;=[.J123])" office:value-type="boolean" office:boolean-value="true" calcext:value-type="boolean">
            <text:p>VERDADERO</text:p>
          </table:table-cell>
          <table:table-cell table:formula="of:=AND([.H123]&lt;=[.D123];[.H123]&lt;=[.F123];[.H123]&lt;=[.J123])" office:value-type="boolean" office:boolean-value="true" calcext:value-type="boolean">
            <text:p>VERDADERO</text:p>
          </table:table-cell>
          <table:table-cell table:formula="of:=AND([.J123]&lt;=[.D123];[.J123]&lt;=[.F123];[.J123]&lt;=[.H12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6807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19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338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26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24]&lt;=[.F124];[.D124]&lt;=[.H124];[.D124]&lt;=[.J124])" office:value-type="boolean" office:boolean-value="true" calcext:value-type="boolean">
            <text:p>VERDADERO</text:p>
          </table:table-cell>
          <table:table-cell table:formula="of:=AND([.F124]&lt;=[.D124];[.F124]&lt;=[.H124];[.F124]&lt;=[.J124])" office:value-type="boolean" office:boolean-value="true" calcext:value-type="boolean">
            <text:p>VERDADERO</text:p>
          </table:table-cell>
          <table:table-cell table:formula="of:=AND([.H124]&lt;=[.D124];[.H124]&lt;=[.F124];[.H124]&lt;=[.J124])" office:value-type="boolean" office:boolean-value="true" calcext:value-type="boolean">
            <text:p>VERDADERO</text:p>
          </table:table-cell>
          <table:table-cell table:formula="of:=AND([.J124]&lt;=[.D124];[.J124]&lt;=[.F124];[.J124]&lt;=[.H12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85069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3210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1420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7715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25]&lt;=[.F125];[.D125]&lt;=[.H125];[.D125]&lt;=[.J125])" office:value-type="boolean" office:boolean-value="true" calcext:value-type="boolean">
            <text:p>VERDADERO</text:p>
          </table:table-cell>
          <table:table-cell table:formula="of:=AND([.F125]&lt;=[.D125];[.F125]&lt;=[.H125];[.F125]&lt;=[.J125])" office:value-type="boolean" office:boolean-value="true" calcext:value-type="boolean">
            <text:p>VERDADERO</text:p>
          </table:table-cell>
          <table:table-cell table:formula="of:=AND([.H125]&lt;=[.D125];[.H125]&lt;=[.F125];[.H125]&lt;=[.J125])" office:value-type="boolean" office:boolean-value="true" calcext:value-type="boolean">
            <text:p>VERDADERO</text:p>
          </table:table-cell>
          <table:table-cell table:formula="of:=AND([.J125]&lt;=[.D125];[.J125]&lt;=[.F125];[.J125]&lt;=[.H125]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707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734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08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2254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26]&lt;=[.F126];[.D126]&lt;=[.H126];[.D126]&lt;=[.J126])" office:value-type="boolean" office:boolean-value="true" calcext:value-type="boolean">
            <text:p>VERDADERO</text:p>
          </table:table-cell>
          <table:table-cell table:formula="of:=AND([.F126]&lt;=[.D126];[.F126]&lt;=[.H126];[.F126]&lt;=[.J126])" office:value-type="boolean" office:boolean-value="true" calcext:value-type="boolean">
            <text:p>VERDADERO</text:p>
          </table:table-cell>
          <table:table-cell table:formula="of:=AND([.H126]&lt;=[.D126];[.H126]&lt;=[.F126];[.H126]&lt;=[.J126])" office:value-type="boolean" office:boolean-value="true" calcext:value-type="boolean">
            <text:p>VERDADERO</text:p>
          </table:table-cell>
          <table:table-cell table:formula="of:=AND([.J126]&lt;=[.D126];[.J126]&lt;=[.F126];[.J126]&lt;=[.H12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99005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21258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011055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049537.5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D127]&lt;=[.F127];[.D127]&lt;=[.H127];[.D127]&lt;=[.J127])" office:value-type="boolean" office:boolean-value="true" calcext:value-type="boolean">
            <text:p>VERDADERO</text:p>
          </table:table-cell>
          <table:table-cell table:formula="of:=AND([.F127]&lt;=[.D127];[.F127]&lt;=[.H127];[.F127]&lt;=[.J127])" office:value-type="boolean" office:boolean-value="true" calcext:value-type="boolean">
            <text:p>VERDADERO</text:p>
          </table:table-cell>
          <table:table-cell table:formula="of:=AND([.H127]&lt;=[.D127];[.H127]&lt;=[.F127];[.H127]&lt;=[.J127])" office:value-type="boolean" office:boolean-value="true" calcext:value-type="boolean">
            <text:p>VERDADERO</text:p>
          </table:table-cell>
          <table:table-cell table:formula="of:=AND([.J127]&lt;=[.D127];[.J127]&lt;=[.F127];[.J127]&lt;=[.H12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660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1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9392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745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28]&lt;=[.F128];[.D128]&lt;=[.H128];[.D128]&lt;=[.J128])" office:value-type="boolean" office:boolean-value="true" calcext:value-type="boolean">
            <text:p>VERDADERO</text:p>
          </table:table-cell>
          <table:table-cell table:formula="of:=AND([.F128]&lt;=[.D128];[.F128]&lt;=[.H128];[.F128]&lt;=[.J128])" office:value-type="boolean" office:boolean-value="true" calcext:value-type="boolean">
            <text:p>VERDADERO</text:p>
          </table:table-cell>
          <table:table-cell table:formula="of:=AND([.H128]&lt;=[.D128];[.H128]&lt;=[.F128];[.H128]&lt;=[.J128])" office:value-type="boolean" office:boolean-value="true" calcext:value-type="boolean">
            <text:p>VERDADERO</text:p>
          </table:table-cell>
          <table:table-cell table:formula="of:=AND([.J128]&lt;=[.D128];[.J128]&lt;=[.F128];[.J128]&lt;=[.H12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6367.7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63528.7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013039.3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008360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D129]&lt;=[.F129];[.D129]&lt;=[.H129];[.D129]&lt;=[.J129])" office:value-type="boolean" office:boolean-value="true" calcext:value-type="boolean">
            <text:p>VERDADERO</text:p>
          </table:table-cell>
          <table:table-cell table:formula="of:=AND([.F129]&lt;=[.D129];[.F129]&lt;=[.H129];[.F129]&lt;=[.J129])" office:value-type="boolean" office:boolean-value="true" calcext:value-type="boolean">
            <text:p>VERDADERO</text:p>
          </table:table-cell>
          <table:table-cell table:formula="of:=AND([.H129]&lt;=[.D129];[.H129]&lt;=[.F129];[.H129]&lt;=[.J129])" office:value-type="boolean" office:boolean-value="true" calcext:value-type="boolean">
            <text:p>VERDADERO</text:p>
          </table:table-cell>
          <table:table-cell table:formula="of:=AND([.J129]&lt;=[.D129];[.J129]&lt;=[.F129];[.J129]&lt;=[.H12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12145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578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269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0160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30]&lt;=[.F130];[.D130]&lt;=[.H130];[.D130]&lt;=[.J130])" office:value-type="boolean" office:boolean-value="true" calcext:value-type="boolean">
            <text:p>VERDADERO</text:p>
          </table:table-cell>
          <table:table-cell table:formula="of:=AND([.F130]&lt;=[.D130];[.F130]&lt;=[.H130];[.F130]&lt;=[.J130])" office:value-type="boolean" office:boolean-value="true" calcext:value-type="boolean">
            <text:p>VERDADERO</text:p>
          </table:table-cell>
          <table:table-cell table:formula="of:=AND([.H130]&lt;=[.D130];[.H130]&lt;=[.F130];[.H130]&lt;=[.J130])" office:value-type="boolean" office:boolean-value="true" calcext:value-type="boolean">
            <text:p>VERDADERO</text:p>
          </table:table-cell>
          <table:table-cell table:formula="of:=AND([.J130]&lt;=[.D130];[.J130]&lt;=[.F130];[.J130]&lt;=[.H13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47179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6098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172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0197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31]&lt;=[.F131];[.D131]&lt;=[.H131];[.D131]&lt;=[.J131])" office:value-type="boolean" office:boolean-value="true" calcext:value-type="boolean">
            <text:p>VERDADERO</text:p>
          </table:table-cell>
          <table:table-cell table:formula="of:=AND([.F131]&lt;=[.D131];[.F131]&lt;=[.H131];[.F131]&lt;=[.J131])" office:value-type="boolean" office:boolean-value="true" calcext:value-type="boolean">
            <text:p>VERDADERO</text:p>
          </table:table-cell>
          <table:table-cell table:formula="of:=AND([.H131]&lt;=[.D131];[.H131]&lt;=[.F131];[.H131]&lt;=[.J131])" office:value-type="boolean" office:boolean-value="true" calcext:value-type="boolean">
            <text:p>VERDADERO</text:p>
          </table:table-cell>
          <table:table-cell table:formula="of:=AND([.J131]&lt;=[.D131];[.J131]&lt;=[.F131];[.J131]&lt;=[.H13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3841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09132.3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091347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259212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132]&lt;=[.F132];[.D132]&lt;=[.H132];[.D132]&lt;=[.J132])" office:value-type="boolean" office:boolean-value="false" calcext:value-type="boolean">
            <text:p>FALSO</text:p>
          </table:table-cell>
          <table:table-cell table:formula="of:=AND([.F132]&lt;=[.D132];[.F132]&lt;=[.H132];[.F132]&lt;=[.J132])" office:value-type="boolean" office:boolean-value="false" calcext:value-type="boolean">
            <text:p>FALSO</text:p>
          </table:table-cell>
          <table:table-cell table:formula="of:=AND([.H132]&lt;=[.D132];[.H132]&lt;=[.F132];[.H132]&lt;=[.J132])" office:value-type="boolean" office:boolean-value="false" calcext:value-type="boolean">
            <text:p>FALSO</text:p>
          </table:table-cell>
          <table:table-cell table:formula="of:=AND([.J132]&lt;=[.D132];[.J132]&lt;=[.F132];[.J132]&lt;=[.H13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3166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025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502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2168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33]&lt;=[.F133];[.D133]&lt;=[.H133];[.D133]&lt;=[.J133])" office:value-type="boolean" office:boolean-value="true" calcext:value-type="boolean">
            <text:p>VERDADERO</text:p>
          </table:table-cell>
          <table:table-cell table:formula="of:=AND([.F133]&lt;=[.D133];[.F133]&lt;=[.H133];[.F133]&lt;=[.J133])" office:value-type="boolean" office:boolean-value="true" calcext:value-type="boolean">
            <text:p>VERDADERO</text:p>
          </table:table-cell>
          <table:table-cell table:formula="of:=AND([.H133]&lt;=[.D133];[.H133]&lt;=[.F133];[.H133]&lt;=[.J133])" office:value-type="boolean" office:boolean-value="true" calcext:value-type="boolean">
            <text:p>VERDADERO</text:p>
          </table:table-cell>
          <table:table-cell table:formula="of:=AND([.J133]&lt;=[.D133];[.J133]&lt;=[.F133];[.J133]&lt;=[.H13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731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117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0096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2512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34]&lt;=[.F134];[.D134]&lt;=[.H134];[.D134]&lt;=[.J134])" office:value-type="boolean" office:boolean-value="true" calcext:value-type="boolean">
            <text:p>VERDADERO</text:p>
          </table:table-cell>
          <table:table-cell table:formula="of:=AND([.F134]&lt;=[.D134];[.F134]&lt;=[.H134];[.F134]&lt;=[.J134])" office:value-type="boolean" office:boolean-value="true" calcext:value-type="boolean">
            <text:p>VERDADERO</text:p>
          </table:table-cell>
          <table:table-cell table:formula="of:=AND([.H134]&lt;=[.D134];[.H134]&lt;=[.F134];[.H134]&lt;=[.J134])" office:value-type="boolean" office:boolean-value="true" calcext:value-type="boolean">
            <text:p>VERDADERO</text:p>
          </table:table-cell>
          <table:table-cell table:formula="of:=AND([.J134]&lt;=[.D134];[.J134]&lt;=[.F134];[.J134]&lt;=[.H13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42543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793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1173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4338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35]&lt;=[.F135];[.D135]&lt;=[.H135];[.D135]&lt;=[.J135])" office:value-type="boolean" office:boolean-value="true" calcext:value-type="boolean">
            <text:p>VERDADERO</text:p>
          </table:table-cell>
          <table:table-cell table:formula="of:=AND([.F135]&lt;=[.D135];[.F135]&lt;=[.H135];[.F135]&lt;=[.J135])" office:value-type="boolean" office:boolean-value="true" calcext:value-type="boolean">
            <text:p>VERDADERO</text:p>
          </table:table-cell>
          <table:table-cell table:formula="of:=AND([.H135]&lt;=[.D135];[.H135]&lt;=[.F135];[.H135]&lt;=[.J135])" office:value-type="boolean" office:boolean-value="true" calcext:value-type="boolean">
            <text:p>VERDADERO</text:p>
          </table:table-cell>
          <table:table-cell table:formula="of:=AND([.J135]&lt;=[.D135];[.J135]&lt;=[.F135];[.J135]&lt;=[.H13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91483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9048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36836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1995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36]&lt;=[.F136];[.D136]&lt;=[.H136];[.D136]&lt;=[.J136])" office:value-type="boolean" office:boolean-value="true" calcext:value-type="boolean">
            <text:p>VERDADERO</text:p>
          </table:table-cell>
          <table:table-cell table:formula="of:=AND([.F136]&lt;=[.D136];[.F136]&lt;=[.H136];[.F136]&lt;=[.J136])" office:value-type="boolean" office:boolean-value="true" calcext:value-type="boolean">
            <text:p>VERDADERO</text:p>
          </table:table-cell>
          <table:table-cell table:formula="of:=AND([.H136]&lt;=[.D136];[.H136]&lt;=[.F136];[.H136]&lt;=[.J136])" office:value-type="boolean" office:boolean-value="true" calcext:value-type="boolean">
            <text:p>VERDADERO</text:p>
          </table:table-cell>
          <table:table-cell table:formula="of:=AND([.J136]&lt;=[.D136];[.J136]&lt;=[.F136];[.J136]&lt;=[.H13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317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42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28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628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37]&lt;=[.F137];[.D137]&lt;=[.H137];[.D137]&lt;=[.J137])" office:value-type="boolean" office:boolean-value="true" calcext:value-type="boolean">
            <text:p>VERDADERO</text:p>
          </table:table-cell>
          <table:table-cell table:formula="of:=AND([.F137]&lt;=[.D137];[.F137]&lt;=[.H137];[.F137]&lt;=[.J137])" office:value-type="boolean" office:boolean-value="true" calcext:value-type="boolean">
            <text:p>VERDADERO</text:p>
          </table:table-cell>
          <table:table-cell table:formula="of:=AND([.H137]&lt;=[.D137];[.H137]&lt;=[.F137];[.H137]&lt;=[.J137])" office:value-type="boolean" office:boolean-value="true" calcext:value-type="boolean">
            <text:p>VERDADERO</text:p>
          </table:table-cell>
          <table:table-cell table:formula="of:=AND([.J137]&lt;=[.D137];[.J137]&lt;=[.F137];[.J137]&lt;=[.H13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68081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05703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7626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6690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38]&lt;=[.F138];[.D138]&lt;=[.H138];[.D138]&lt;=[.J138])" office:value-type="boolean" office:boolean-value="true" calcext:value-type="boolean">
            <text:p>VERDADERO</text:p>
          </table:table-cell>
          <table:table-cell table:formula="of:=AND([.F138]&lt;=[.D138];[.F138]&lt;=[.H138];[.F138]&lt;=[.J138])" office:value-type="boolean" office:boolean-value="true" calcext:value-type="boolean">
            <text:p>VERDADERO</text:p>
          </table:table-cell>
          <table:table-cell table:formula="of:=AND([.H138]&lt;=[.D138];[.H138]&lt;=[.F138];[.H138]&lt;=[.J138])" office:value-type="boolean" office:boolean-value="true" calcext:value-type="boolean">
            <text:p>VERDADERO</text:p>
          </table:table-cell>
          <table:table-cell table:formula="of:=AND([.J138]&lt;=[.D138];[.J138]&lt;=[.F138];[.J138]&lt;=[.H13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87589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8669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40255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71160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D139]&lt;=[.F139];[.D139]&lt;=[.H139];[.D139]&lt;=[.J139])" office:value-type="boolean" office:boolean-value="true" calcext:value-type="boolean">
            <text:p>VERDADERO</text:p>
          </table:table-cell>
          <table:table-cell table:formula="of:=AND([.F139]&lt;=[.D139];[.F139]&lt;=[.H139];[.F139]&lt;=[.J139])" office:value-type="boolean" office:boolean-value="true" calcext:value-type="boolean">
            <text:p>VERDADERO</text:p>
          </table:table-cell>
          <table:table-cell table:formula="of:=AND([.H139]&lt;=[.D139];[.H139]&lt;=[.F139];[.H139]&lt;=[.J139])" office:value-type="boolean" office:boolean-value="true" calcext:value-type="boolean">
            <text:p>VERDADERO</text:p>
          </table:table-cell>
          <table:table-cell table:formula="of:=AND([.J139]&lt;=[.D139];[.J139]&lt;=[.F139];[.J139]&lt;=[.H13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75843.0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68221.6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209385.3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65312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D140]&lt;=[.F140];[.D140]&lt;=[.H140];[.D140]&lt;=[.J140])" office:value-type="boolean" office:boolean-value="true" calcext:value-type="boolean">
            <text:p>VERDADERO</text:p>
          </table:table-cell>
          <table:table-cell table:formula="of:=AND([.F140]&lt;=[.D140];[.F140]&lt;=[.H140];[.F140]&lt;=[.J140])" office:value-type="boolean" office:boolean-value="true" calcext:value-type="boolean">
            <text:p>VERDADERO</text:p>
          </table:table-cell>
          <table:table-cell table:formula="of:=AND([.H140]&lt;=[.D140];[.H140]&lt;=[.F140];[.H140]&lt;=[.J140])" office:value-type="boolean" office:boolean-value="true" calcext:value-type="boolean">
            <text:p>VERDADERO</text:p>
          </table:table-cell>
          <table:table-cell table:formula="of:=AND([.J140]&lt;=[.D140];[.J140]&lt;=[.F140];[.J140]&lt;=[.H14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1003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695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018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13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41]&lt;=[.F141];[.D141]&lt;=[.H141];[.D141]&lt;=[.J141])" office:value-type="boolean" office:boolean-value="true" calcext:value-type="boolean">
            <text:p>VERDADERO</text:p>
          </table:table-cell>
          <table:table-cell table:formula="of:=AND([.F141]&lt;=[.D141];[.F141]&lt;=[.H141];[.F141]&lt;=[.J141])" office:value-type="boolean" office:boolean-value="true" calcext:value-type="boolean">
            <text:p>VERDADERO</text:p>
          </table:table-cell>
          <table:table-cell table:formula="of:=AND([.H141]&lt;=[.D141];[.H141]&lt;=[.F141];[.H141]&lt;=[.J141])" office:value-type="boolean" office:boolean-value="true" calcext:value-type="boolean">
            <text:p>VERDADERO</text:p>
          </table:table-cell>
          <table:table-cell table:formula="of:=AND([.J141]&lt;=[.D141];[.J141]&lt;=[.F141];[.J141]&lt;=[.H14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5994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65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697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75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42]&lt;=[.F142];[.D142]&lt;=[.H142];[.D142]&lt;=[.J142])" office:value-type="boolean" office:boolean-value="true" calcext:value-type="boolean">
            <text:p>VERDADERO</text:p>
          </table:table-cell>
          <table:table-cell table:formula="of:=AND([.F142]&lt;=[.D142];[.F142]&lt;=[.H142];[.F142]&lt;=[.J142])" office:value-type="boolean" office:boolean-value="true" calcext:value-type="boolean">
            <text:p>VERDADERO</text:p>
          </table:table-cell>
          <table:table-cell table:formula="of:=AND([.H142]&lt;=[.D142];[.H142]&lt;=[.F142];[.H142]&lt;=[.J142])" office:value-type="boolean" office:boolean-value="true" calcext:value-type="boolean">
            <text:p>VERDADERO</text:p>
          </table:table-cell>
          <table:table-cell table:formula="of:=AND([.J142]&lt;=[.D142];[.J142]&lt;=[.F142];[.J142]&lt;=[.H14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521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2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168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54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43]&lt;=[.F143];[.D143]&lt;=[.H143];[.D143]&lt;=[.J143])" office:value-type="boolean" office:boolean-value="true" calcext:value-type="boolean">
            <text:p>VERDADERO</text:p>
          </table:table-cell>
          <table:table-cell table:formula="of:=AND([.F143]&lt;=[.D143];[.F143]&lt;=[.H143];[.F143]&lt;=[.J143])" office:value-type="boolean" office:boolean-value="true" calcext:value-type="boolean">
            <text:p>VERDADERO</text:p>
          </table:table-cell>
          <table:table-cell table:formula="of:=AND([.H143]&lt;=[.D143];[.H143]&lt;=[.F143];[.H143]&lt;=[.J143])" office:value-type="boolean" office:boolean-value="true" calcext:value-type="boolean">
            <text:p>VERDADERO</text:p>
          </table:table-cell>
          <table:table-cell table:formula="of:=AND([.J143]&lt;=[.D143];[.J143]&lt;=[.F143];[.J143]&lt;=[.H14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49005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553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596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2514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44]&lt;=[.F144];[.D144]&lt;=[.H144];[.D144]&lt;=[.J144])" office:value-type="boolean" office:boolean-value="true" calcext:value-type="boolean">
            <text:p>VERDADERO</text:p>
          </table:table-cell>
          <table:table-cell table:formula="of:=AND([.F144]&lt;=[.D144];[.F144]&lt;=[.H144];[.F144]&lt;=[.J144])" office:value-type="boolean" office:boolean-value="true" calcext:value-type="boolean">
            <text:p>VERDADERO</text:p>
          </table:table-cell>
          <table:table-cell table:formula="of:=AND([.H144]&lt;=[.D144];[.H144]&lt;=[.F144];[.H144]&lt;=[.J144])" office:value-type="boolean" office:boolean-value="true" calcext:value-type="boolean">
            <text:p>VERDADERO</text:p>
          </table:table-cell>
          <table:table-cell table:formula="of:=AND([.J144]&lt;=[.D144];[.J144]&lt;=[.F144];[.J144]&lt;=[.H14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354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89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774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819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45]&lt;=[.F145];[.D145]&lt;=[.H145];[.D145]&lt;=[.J145])" office:value-type="boolean" office:boolean-value="true" calcext:value-type="boolean">
            <text:p>VERDADERO</text:p>
          </table:table-cell>
          <table:table-cell table:formula="of:=AND([.F145]&lt;=[.D145];[.F145]&lt;=[.H145];[.F145]&lt;=[.J145])" office:value-type="boolean" office:boolean-value="true" calcext:value-type="boolean">
            <text:p>VERDADERO</text:p>
          </table:table-cell>
          <table:table-cell table:formula="of:=AND([.H145]&lt;=[.D145];[.H145]&lt;=[.F145];[.H145]&lt;=[.J145])" office:value-type="boolean" office:boolean-value="true" calcext:value-type="boolean">
            <text:p>VERDADERO</text:p>
          </table:table-cell>
          <table:table-cell table:formula="of:=AND([.J145]&lt;=[.D145];[.J145]&lt;=[.F145];[.J145]&lt;=[.H14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542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562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4922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0671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46]&lt;=[.F146];[.D146]&lt;=[.H146];[.D146]&lt;=[.J146])" office:value-type="boolean" office:boolean-value="true" calcext:value-type="boolean">
            <text:p>VERDADERO</text:p>
          </table:table-cell>
          <table:table-cell table:formula="of:=AND([.F146]&lt;=[.D146];[.F146]&lt;=[.H146];[.F146]&lt;=[.J146])" office:value-type="boolean" office:boolean-value="true" calcext:value-type="boolean">
            <text:p>VERDADERO</text:p>
          </table:table-cell>
          <table:table-cell table:formula="of:=AND([.H146]&lt;=[.D146];[.H146]&lt;=[.F146];[.H146]&lt;=[.J146])" office:value-type="boolean" office:boolean-value="true" calcext:value-type="boolean">
            <text:p>VERDADERO</text:p>
          </table:table-cell>
          <table:table-cell table:formula="of:=AND([.J146]&lt;=[.D146];[.J146]&lt;=[.F146];[.J146]&lt;=[.H14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7803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32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997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30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47]&lt;=[.F147];[.D147]&lt;=[.H147];[.D147]&lt;=[.J147])" office:value-type="boolean" office:boolean-value="true" calcext:value-type="boolean">
            <text:p>VERDADERO</text:p>
          </table:table-cell>
          <table:table-cell table:formula="of:=AND([.F147]&lt;=[.D147];[.F147]&lt;=[.H147];[.F147]&lt;=[.J147])" office:value-type="boolean" office:boolean-value="true" calcext:value-type="boolean">
            <text:p>VERDADERO</text:p>
          </table:table-cell>
          <table:table-cell table:formula="of:=AND([.H147]&lt;=[.D147];[.H147]&lt;=[.F147];[.H147]&lt;=[.J147])" office:value-type="boolean" office:boolean-value="true" calcext:value-type="boolean">
            <text:p>VERDADERO</text:p>
          </table:table-cell>
          <table:table-cell table:formula="of:=AND([.J147]&lt;=[.D147];[.J147]&lt;=[.F147];[.J147]&lt;=[.H14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50383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583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831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198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48]&lt;=[.F148];[.D148]&lt;=[.H148];[.D148]&lt;=[.J148])" office:value-type="boolean" office:boolean-value="true" calcext:value-type="boolean">
            <text:p>VERDADERO</text:p>
          </table:table-cell>
          <table:table-cell table:formula="of:=AND([.F148]&lt;=[.D148];[.F148]&lt;=[.H148];[.F148]&lt;=[.J148])" office:value-type="boolean" office:boolean-value="true" calcext:value-type="boolean">
            <text:p>VERDADERO</text:p>
          </table:table-cell>
          <table:table-cell table:formula="of:=AND([.H148]&lt;=[.D148];[.H148]&lt;=[.F148];[.H148]&lt;=[.J148])" office:value-type="boolean" office:boolean-value="true" calcext:value-type="boolean">
            <text:p>VERDADERO</text:p>
          </table:table-cell>
          <table:table-cell table:formula="of:=AND([.J148]&lt;=[.D148];[.J148]&lt;=[.F148];[.J148]&lt;=[.H14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42723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3001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48285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53249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49]&lt;=[.F149];[.D149]&lt;=[.H149];[.D149]&lt;=[.J149])" office:value-type="boolean" office:boolean-value="true" calcext:value-type="boolean">
            <text:p>VERDADERO</text:p>
          </table:table-cell>
          <table:table-cell table:formula="of:=AND([.F149]&lt;=[.D149];[.F149]&lt;=[.H149];[.F149]&lt;=[.J149])" office:value-type="boolean" office:boolean-value="true" calcext:value-type="boolean">
            <text:p>VERDADERO</text:p>
          </table:table-cell>
          <table:table-cell table:formula="of:=AND([.H149]&lt;=[.D149];[.H149]&lt;=[.F149];[.H149]&lt;=[.J149])" office:value-type="boolean" office:boolean-value="true" calcext:value-type="boolean">
            <text:p>VERDADERO</text:p>
          </table:table-cell>
          <table:table-cell table:formula="of:=AND([.J149]&lt;=[.D149];[.J149]&lt;=[.F149];[.J149]&lt;=[.H14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3469.5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8645.625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264537.2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305495.5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AND([.D150]&lt;=[.F150];[.D150]&lt;=[.H150];[.D150]&lt;=[.J150])" office:value-type="boolean" office:boolean-value="true" calcext:value-type="boolean">
            <text:p>VERDADERO</text:p>
          </table:table-cell>
          <table:table-cell table:formula="of:=AND([.F150]&lt;=[.D150];[.F150]&lt;=[.H150];[.F150]&lt;=[.J150])" office:value-type="boolean" office:boolean-value="true" calcext:value-type="boolean">
            <text:p>VERDADERO</text:p>
          </table:table-cell>
          <table:table-cell table:formula="of:=AND([.H150]&lt;=[.D150];[.H150]&lt;=[.F150];[.H150]&lt;=[.J150])" office:value-type="boolean" office:boolean-value="true" calcext:value-type="boolean">
            <text:p>VERDADERO</text:p>
          </table:table-cell>
          <table:table-cell table:formula="of:=AND([.J150]&lt;=[.D150];[.J150]&lt;=[.F150];[.J150]&lt;=[.H15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11340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19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340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404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51]&lt;=[.F151];[.D151]&lt;=[.H151];[.D151]&lt;=[.J151])" office:value-type="boolean" office:boolean-value="true" calcext:value-type="boolean">
            <text:p>VERDADERO</text:p>
          </table:table-cell>
          <table:table-cell table:formula="of:=AND([.F151]&lt;=[.D151];[.F151]&lt;=[.H151];[.F151]&lt;=[.J151])" office:value-type="boolean" office:boolean-value="true" calcext:value-type="boolean">
            <text:p>VERDADERO</text:p>
          </table:table-cell>
          <table:table-cell table:formula="of:=AND([.H151]&lt;=[.D151];[.H151]&lt;=[.F151];[.H151]&lt;=[.J151])" office:value-type="boolean" office:boolean-value="true" calcext:value-type="boolean">
            <text:p>VERDADERO</text:p>
          </table:table-cell>
          <table:table-cell table:formula="of:=AND([.J151]&lt;=[.D151];[.J151]&lt;=[.F151];[.J151]&lt;=[.H15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419146.1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03606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05288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01967.1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D152]&lt;=[.F152];[.D152]&lt;=[.H152];[.D152]&lt;=[.J152])" office:value-type="boolean" office:boolean-value="true" calcext:value-type="boolean">
            <text:p>VERDADERO</text:p>
          </table:table-cell>
          <table:table-cell table:formula="of:=AND([.F152]&lt;=[.D152];[.F152]&lt;=[.H152];[.F152]&lt;=[.J152])" office:value-type="boolean" office:boolean-value="true" calcext:value-type="boolean">
            <text:p>VERDADERO</text:p>
          </table:table-cell>
          <table:table-cell table:formula="of:=AND([.H152]&lt;=[.D152];[.H152]&lt;=[.F152];[.H152]&lt;=[.J152])" office:value-type="boolean" office:boolean-value="true" calcext:value-type="boolean">
            <text:p>VERDADERO</text:p>
          </table:table-cell>
          <table:table-cell table:formula="of:=AND([.J152]&lt;=[.D152];[.J152]&lt;=[.F152];[.J152]&lt;=[.H15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6974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78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991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561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53]&lt;=[.F153];[.D153]&lt;=[.H153];[.D153]&lt;=[.J153])" office:value-type="boolean" office:boolean-value="true" calcext:value-type="boolean">
            <text:p>VERDADERO</text:p>
          </table:table-cell>
          <table:table-cell table:formula="of:=AND([.F153]&lt;=[.D153];[.F153]&lt;=[.H153];[.F153]&lt;=[.J153])" office:value-type="boolean" office:boolean-value="true" calcext:value-type="boolean">
            <text:p>VERDADERO</text:p>
          </table:table-cell>
          <table:table-cell table:formula="of:=AND([.H153]&lt;=[.D153];[.H153]&lt;=[.F153];[.H153]&lt;=[.J153])" office:value-type="boolean" office:boolean-value="true" calcext:value-type="boolean">
            <text:p>VERDADERO</text:p>
          </table:table-cell>
          <table:table-cell table:formula="of:=AND([.J153]&lt;=[.D153];[.J153]&lt;=[.F153];[.J153]&lt;=[.H15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7114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094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589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54]&lt;=[.F154];[.D154]&lt;=[.H154];[.D154]&lt;=[.J154])" office:value-type="boolean" office:boolean-value="true" calcext:value-type="boolean">
            <text:p>VERDADERO</text:p>
          </table:table-cell>
          <table:table-cell table:formula="of:=AND([.F154]&lt;=[.D154];[.F154]&lt;=[.H154];[.F154]&lt;=[.J154])" office:value-type="boolean" office:boolean-value="true" calcext:value-type="boolean">
            <text:p>VERDADERO</text:p>
          </table:table-cell>
          <table:table-cell table:formula="of:=AND([.H154]&lt;=[.D154];[.H154]&lt;=[.F154];[.H154]&lt;=[.J154])" office:value-type="boolean" office:boolean-value="true" calcext:value-type="boolean">
            <text:p>VERDADERO</text:p>
          </table:table-cell>
          <table:table-cell table:formula="of:=AND([.J154]&lt;=[.D154];[.J154]&lt;=[.F154];[.J154]&lt;=[.H15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18257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5823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95235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29267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55]&lt;=[.F155];[.D155]&lt;=[.H155];[.D155]&lt;=[.J155])" office:value-type="boolean" office:boolean-value="true" calcext:value-type="boolean">
            <text:p>VERDADERO</text:p>
          </table:table-cell>
          <table:table-cell table:formula="of:=AND([.F155]&lt;=[.D155];[.F155]&lt;=[.H155];[.F155]&lt;=[.J155])" office:value-type="boolean" office:boolean-value="true" calcext:value-type="boolean">
            <text:p>VERDADERO</text:p>
          </table:table-cell>
          <table:table-cell table:formula="of:=AND([.H155]&lt;=[.D155];[.H155]&lt;=[.F155];[.H155]&lt;=[.J155])" office:value-type="boolean" office:boolean-value="true" calcext:value-type="boolean">
            <text:p>VERDADERO</text:p>
          </table:table-cell>
          <table:table-cell table:formula="of:=AND([.J155]&lt;=[.D155];[.J155]&lt;=[.F155];[.J155]&lt;=[.H15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71102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74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8248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897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56]&lt;=[.F156];[.D156]&lt;=[.H156];[.D156]&lt;=[.J156])" office:value-type="boolean" office:boolean-value="true" calcext:value-type="boolean">
            <text:p>VERDADERO</text:p>
          </table:table-cell>
          <table:table-cell table:formula="of:=AND([.F156]&lt;=[.D156];[.F156]&lt;=[.H156];[.F156]&lt;=[.J156])" office:value-type="boolean" office:boolean-value="true" calcext:value-type="boolean">
            <text:p>VERDADERO</text:p>
          </table:table-cell>
          <table:table-cell table:formula="of:=AND([.H156]&lt;=[.D156];[.H156]&lt;=[.F156];[.H156]&lt;=[.J156])" office:value-type="boolean" office:boolean-value="true" calcext:value-type="boolean">
            <text:p>VERDADERO</text:p>
          </table:table-cell>
          <table:table-cell table:formula="of:=AND([.J156]&lt;=[.D156];[.J156]&lt;=[.F156];[.J156]&lt;=[.H15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14502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58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362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639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57]&lt;=[.F157];[.D157]&lt;=[.H157];[.D157]&lt;=[.J157])" office:value-type="boolean" office:boolean-value="false" calcext:value-type="boolean">
            <text:p>FALSO</text:p>
          </table:table-cell>
          <table:table-cell table:formula="of:=AND([.F157]&lt;=[.D157];[.F157]&lt;=[.H157];[.F157]&lt;=[.J157])" office:value-type="boolean" office:boolean-value="true" calcext:value-type="boolean">
            <text:p>VERDADERO</text:p>
          </table:table-cell>
          <table:table-cell table:formula="of:=AND([.H157]&lt;=[.D157];[.H157]&lt;=[.F157];[.H157]&lt;=[.J157])" office:value-type="boolean" office:boolean-value="true" calcext:value-type="boolean">
            <text:p>VERDADERO</text:p>
          </table:table-cell>
          <table:table-cell table:formula="of:=AND([.J157]&lt;=[.D157];[.J157]&lt;=[.F157];[.J157]&lt;=[.H15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87907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37700.6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503979.1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585053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D158]&lt;=[.F158];[.D158]&lt;=[.H158];[.D158]&lt;=[.J158])" office:value-type="boolean" office:boolean-value="true" calcext:value-type="boolean">
            <text:p>VERDADERO</text:p>
          </table:table-cell>
          <table:table-cell table:formula="of:=AND([.F158]&lt;=[.D158];[.F158]&lt;=[.H158];[.F158]&lt;=[.J158])" office:value-type="boolean" office:boolean-value="true" calcext:value-type="boolean">
            <text:p>VERDADERO</text:p>
          </table:table-cell>
          <table:table-cell table:formula="of:=AND([.H158]&lt;=[.D158];[.H158]&lt;=[.F158];[.H158]&lt;=[.J158])" office:value-type="boolean" office:boolean-value="true" calcext:value-type="boolean">
            <text:p>VERDADERO</text:p>
          </table:table-cell>
          <table:table-cell table:formula="of:=AND([.J158]&lt;=[.D158];[.J158]&lt;=[.F158];[.J158]&lt;=[.H15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11283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8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715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53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59]&lt;=[.F159];[.D159]&lt;=[.H159];[.D159]&lt;=[.J159])" office:value-type="boolean" office:boolean-value="true" calcext:value-type="boolean">
            <text:p>VERDADERO</text:p>
          </table:table-cell>
          <table:table-cell table:formula="of:=AND([.F159]&lt;=[.D159];[.F159]&lt;=[.H159];[.F159]&lt;=[.J159])" office:value-type="boolean" office:boolean-value="true" calcext:value-type="boolean">
            <text:p>VERDADERO</text:p>
          </table:table-cell>
          <table:table-cell table:formula="of:=AND([.H159]&lt;=[.D159];[.H159]&lt;=[.F159];[.H159]&lt;=[.J159])" office:value-type="boolean" office:boolean-value="true" calcext:value-type="boolean">
            <text:p>VERDADERO</text:p>
          </table:table-cell>
          <table:table-cell table:formula="of:=AND([.J159]&lt;=[.D159];[.J159]&lt;=[.F159];[.J159]&lt;=[.H15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298147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3498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460990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17111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60]&lt;=[.F160];[.D160]&lt;=[.H160];[.D160]&lt;=[.J160])" office:value-type="boolean" office:boolean-value="true" calcext:value-type="boolean">
            <text:p>VERDADERO</text:p>
          </table:table-cell>
          <table:table-cell table:formula="of:=AND([.F160]&lt;=[.D160];[.F160]&lt;=[.H160];[.F160]&lt;=[.J160])" office:value-type="boolean" office:boolean-value="true" calcext:value-type="boolean">
            <text:p>VERDADERO</text:p>
          </table:table-cell>
          <table:table-cell table:formula="of:=AND([.H160]&lt;=[.D160];[.H160]&lt;=[.F160];[.H160]&lt;=[.J160])" office:value-type="boolean" office:boolean-value="true" calcext:value-type="boolean">
            <text:p>VERDADERO</text:p>
          </table:table-cell>
          <table:table-cell table:formula="of:=AND([.J160]&lt;=[.D160];[.J160]&lt;=[.F160];[.J160]&lt;=[.H16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8063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901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9739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76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61]&lt;=[.F161];[.D161]&lt;=[.H161];[.D161]&lt;=[.J161])" office:value-type="boolean" office:boolean-value="true" calcext:value-type="boolean">
            <text:p>VERDADERO</text:p>
          </table:table-cell>
          <table:table-cell table:formula="of:=AND([.F161]&lt;=[.D161];[.F161]&lt;=[.H161];[.F161]&lt;=[.J161])" office:value-type="boolean" office:boolean-value="true" calcext:value-type="boolean">
            <text:p>VERDADERO</text:p>
          </table:table-cell>
          <table:table-cell table:formula="of:=AND([.H161]&lt;=[.D161];[.H161]&lt;=[.F161];[.H161]&lt;=[.J161])" office:value-type="boolean" office:boolean-value="true" calcext:value-type="boolean">
            <text:p>VERDADERO</text:p>
          </table:table-cell>
          <table:table-cell table:formula="of:=AND([.J161]&lt;=[.D161];[.J161]&lt;=[.F161];[.J161]&lt;=[.H16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75118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4465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93448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80995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62]&lt;=[.F162];[.D162]&lt;=[.H162];[.D162]&lt;=[.J162])" office:value-type="boolean" office:boolean-value="true" calcext:value-type="boolean">
            <text:p>VERDADERO</text:p>
          </table:table-cell>
          <table:table-cell table:formula="of:=AND([.F162]&lt;=[.D162];[.F162]&lt;=[.H162];[.F162]&lt;=[.J162])" office:value-type="boolean" office:boolean-value="true" calcext:value-type="boolean">
            <text:p>VERDADERO</text:p>
          </table:table-cell>
          <table:table-cell table:formula="of:=AND([.H162]&lt;=[.D162];[.H162]&lt;=[.F162];[.H162]&lt;=[.J162])" office:value-type="boolean" office:boolean-value="true" calcext:value-type="boolean">
            <text:p>VERDADERO</text:p>
          </table:table-cell>
          <table:table-cell table:formula="of:=AND([.J162]&lt;=[.D162];[.J162]&lt;=[.F162];[.J162]&lt;=[.H16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12704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539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48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652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63]&lt;=[.F163];[.D163]&lt;=[.H163];[.D163]&lt;=[.J163])" office:value-type="boolean" office:boolean-value="true" calcext:value-type="boolean">
            <text:p>VERDADERO</text:p>
          </table:table-cell>
          <table:table-cell table:formula="of:=AND([.F163]&lt;=[.D163];[.F163]&lt;=[.H163];[.F163]&lt;=[.J163])" office:value-type="boolean" office:boolean-value="true" calcext:value-type="boolean">
            <text:p>VERDADERO</text:p>
          </table:table-cell>
          <table:table-cell table:formula="of:=AND([.H163]&lt;=[.D163];[.H163]&lt;=[.F163];[.H163]&lt;=[.J163])" office:value-type="boolean" office:boolean-value="true" calcext:value-type="boolean">
            <text:p>VERDADERO</text:p>
          </table:table-cell>
          <table:table-cell table:formula="of:=AND([.J163]&lt;=[.D163];[.J163]&lt;=[.F163];[.J163]&lt;=[.H16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376632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63591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39666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45426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D164]&lt;=[.F164];[.D164]&lt;=[.H164];[.D164]&lt;=[.J164])" office:value-type="boolean" office:boolean-value="true" calcext:value-type="boolean">
            <text:p>VERDADERO</text:p>
          </table:table-cell>
          <table:table-cell table:formula="of:=AND([.F164]&lt;=[.D164];[.F164]&lt;=[.H164];[.F164]&lt;=[.J164])" office:value-type="boolean" office:boolean-value="true" calcext:value-type="boolean">
            <text:p>VERDADERO</text:p>
          </table:table-cell>
          <table:table-cell table:formula="of:=AND([.H164]&lt;=[.D164];[.H164]&lt;=[.F164];[.H164]&lt;=[.J164])" office:value-type="boolean" office:boolean-value="true" calcext:value-type="boolean">
            <text:p>VERDADERO</text:p>
          </table:table-cell>
          <table:table-cell table:formula="of:=AND([.J164]&lt;=[.D164];[.J164]&lt;=[.F164];[.J164]&lt;=[.H16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2732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1407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7845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312435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D165]&lt;=[.F165];[.D165]&lt;=[.H165];[.D165]&lt;=[.J165])" office:value-type="boolean" office:boolean-value="true" calcext:value-type="boolean">
            <text:p>VERDADERO</text:p>
          </table:table-cell>
          <table:table-cell table:formula="of:=AND([.F165]&lt;=[.D165];[.F165]&lt;=[.H165];[.F165]&lt;=[.J165])" office:value-type="boolean" office:boolean-value="true" calcext:value-type="boolean">
            <text:p>VERDADERO</text:p>
          </table:table-cell>
          <table:table-cell table:formula="of:=AND([.H165]&lt;=[.D165];[.H165]&lt;=[.F165];[.H165]&lt;=[.J165])" office:value-type="boolean" office:boolean-value="true" calcext:value-type="boolean">
            <text:p>VERDADERO</text:p>
          </table:table-cell>
          <table:table-cell table:formula="of:=AND([.J165]&lt;=[.D165];[.J165]&lt;=[.F165];[.J165]&lt;=[.H16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3862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623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5955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088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66]&lt;=[.F166];[.D166]&lt;=[.H166];[.D166]&lt;=[.J166])" office:value-type="boolean" office:boolean-value="true" calcext:value-type="boolean">
            <text:p>VERDADERO</text:p>
          </table:table-cell>
          <table:table-cell table:formula="of:=AND([.F166]&lt;=[.D166];[.F166]&lt;=[.H166];[.F166]&lt;=[.J166])" office:value-type="boolean" office:boolean-value="true" calcext:value-type="boolean">
            <text:p>VERDADERO</text:p>
          </table:table-cell>
          <table:table-cell table:formula="of:=AND([.H166]&lt;=[.D166];[.H166]&lt;=[.F166];[.H166]&lt;=[.J166])" office:value-type="boolean" office:boolean-value="true" calcext:value-type="boolean">
            <text:p>VERDADERO</text:p>
          </table:table-cell>
          <table:table-cell table:formula="of:=AND([.J166]&lt;=[.D166];[.J166]&lt;=[.F166];[.J166]&lt;=[.H16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0199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5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65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87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67]&lt;=[.F167];[.D167]&lt;=[.H167];[.D167]&lt;=[.J167])" office:value-type="boolean" office:boolean-value="true" calcext:value-type="boolean">
            <text:p>VERDADERO</text:p>
          </table:table-cell>
          <table:table-cell table:formula="of:=AND([.F167]&lt;=[.D167];[.F167]&lt;=[.H167];[.F167]&lt;=[.J167])" office:value-type="boolean" office:boolean-value="true" calcext:value-type="boolean">
            <text:p>VERDADERO</text:p>
          </table:table-cell>
          <table:table-cell table:formula="of:=AND([.H167]&lt;=[.D167];[.H167]&lt;=[.F167];[.H167]&lt;=[.J167])" office:value-type="boolean" office:boolean-value="true" calcext:value-type="boolean">
            <text:p>VERDADERO</text:p>
          </table:table-cell>
          <table:table-cell table:formula="of:=AND([.J167]&lt;=[.D167];[.J167]&lt;=[.F167];[.J167]&lt;=[.H16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307089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4232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83028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41068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68]&lt;=[.F168];[.D168]&lt;=[.H168];[.D168]&lt;=[.J168])" office:value-type="boolean" office:boolean-value="true" calcext:value-type="boolean">
            <text:p>VERDADERO</text:p>
          </table:table-cell>
          <table:table-cell table:formula="of:=AND([.F168]&lt;=[.D168];[.F168]&lt;=[.H168];[.F168]&lt;=[.J168])" office:value-type="boolean" office:boolean-value="true" calcext:value-type="boolean">
            <text:p>VERDADERO</text:p>
          </table:table-cell>
          <table:table-cell table:formula="of:=AND([.H168]&lt;=[.D168];[.H168]&lt;=[.F168];[.H168]&lt;=[.J168])" office:value-type="boolean" office:boolean-value="true" calcext:value-type="boolean">
            <text:p>VERDADERO</text:p>
          </table:table-cell>
          <table:table-cell table:formula="of:=AND([.J168]&lt;=[.D168];[.J168]&lt;=[.F168];[.J168]&lt;=[.H16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410523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02123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104149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018101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69]&lt;=[.F169];[.D169]&lt;=[.H169];[.D169]&lt;=[.J169])" office:value-type="boolean" office:boolean-value="true" calcext:value-type="boolean">
            <text:p>VERDADERO</text:p>
          </table:table-cell>
          <table:table-cell table:formula="of:=AND([.F169]&lt;=[.D169];[.F169]&lt;=[.H169];[.F169]&lt;=[.J169])" office:value-type="boolean" office:boolean-value="true" calcext:value-type="boolean">
            <text:p>VERDADERO</text:p>
          </table:table-cell>
          <table:table-cell table:formula="of:=AND([.H169]&lt;=[.D169];[.H169]&lt;=[.F169];[.H169]&lt;=[.J169])" office:value-type="boolean" office:boolean-value="true" calcext:value-type="boolean">
            <text:p>VERDADERO</text:p>
          </table:table-cell>
          <table:table-cell table:formula="of:=AND([.J169]&lt;=[.D169];[.J169]&lt;=[.F169];[.J169]&lt;=[.H16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481975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49155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07514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78829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70]&lt;=[.F170];[.D170]&lt;=[.H170];[.D170]&lt;=[.J170])" office:value-type="boolean" office:boolean-value="true" calcext:value-type="boolean">
            <text:p>VERDADERO</text:p>
          </table:table-cell>
          <table:table-cell table:formula="of:=AND([.F170]&lt;=[.D170];[.F170]&lt;=[.H170];[.F170]&lt;=[.J170])" office:value-type="boolean" office:boolean-value="true" calcext:value-type="boolean">
            <text:p>VERDADERO</text:p>
          </table:table-cell>
          <table:table-cell table:formula="of:=AND([.H170]&lt;=[.D170];[.H170]&lt;=[.F170];[.H170]&lt;=[.J170])" office:value-type="boolean" office:boolean-value="true" calcext:value-type="boolean">
            <text:p>VERDADERO</text:p>
          </table:table-cell>
          <table:table-cell table:formula="of:=AND([.J170]&lt;=[.D170];[.J170]&lt;=[.F170];[.J170]&lt;=[.H17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382752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91366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904011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814111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D171]&lt;=[.F171];[.D171]&lt;=[.H171];[.D171]&lt;=[.J171])" office:value-type="boolean" office:boolean-value="true" calcext:value-type="boolean">
            <text:p>VERDADERO</text:p>
          </table:table-cell>
          <table:table-cell table:formula="of:=AND([.F171]&lt;=[.D171];[.F171]&lt;=[.H171];[.F171]&lt;=[.J171])" office:value-type="boolean" office:boolean-value="true" calcext:value-type="boolean">
            <text:p>VERDADERO</text:p>
          </table:table-cell>
          <table:table-cell table:formula="of:=AND([.H171]&lt;=[.D171];[.H171]&lt;=[.F171];[.H171]&lt;=[.J171])" office:value-type="boolean" office:boolean-value="true" calcext:value-type="boolean">
            <text:p>VERDADERO</text:p>
          </table:table-cell>
          <table:table-cell table:formula="of:=AND([.J171]&lt;=[.D171];[.J171]&lt;=[.F171];[.J171]&lt;=[.H17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69835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9891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44484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29238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72]&lt;=[.F172];[.D172]&lt;=[.H172];[.D172]&lt;=[.J172])" office:value-type="boolean" office:boolean-value="true" calcext:value-type="boolean">
            <text:p>VERDADERO</text:p>
          </table:table-cell>
          <table:table-cell table:formula="of:=AND([.F172]&lt;=[.D172];[.F172]&lt;=[.H172];[.F172]&lt;=[.J172])" office:value-type="boolean" office:boolean-value="true" calcext:value-type="boolean">
            <text:p>VERDADERO</text:p>
          </table:table-cell>
          <table:table-cell table:formula="of:=AND([.H172]&lt;=[.D172];[.H172]&lt;=[.F172];[.H172]&lt;=[.J172])" office:value-type="boolean" office:boolean-value="true" calcext:value-type="boolean">
            <text:p>VERDADERO</text:p>
          </table:table-cell>
          <table:table-cell table:formula="of:=AND([.J172]&lt;=[.D172];[.J172]&lt;=[.F172];[.J172]&lt;=[.H17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602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4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825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31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73]&lt;=[.F173];[.D173]&lt;=[.H173];[.D173]&lt;=[.J173])" office:value-type="boolean" office:boolean-value="true" calcext:value-type="boolean">
            <text:p>VERDADERO</text:p>
          </table:table-cell>
          <table:table-cell table:formula="of:=AND([.F173]&lt;=[.D173];[.F173]&lt;=[.H173];[.F173]&lt;=[.J173])" office:value-type="boolean" office:boolean-value="true" calcext:value-type="boolean">
            <text:p>VERDADERO</text:p>
          </table:table-cell>
          <table:table-cell table:formula="of:=AND([.H173]&lt;=[.D173];[.H173]&lt;=[.F173];[.H173]&lt;=[.J173])" office:value-type="boolean" office:boolean-value="true" calcext:value-type="boolean">
            <text:p>VERDADERO</text:p>
          </table:table-cell>
          <table:table-cell table:formula="of:=AND([.J173]&lt;=[.D173];[.J173]&lt;=[.F173];[.J173]&lt;=[.H17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336293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3407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51719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43121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74]&lt;=[.F174];[.D174]&lt;=[.H174];[.D174]&lt;=[.J174])" office:value-type="boolean" office:boolean-value="true" calcext:value-type="boolean">
            <text:p>VERDADERO</text:p>
          </table:table-cell>
          <table:table-cell table:formula="of:=AND([.F174]&lt;=[.D174];[.F174]&lt;=[.H174];[.F174]&lt;=[.J174])" office:value-type="boolean" office:boolean-value="true" calcext:value-type="boolean">
            <text:p>VERDADERO</text:p>
          </table:table-cell>
          <table:table-cell table:formula="of:=AND([.H174]&lt;=[.D174];[.H174]&lt;=[.F174];[.H174]&lt;=[.J174])" office:value-type="boolean" office:boolean-value="true" calcext:value-type="boolean">
            <text:p>VERDADERO</text:p>
          </table:table-cell>
          <table:table-cell table:formula="of:=AND([.J174]&lt;=[.D174];[.J174]&lt;=[.F174];[.J174]&lt;=[.H17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544144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58299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746879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938205.3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D175]&lt;=[.F175];[.D175]&lt;=[.H175];[.D175]&lt;=[.J175])" office:value-type="boolean" office:boolean-value="true" calcext:value-type="boolean">
            <text:p>VERDADERO</text:p>
          </table:table-cell>
          <table:table-cell table:formula="of:=AND([.F175]&lt;=[.D175];[.F175]&lt;=[.H175];[.F175]&lt;=[.J175])" office:value-type="boolean" office:boolean-value="true" calcext:value-type="boolean">
            <text:p>VERDADERO</text:p>
          </table:table-cell>
          <table:table-cell table:formula="of:=AND([.H175]&lt;=[.D175];[.H175]&lt;=[.F175];[.H175]&lt;=[.J175])" office:value-type="boolean" office:boolean-value="true" calcext:value-type="boolean">
            <text:p>VERDADERO</text:p>
          </table:table-cell>
          <table:table-cell table:formula="of:=AND([.J175]&lt;=[.D175];[.J175]&lt;=[.F175];[.J175]&lt;=[.H17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1911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71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92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022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76]&lt;=[.F176];[.D176]&lt;=[.H176];[.D176]&lt;=[.J176])" office:value-type="boolean" office:boolean-value="true" calcext:value-type="boolean">
            <text:p>VERDADERO</text:p>
          </table:table-cell>
          <table:table-cell table:formula="of:=AND([.F176]&lt;=[.D176];[.F176]&lt;=[.H176];[.F176]&lt;=[.J176])" office:value-type="boolean" office:boolean-value="true" calcext:value-type="boolean">
            <text:p>VERDADERO</text:p>
          </table:table-cell>
          <table:table-cell table:formula="of:=AND([.H176]&lt;=[.D176];[.H176]&lt;=[.F176];[.H176]&lt;=[.J176])" office:value-type="boolean" office:boolean-value="true" calcext:value-type="boolean">
            <text:p>VERDADERO</text:p>
          </table:table-cell>
          <table:table-cell table:formula="of:=AND([.J176]&lt;=[.D176];[.J176]&lt;=[.F176];[.J176]&lt;=[.H17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804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0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49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76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77]&lt;=[.F177];[.D177]&lt;=[.H177];[.D177]&lt;=[.J177])" office:value-type="boolean" office:boolean-value="true" calcext:value-type="boolean">
            <text:p>VERDADERO</text:p>
          </table:table-cell>
          <table:table-cell table:formula="of:=AND([.F177]&lt;=[.D177];[.F177]&lt;=[.H177];[.F177]&lt;=[.J177])" office:value-type="boolean" office:boolean-value="false" calcext:value-type="boolean">
            <text:p>FALSO</text:p>
          </table:table-cell>
          <table:table-cell table:formula="of:=AND([.H177]&lt;=[.D177];[.H177]&lt;=[.F177];[.H177]&lt;=[.J177])" office:value-type="boolean" office:boolean-value="true" calcext:value-type="boolean">
            <text:p>VERDADERO</text:p>
          </table:table-cell>
          <table:table-cell table:formula="of:=AND([.J177]&lt;=[.D177];[.J177]&lt;=[.F177];[.J177]&lt;=[.H17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383900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18764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13411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85086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D178]&lt;=[.F178];[.D178]&lt;=[.H178];[.D178]&lt;=[.J178])" office:value-type="boolean" office:boolean-value="true" calcext:value-type="boolean">
            <text:p>VERDADERO</text:p>
          </table:table-cell>
          <table:table-cell table:formula="of:=AND([.F178]&lt;=[.D178];[.F178]&lt;=[.H178];[.F178]&lt;=[.J178])" office:value-type="boolean" office:boolean-value="true" calcext:value-type="boolean">
            <text:p>VERDADERO</text:p>
          </table:table-cell>
          <table:table-cell table:formula="of:=AND([.H178]&lt;=[.D178];[.H178]&lt;=[.F178];[.H178]&lt;=[.J178])" office:value-type="boolean" office:boolean-value="true" calcext:value-type="boolean">
            <text:p>VERDADERO</text:p>
          </table:table-cell>
          <table:table-cell table:formula="of:=AND([.J178]&lt;=[.D178];[.J178]&lt;=[.F178];[.J178]&lt;=[.H17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544017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56778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285029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156635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179]&lt;=[.F179];[.D179]&lt;=[.H179];[.D179]&lt;=[.J179])" office:value-type="boolean" office:boolean-value="true" calcext:value-type="boolean">
            <text:p>VERDADERO</text:p>
          </table:table-cell>
          <table:table-cell table:formula="of:=AND([.F179]&lt;=[.D179];[.F179]&lt;=[.H179];[.F179]&lt;=[.J179])" office:value-type="boolean" office:boolean-value="true" calcext:value-type="boolean">
            <text:p>VERDADERO</text:p>
          </table:table-cell>
          <table:table-cell table:formula="of:=AND([.H179]&lt;=[.D179];[.H179]&lt;=[.F179];[.H179]&lt;=[.J179])" office:value-type="boolean" office:boolean-value="true" calcext:value-type="boolean">
            <text:p>VERDADERO</text:p>
          </table:table-cell>
          <table:table-cell table:formula="of:=AND([.J179]&lt;=[.D179];[.J179]&lt;=[.F179];[.J179]&lt;=[.H17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381957.31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65448.5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859634.81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874086.937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formula="of:=AND([.D180]&lt;=[.F180];[.D180]&lt;=[.H180];[.D180]&lt;=[.J180])" office:value-type="boolean" office:boolean-value="true" calcext:value-type="boolean">
            <text:p>VERDADERO</text:p>
          </table:table-cell>
          <table:table-cell table:formula="of:=AND([.F180]&lt;=[.D180];[.F180]&lt;=[.H180];[.F180]&lt;=[.J180])" office:value-type="boolean" office:boolean-value="true" calcext:value-type="boolean">
            <text:p>VERDADERO</text:p>
          </table:table-cell>
          <table:table-cell table:formula="of:=AND([.H180]&lt;=[.D180];[.H180]&lt;=[.F180];[.H180]&lt;=[.J180])" office:value-type="boolean" office:boolean-value="true" calcext:value-type="boolean">
            <text:p>VERDADERO</text:p>
          </table:table-cell>
          <table:table-cell table:formula="of:=AND([.J180]&lt;=[.D180];[.J180]&lt;=[.F180];[.J180]&lt;=[.H18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421961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47525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022212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166128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D181]&lt;=[.F181];[.D181]&lt;=[.H181];[.D181]&lt;=[.J181])" office:value-type="boolean" office:boolean-value="true" calcext:value-type="boolean">
            <text:p>VERDADERO</text:p>
          </table:table-cell>
          <table:table-cell table:formula="of:=AND([.F181]&lt;=[.D181];[.F181]&lt;=[.H181];[.F181]&lt;=[.J181])" office:value-type="boolean" office:boolean-value="true" calcext:value-type="boolean">
            <text:p>VERDADERO</text:p>
          </table:table-cell>
          <table:table-cell table:formula="of:=AND([.H181]&lt;=[.D181];[.H181]&lt;=[.F181];[.H181]&lt;=[.J181])" office:value-type="boolean" office:boolean-value="true" calcext:value-type="boolean">
            <text:p>VERDADERO</text:p>
          </table:table-cell>
          <table:table-cell table:formula="of:=AND([.J181]&lt;=[.D181];[.J181]&lt;=[.F181];[.J181]&lt;=[.H18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358816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2489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7244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60344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82]&lt;=[.F182];[.D182]&lt;=[.H182];[.D182]&lt;=[.J182])" office:value-type="boolean" office:boolean-value="true" calcext:value-type="boolean">
            <text:p>VERDADERO</text:p>
          </table:table-cell>
          <table:table-cell table:formula="of:=AND([.F182]&lt;=[.D182];[.F182]&lt;=[.H182];[.F182]&lt;=[.J182])" office:value-type="boolean" office:boolean-value="true" calcext:value-type="boolean">
            <text:p>VERDADERO</text:p>
          </table:table-cell>
          <table:table-cell table:formula="of:=AND([.H182]&lt;=[.D182];[.H182]&lt;=[.F182];[.H182]&lt;=[.J182])" office:value-type="boolean" office:boolean-value="true" calcext:value-type="boolean">
            <text:p>VERDADERO</text:p>
          </table:table-cell>
          <table:table-cell table:formula="of:=AND([.J182]&lt;=[.D182];[.J182]&lt;=[.F182];[.J182]&lt;=[.H18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25700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7160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2011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95144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83]&lt;=[.F183];[.D183]&lt;=[.H183];[.D183]&lt;=[.J183])" office:value-type="boolean" office:boolean-value="true" calcext:value-type="boolean">
            <text:p>VERDADERO</text:p>
          </table:table-cell>
          <table:table-cell table:formula="of:=AND([.F183]&lt;=[.D183];[.F183]&lt;=[.H183];[.F183]&lt;=[.J183])" office:value-type="boolean" office:boolean-value="true" calcext:value-type="boolean">
            <text:p>VERDADERO</text:p>
          </table:table-cell>
          <table:table-cell table:formula="of:=AND([.H183]&lt;=[.D183];[.H183]&lt;=[.F183];[.H183]&lt;=[.J183])" office:value-type="boolean" office:boolean-value="true" calcext:value-type="boolean">
            <text:p>VERDADERO</text:p>
          </table:table-cell>
          <table:table-cell table:formula="of:=AND([.J183]&lt;=[.D183];[.J183]&lt;=[.F183];[.J183]&lt;=[.H18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39612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34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186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275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84]&lt;=[.F184];[.D184]&lt;=[.H184];[.D184]&lt;=[.J184])" office:value-type="boolean" office:boolean-value="true" calcext:value-type="boolean">
            <text:p>VERDADERO</text:p>
          </table:table-cell>
          <table:table-cell table:formula="of:=AND([.F184]&lt;=[.D184];[.F184]&lt;=[.H184];[.F184]&lt;=[.J184])" office:value-type="boolean" office:boolean-value="true" calcext:value-type="boolean">
            <text:p>VERDADERO</text:p>
          </table:table-cell>
          <table:table-cell table:formula="of:=AND([.H184]&lt;=[.D184];[.H184]&lt;=[.F184];[.H184]&lt;=[.J184])" office:value-type="boolean" office:boolean-value="true" calcext:value-type="boolean">
            <text:p>VERDADERO</text:p>
          </table:table-cell>
          <table:table-cell table:formula="of:=AND([.J184]&lt;=[.D184];[.J184]&lt;=[.F184];[.J184]&lt;=[.H18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40885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189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6742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6383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85]&lt;=[.F185];[.D185]&lt;=[.H185];[.D185]&lt;=[.J185])" office:value-type="boolean" office:boolean-value="true" calcext:value-type="boolean">
            <text:p>VERDADERO</text:p>
          </table:table-cell>
          <table:table-cell table:formula="of:=AND([.F185]&lt;=[.D185];[.F185]&lt;=[.H185];[.F185]&lt;=[.J185])" office:value-type="boolean" office:boolean-value="true" calcext:value-type="boolean">
            <text:p>VERDADERO</text:p>
          </table:table-cell>
          <table:table-cell table:formula="of:=AND([.H185]&lt;=[.D185];[.H185]&lt;=[.F185];[.H185]&lt;=[.J185])" office:value-type="boolean" office:boolean-value="true" calcext:value-type="boolean">
            <text:p>VERDADERO</text:p>
          </table:table-cell>
          <table:table-cell table:formula="of:=AND([.J185]&lt;=[.D185];[.J185]&lt;=[.F185];[.J185]&lt;=[.H18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528188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22439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313978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44890.8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D186]&lt;=[.F186];[.D186]&lt;=[.H186];[.D186]&lt;=[.J186])" office:value-type="boolean" office:boolean-value="true" calcext:value-type="boolean">
            <text:p>VERDADERO</text:p>
          </table:table-cell>
          <table:table-cell table:formula="of:=AND([.F186]&lt;=[.D186];[.F186]&lt;=[.H186];[.F186]&lt;=[.J186])" office:value-type="boolean" office:boolean-value="true" calcext:value-type="boolean">
            <text:p>VERDADERO</text:p>
          </table:table-cell>
          <table:table-cell table:formula="of:=AND([.H186]&lt;=[.D186];[.H186]&lt;=[.F186];[.H186]&lt;=[.J186])" office:value-type="boolean" office:boolean-value="true" calcext:value-type="boolean">
            <text:p>VERDADERO</text:p>
          </table:table-cell>
          <table:table-cell table:formula="of:=AND([.J186]&lt;=[.D186];[.J186]&lt;=[.F186];[.J186]&lt;=[.H18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11937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953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290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2760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87]&lt;=[.F187];[.D187]&lt;=[.H187];[.D187]&lt;=[.J187])" office:value-type="boolean" office:boolean-value="true" calcext:value-type="boolean">
            <text:p>VERDADERO</text:p>
          </table:table-cell>
          <table:table-cell table:formula="of:=AND([.F187]&lt;=[.D187];[.F187]&lt;=[.H187];[.F187]&lt;=[.J187])" office:value-type="boolean" office:boolean-value="true" calcext:value-type="boolean">
            <text:p>VERDADERO</text:p>
          </table:table-cell>
          <table:table-cell table:formula="of:=AND([.H187]&lt;=[.D187];[.H187]&lt;=[.F187];[.H187]&lt;=[.J187])" office:value-type="boolean" office:boolean-value="true" calcext:value-type="boolean">
            <text:p>VERDADERO</text:p>
          </table:table-cell>
          <table:table-cell table:formula="of:=AND([.J187]&lt;=[.D187];[.J187]&lt;=[.F187];[.J187]&lt;=[.H18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5416.562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342191.187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28104.125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03697.625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formula="of:=AND([.D188]&lt;=[.F188];[.D188]&lt;=[.H188];[.D188]&lt;=[.J188])" office:value-type="boolean" office:boolean-value="true" calcext:value-type="boolean">
            <text:p>VERDADERO</text:p>
          </table:table-cell>
          <table:table-cell table:formula="of:=AND([.F188]&lt;=[.D188];[.F188]&lt;=[.H188];[.F188]&lt;=[.J188])" office:value-type="boolean" office:boolean-value="true" calcext:value-type="boolean">
            <text:p>VERDADERO</text:p>
          </table:table-cell>
          <table:table-cell table:formula="of:=AND([.H188]&lt;=[.D188];[.H188]&lt;=[.F188];[.H188]&lt;=[.J188])" office:value-type="boolean" office:boolean-value="true" calcext:value-type="boolean">
            <text:p>VERDADERO</text:p>
          </table:table-cell>
          <table:table-cell table:formula="of:=AND([.J188]&lt;=[.D188];[.J188]&lt;=[.F188];[.J188]&lt;=[.H18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406850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5534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77970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039070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89]&lt;=[.F189];[.D189]&lt;=[.H189];[.D189]&lt;=[.J189])" office:value-type="boolean" office:boolean-value="true" calcext:value-type="boolean">
            <text:p>VERDADERO</text:p>
          </table:table-cell>
          <table:table-cell table:formula="of:=AND([.F189]&lt;=[.D189];[.F189]&lt;=[.H189];[.F189]&lt;=[.J189])" office:value-type="boolean" office:boolean-value="true" calcext:value-type="boolean">
            <text:p>VERDADERO</text:p>
          </table:table-cell>
          <table:table-cell table:formula="of:=AND([.H189]&lt;=[.D189];[.H189]&lt;=[.F189];[.H189]&lt;=[.J189])" office:value-type="boolean" office:boolean-value="true" calcext:value-type="boolean">
            <text:p>VERDADERO</text:p>
          </table:table-cell>
          <table:table-cell table:formula="of:=AND([.J189]&lt;=[.D189];[.J189]&lt;=[.F189];[.J189]&lt;=[.H18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610234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12230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40020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76628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D190]&lt;=[.F190];[.D190]&lt;=[.H190];[.D190]&lt;=[.J190])" office:value-type="boolean" office:boolean-value="true" calcext:value-type="boolean">
            <text:p>VERDADERO</text:p>
          </table:table-cell>
          <table:table-cell table:formula="of:=AND([.F190]&lt;=[.D190];[.F190]&lt;=[.H190];[.F190]&lt;=[.J190])" office:value-type="boolean" office:boolean-value="true" calcext:value-type="boolean">
            <text:p>VERDADERO</text:p>
          </table:table-cell>
          <table:table-cell table:formula="of:=AND([.H190]&lt;=[.D190];[.H190]&lt;=[.F190];[.H190]&lt;=[.J190])" office:value-type="boolean" office:boolean-value="true" calcext:value-type="boolean">
            <text:p>VERDADERO</text:p>
          </table:table-cell>
          <table:table-cell table:formula="of:=AND([.J190]&lt;=[.D190];[.J190]&lt;=[.F190];[.J190]&lt;=[.H19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357192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7259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95991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82548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91]&lt;=[.F191];[.D191]&lt;=[.H191];[.D191]&lt;=[.J191])" office:value-type="boolean" office:boolean-value="true" calcext:value-type="boolean">
            <text:p>VERDADERO</text:p>
          </table:table-cell>
          <table:table-cell table:formula="of:=AND([.F191]&lt;=[.D191];[.F191]&lt;=[.H191];[.F191]&lt;=[.J191])" office:value-type="boolean" office:boolean-value="true" calcext:value-type="boolean">
            <text:p>VERDADERO</text:p>
          </table:table-cell>
          <table:table-cell table:formula="of:=AND([.H191]&lt;=[.D191];[.H191]&lt;=[.F191];[.H191]&lt;=[.J191])" office:value-type="boolean" office:boolean-value="true" calcext:value-type="boolean">
            <text:p>VERDADERO</text:p>
          </table:table-cell>
          <table:table-cell table:formula="of:=AND([.J191]&lt;=[.D191];[.J191]&lt;=[.F191];[.J191]&lt;=[.H19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8005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153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2650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195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92]&lt;=[.F192];[.D192]&lt;=[.H192];[.D192]&lt;=[.J192])" office:value-type="boolean" office:boolean-value="true" calcext:value-type="boolean">
            <text:p>VERDADERO</text:p>
          </table:table-cell>
          <table:table-cell table:formula="of:=AND([.F192]&lt;=[.D192];[.F192]&lt;=[.H192];[.F192]&lt;=[.J192])" office:value-type="boolean" office:boolean-value="true" calcext:value-type="boolean">
            <text:p>VERDADERO</text:p>
          </table:table-cell>
          <table:table-cell table:formula="of:=AND([.H192]&lt;=[.D192];[.H192]&lt;=[.F192];[.H192]&lt;=[.J192])" office:value-type="boolean" office:boolean-value="true" calcext:value-type="boolean">
            <text:p>VERDADERO</text:p>
          </table:table-cell>
          <table:table-cell table:formula="of:=AND([.J192]&lt;=[.D192];[.J192]&lt;=[.F192];[.J192]&lt;=[.H19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25327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7955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0149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9570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93]&lt;=[.F193];[.D193]&lt;=[.H193];[.D193]&lt;=[.J193])" office:value-type="boolean" office:boolean-value="true" calcext:value-type="boolean">
            <text:p>VERDADERO</text:p>
          </table:table-cell>
          <table:table-cell table:formula="of:=AND([.F193]&lt;=[.D193];[.F193]&lt;=[.H193];[.F193]&lt;=[.J193])" office:value-type="boolean" office:boolean-value="true" calcext:value-type="boolean">
            <text:p>VERDADERO</text:p>
          </table:table-cell>
          <table:table-cell table:formula="of:=AND([.H193]&lt;=[.D193];[.H193]&lt;=[.F193];[.H193]&lt;=[.J193])" office:value-type="boolean" office:boolean-value="true" calcext:value-type="boolean">
            <text:p>VERDADERO</text:p>
          </table:table-cell>
          <table:table-cell table:formula="of:=AND([.J193]&lt;=[.D193];[.J193]&lt;=[.F193];[.J193]&lt;=[.H19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476990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5089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10022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33793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194]&lt;=[.F194];[.D194]&lt;=[.H194];[.D194]&lt;=[.J194])" office:value-type="boolean" office:boolean-value="true" calcext:value-type="boolean">
            <text:p>VERDADERO</text:p>
          </table:table-cell>
          <table:table-cell table:formula="of:=AND([.F194]&lt;=[.D194];[.F194]&lt;=[.H194];[.F194]&lt;=[.J194])" office:value-type="boolean" office:boolean-value="true" calcext:value-type="boolean">
            <text:p>VERDADERO</text:p>
          </table:table-cell>
          <table:table-cell table:formula="of:=AND([.H194]&lt;=[.D194];[.H194]&lt;=[.F194];[.H194]&lt;=[.J194])" office:value-type="boolean" office:boolean-value="true" calcext:value-type="boolean">
            <text:p>VERDADERO</text:p>
          </table:table-cell>
          <table:table-cell table:formula="of:=AND([.J194]&lt;=[.D194];[.J194]&lt;=[.F194];[.J194]&lt;=[.H19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147830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699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2364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29591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195]&lt;=[.F195];[.D195]&lt;=[.H195];[.D195]&lt;=[.J195])" office:value-type="boolean" office:boolean-value="true" calcext:value-type="boolean">
            <text:p>VERDADERO</text:p>
          </table:table-cell>
          <table:table-cell table:formula="of:=AND([.F195]&lt;=[.D195];[.F195]&lt;=[.H195];[.F195]&lt;=[.J195])" office:value-type="boolean" office:boolean-value="true" calcext:value-type="boolean">
            <text:p>VERDADERO</text:p>
          </table:table-cell>
          <table:table-cell table:formula="of:=AND([.H195]&lt;=[.D195];[.H195]&lt;=[.F195];[.H195]&lt;=[.J195])" office:value-type="boolean" office:boolean-value="true" calcext:value-type="boolean">
            <text:p>VERDADERO</text:p>
          </table:table-cell>
          <table:table-cell table:formula="of:=AND([.J195]&lt;=[.D195];[.J195]&lt;=[.F195];[.J195]&lt;=[.H19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570652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1596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43862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11269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96]&lt;=[.F196];[.D196]&lt;=[.H196];[.D196]&lt;=[.J196])" office:value-type="boolean" office:boolean-value="true" calcext:value-type="boolean">
            <text:p>VERDADERO</text:p>
          </table:table-cell>
          <table:table-cell table:formula="of:=AND([.F196]&lt;=[.D196];[.F196]&lt;=[.H196];[.F196]&lt;=[.J196])" office:value-type="boolean" office:boolean-value="true" calcext:value-type="boolean">
            <text:p>VERDADERO</text:p>
          </table:table-cell>
          <table:table-cell table:formula="of:=AND([.H196]&lt;=[.D196];[.H196]&lt;=[.F196];[.H196]&lt;=[.J196])" office:value-type="boolean" office:boolean-value="true" calcext:value-type="boolean">
            <text:p>VERDADERO</text:p>
          </table:table-cell>
          <table:table-cell table:formula="of:=AND([.J196]&lt;=[.D196];[.J196]&lt;=[.F196];[.J196]&lt;=[.H19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44586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0802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18993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17559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97]&lt;=[.F197];[.D197]&lt;=[.H197];[.D197]&lt;=[.J197])" office:value-type="boolean" office:boolean-value="true" calcext:value-type="boolean">
            <text:p>VERDADERO</text:p>
          </table:table-cell>
          <table:table-cell table:formula="of:=AND([.F197]&lt;=[.D197];[.F197]&lt;=[.H197];[.F197]&lt;=[.J197])" office:value-type="boolean" office:boolean-value="true" calcext:value-type="boolean">
            <text:p>VERDADERO</text:p>
          </table:table-cell>
          <table:table-cell table:formula="of:=AND([.H197]&lt;=[.D197];[.H197]&lt;=[.F197];[.H197]&lt;=[.J197])" office:value-type="boolean" office:boolean-value="true" calcext:value-type="boolean">
            <text:p>VERDADERO</text:p>
          </table:table-cell>
          <table:table-cell table:formula="of:=AND([.J197]&lt;=[.D197];[.J197]&lt;=[.F197];[.J197]&lt;=[.H19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510085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68117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25739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73653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198]&lt;=[.F198];[.D198]&lt;=[.H198];[.D198]&lt;=[.J198])" office:value-type="boolean" office:boolean-value="true" calcext:value-type="boolean">
            <text:p>VERDADERO</text:p>
          </table:table-cell>
          <table:table-cell table:formula="of:=AND([.F198]&lt;=[.D198];[.F198]&lt;=[.H198];[.F198]&lt;=[.J198])" office:value-type="boolean" office:boolean-value="true" calcext:value-type="boolean">
            <text:p>VERDADERO</text:p>
          </table:table-cell>
          <table:table-cell table:formula="of:=AND([.H198]&lt;=[.D198];[.H198]&lt;=[.F198];[.H198]&lt;=[.J198])" office:value-type="boolean" office:boolean-value="true" calcext:value-type="boolean">
            <text:p>VERDADERO</text:p>
          </table:table-cell>
          <table:table-cell table:formula="of:=AND([.J198]&lt;=[.D198];[.J198]&lt;=[.F198];[.J198]&lt;=[.H19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658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24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709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52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199]&lt;=[.F199];[.D199]&lt;=[.H199];[.D199]&lt;=[.J199])" office:value-type="boolean" office:boolean-value="true" calcext:value-type="boolean">
            <text:p>VERDADERO</text:p>
          </table:table-cell>
          <table:table-cell table:formula="of:=AND([.F199]&lt;=[.D199];[.F199]&lt;=[.H199];[.F199]&lt;=[.J199])" office:value-type="boolean" office:boolean-value="false" calcext:value-type="boolean">
            <text:p>FALSO</text:p>
          </table:table-cell>
          <table:table-cell table:formula="of:=AND([.H199]&lt;=[.D199];[.H199]&lt;=[.F199];[.H199]&lt;=[.J199])" office:value-type="boolean" office:boolean-value="true" calcext:value-type="boolean">
            <text:p>VERDADERO</text:p>
          </table:table-cell>
          <table:table-cell table:formula="of:=AND([.J199]&lt;=[.D199];[.J199]&lt;=[.F199];[.J199]&lt;=[.H19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998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5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29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19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D200]&lt;=[.F200];[.D200]&lt;=[.H200];[.D200]&lt;=[.J200])" office:value-type="boolean" office:boolean-value="true" calcext:value-type="boolean">
            <text:p>VERDADERO</text:p>
          </table:table-cell>
          <table:table-cell table:formula="of:=AND([.F200]&lt;=[.D200];[.F200]&lt;=[.H200];[.F200]&lt;=[.J200])" office:value-type="boolean" office:boolean-value="true" calcext:value-type="boolean">
            <text:p>VERDADERO</text:p>
          </table:table-cell>
          <table:table-cell table:formula="of:=AND([.H200]&lt;=[.D200];[.H200]&lt;=[.F200];[.H200]&lt;=[.J200])" office:value-type="boolean" office:boolean-value="true" calcext:value-type="boolean">
            <text:p>VERDADERO</text:p>
          </table:table-cell>
          <table:table-cell table:formula="of:=AND([.J200]&lt;=[.D200];[.J200]&lt;=[.F200];[.J200]&lt;=[.H20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411055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7778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58193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10367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201]&lt;=[.F201];[.D201]&lt;=[.H201];[.D201]&lt;=[.J201])" office:value-type="boolean" office:boolean-value="true" calcext:value-type="boolean">
            <text:p>VERDADERO</text:p>
          </table:table-cell>
          <table:table-cell table:formula="of:=AND([.F201]&lt;=[.D201];[.F201]&lt;=[.H201];[.F201]&lt;=[.J201])" office:value-type="boolean" office:boolean-value="true" calcext:value-type="boolean">
            <text:p>VERDADERO</text:p>
          </table:table-cell>
          <table:table-cell table:formula="of:=AND([.H201]&lt;=[.D201];[.H201]&lt;=[.F201];[.H201]&lt;=[.J201])" office:value-type="boolean" office:boolean-value="true" calcext:value-type="boolean">
            <text:p>VERDADERO</text:p>
          </table:table-cell>
          <table:table-cell table:formula="of:=AND([.J201]&lt;=[.D201];[.J201]&lt;=[.F201];[.J201]&lt;=[.H201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73512.187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94669.87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596333.5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739142.937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AND([.D202]&lt;=[.F202];[.D202]&lt;=[.H202];[.D202]&lt;=[.J202])" office:value-type="boolean" office:boolean-value="true" calcext:value-type="boolean">
            <text:p>VERDADERO</text:p>
          </table:table-cell>
          <table:table-cell table:formula="of:=AND([.F202]&lt;=[.D202];[.F202]&lt;=[.H202];[.F202]&lt;=[.J202])" office:value-type="boolean" office:boolean-value="true" calcext:value-type="boolean">
            <text:p>VERDADERO</text:p>
          </table:table-cell>
          <table:table-cell table:formula="of:=AND([.H202]&lt;=[.D202];[.H202]&lt;=[.F202];[.H202]&lt;=[.J202])" office:value-type="boolean" office:boolean-value="true" calcext:value-type="boolean">
            <text:p>VERDADERO</text:p>
          </table:table-cell>
          <table:table-cell table:formula="of:=AND([.J202]&lt;=[.D202];[.J202]&lt;=[.F202];[.J202]&lt;=[.H202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424781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4235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68647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08115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203]&lt;=[.F203];[.D203]&lt;=[.H203];[.D203]&lt;=[.J203])" office:value-type="boolean" office:boolean-value="true" calcext:value-type="boolean">
            <text:p>VERDADERO</text:p>
          </table:table-cell>
          <table:table-cell table:formula="of:=AND([.F203]&lt;=[.D203];[.F203]&lt;=[.H203];[.F203]&lt;=[.J203])" office:value-type="boolean" office:boolean-value="true" calcext:value-type="boolean">
            <text:p>VERDADERO</text:p>
          </table:table-cell>
          <table:table-cell table:formula="of:=AND([.H203]&lt;=[.D203];[.H203]&lt;=[.F203];[.H203]&lt;=[.J203])" office:value-type="boolean" office:boolean-value="true" calcext:value-type="boolean">
            <text:p>VERDADERO</text:p>
          </table:table-cell>
          <table:table-cell table:formula="of:=AND([.J203]&lt;=[.D203];[.J203]&lt;=[.F203];[.J203]&lt;=[.H203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389364.125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215414.687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6929515.625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5869562.437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AND([.D204]&lt;=[.F204];[.D204]&lt;=[.H204];[.D204]&lt;=[.J204])" office:value-type="boolean" office:boolean-value="true" calcext:value-type="boolean">
            <text:p>VERDADERO</text:p>
          </table:table-cell>
          <table:table-cell table:formula="of:=AND([.F204]&lt;=[.D204];[.F204]&lt;=[.H204];[.F204]&lt;=[.J204])" office:value-type="boolean" office:boolean-value="true" calcext:value-type="boolean">
            <text:p>VERDADERO</text:p>
          </table:table-cell>
          <table:table-cell table:formula="of:=AND([.H204]&lt;=[.D204];[.H204]&lt;=[.F204];[.H204]&lt;=[.J204])" office:value-type="boolean" office:boolean-value="true" calcext:value-type="boolean">
            <text:p>VERDADERO</text:p>
          </table:table-cell>
          <table:table-cell table:formula="of:=AND([.J204]&lt;=[.D204];[.J204]&lt;=[.F204];[.J204]&lt;=[.H204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8201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666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2043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839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205]&lt;=[.F205];[.D205]&lt;=[.H205];[.D205]&lt;=[.J205])" office:value-type="boolean" office:boolean-value="true" calcext:value-type="boolean">
            <text:p>VERDADERO</text:p>
          </table:table-cell>
          <table:table-cell table:formula="of:=AND([.F205]&lt;=[.D205];[.F205]&lt;=[.H205];[.F205]&lt;=[.J205])" office:value-type="boolean" office:boolean-value="true" calcext:value-type="boolean">
            <text:p>VERDADERO</text:p>
          </table:table-cell>
          <table:table-cell table:formula="of:=AND([.H205]&lt;=[.D205];[.H205]&lt;=[.F205];[.H205]&lt;=[.J205])" office:value-type="boolean" office:boolean-value="true" calcext:value-type="boolean">
            <text:p>VERDADERO</text:p>
          </table:table-cell>
          <table:table-cell table:formula="of:=AND([.J205]&lt;=[.D205];[.J205]&lt;=[.F205];[.J205]&lt;=[.H205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475371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508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40373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666825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206]&lt;=[.F206];[.D206]&lt;=[.H206];[.D206]&lt;=[.J206])" office:value-type="boolean" office:boolean-value="true" calcext:value-type="boolean">
            <text:p>VERDADERO</text:p>
          </table:table-cell>
          <table:table-cell table:formula="of:=AND([.F206]&lt;=[.D206];[.F206]&lt;=[.H206];[.F206]&lt;=[.J206])" office:value-type="boolean" office:boolean-value="true" calcext:value-type="boolean">
            <text:p>VERDADERO</text:p>
          </table:table-cell>
          <table:table-cell table:formula="of:=AND([.H206]&lt;=[.D206];[.H206]&lt;=[.F206];[.H206]&lt;=[.J206])" office:value-type="boolean" office:boolean-value="true" calcext:value-type="boolean">
            <text:p>VERDADERO</text:p>
          </table:table-cell>
          <table:table-cell table:formula="of:=AND([.J206]&lt;=[.D206];[.J206]&lt;=[.F206];[.J206]&lt;=[.H206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820190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132164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4460689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926489.7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D207]&lt;=[.F207];[.D207]&lt;=[.H207];[.D207]&lt;=[.J207])" office:value-type="boolean" office:boolean-value="true" calcext:value-type="boolean">
            <text:p>VERDADERO</text:p>
          </table:table-cell>
          <table:table-cell table:formula="of:=AND([.F207]&lt;=[.D207];[.F207]&lt;=[.H207];[.F207]&lt;=[.J207])" office:value-type="boolean" office:boolean-value="true" calcext:value-type="boolean">
            <text:p>VERDADERO</text:p>
          </table:table-cell>
          <table:table-cell table:formula="of:=AND([.H207]&lt;=[.D207];[.H207]&lt;=[.F207];[.H207]&lt;=[.J207])" office:value-type="boolean" office:boolean-value="true" calcext:value-type="boolean">
            <text:p>VERDADERO</text:p>
          </table:table-cell>
          <table:table-cell table:formula="of:=AND([.J207]&lt;=[.D207];[.J207]&lt;=[.F207];[.J207]&lt;=[.H207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42663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450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571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6504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D208]&lt;=[.F208];[.D208]&lt;=[.H208];[.D208]&lt;=[.J208])" office:value-type="boolean" office:boolean-value="true" calcext:value-type="boolean">
            <text:p>VERDADERO</text:p>
          </table:table-cell>
          <table:table-cell table:formula="of:=AND([.F208]&lt;=[.D208];[.F208]&lt;=[.H208];[.F208]&lt;=[.J208])" office:value-type="boolean" office:boolean-value="true" calcext:value-type="boolean">
            <text:p>VERDADERO</text:p>
          </table:table-cell>
          <table:table-cell table:formula="of:=AND([.H208]&lt;=[.D208];[.H208]&lt;=[.F208];[.H208]&lt;=[.J208])" office:value-type="boolean" office:boolean-value="true" calcext:value-type="boolean">
            <text:p>VERDADERO</text:p>
          </table:table-cell>
          <table:table-cell table:formula="of:=AND([.J208]&lt;=[.D208];[.J208]&lt;=[.F208];[.J208]&lt;=[.H208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656926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46161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567693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872176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D209]&lt;=[.F209];[.D209]&lt;=[.H209];[.D209]&lt;=[.J209])" office:value-type="boolean" office:boolean-value="true" calcext:value-type="boolean">
            <text:p>VERDADERO</text:p>
          </table:table-cell>
          <table:table-cell table:formula="of:=AND([.F209]&lt;=[.D209];[.F209]&lt;=[.H209];[.F209]&lt;=[.J209])" office:value-type="boolean" office:boolean-value="true" calcext:value-type="boolean">
            <text:p>VERDADERO</text:p>
          </table:table-cell>
          <table:table-cell table:formula="of:=AND([.H209]&lt;=[.D209];[.H209]&lt;=[.F209];[.H209]&lt;=[.J209])" office:value-type="boolean" office:boolean-value="true" calcext:value-type="boolean">
            <text:p>VERDADERO</text:p>
          </table:table-cell>
          <table:table-cell table:formula="of:=AND([.J209]&lt;=[.D209];[.J209]&lt;=[.F209];[.J209]&lt;=[.H209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565247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1616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03235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91089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D210]&lt;=[.F210];[.D210]&lt;=[.H210];[.D210]&lt;=[.J210])" office:value-type="boolean" office:boolean-value="false" calcext:value-type="boolean">
            <text:p>FALSO</text:p>
          </table:table-cell>
          <table:table-cell table:formula="of:=AND([.F210]&lt;=[.D210];[.F210]&lt;=[.H210];[.F210]&lt;=[.J210])" office:value-type="boolean" office:boolean-value="true" calcext:value-type="boolean">
            <text:p>VERDADERO</text:p>
          </table:table-cell>
          <table:table-cell table:formula="of:=AND([.H210]&lt;=[.D210];[.H210]&lt;=[.F210];[.H210]&lt;=[.J210])" office:value-type="boolean" office:boolean-value="true" calcext:value-type="boolean">
            <text:p>VERDADERO</text:p>
          </table:table-cell>
          <table:table-cell table:formula="of:=AND([.J210]&lt;=[.D210];[.J210]&lt;=[.F210];[.J210]&lt;=[.H210])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77664.375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02503.75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3139530.625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3014007.6875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formula="of:=AND([.D211]&lt;=[.F211];[.D211]&lt;=[.H211];[.D211]&lt;=[.J211])" office:value-type="boolean" office:boolean-value="true" calcext:value-type="boolean">
            <text:p>VERDADERO</text:p>
          </table:table-cell>
          <table:table-cell table:formula="of:=AND([.F211]&lt;=[.D211];[.F211]&lt;=[.H211];[.F211]&lt;=[.J211])" office:value-type="boolean" office:boolean-value="true" calcext:value-type="boolean">
            <text:p>VERDADERO</text:p>
          </table:table-cell>
          <table:table-cell table:formula="of:=AND([.H211]&lt;=[.D211];[.H211]&lt;=[.F211];[.H211]&lt;=[.J211])" office:value-type="boolean" office:boolean-value="true" calcext:value-type="boolean">
            <text:p>VERDADERO</text:p>
          </table:table-cell>
          <table:table-cell table:formula="of:=AND([.J211]&lt;=[.D211];[.J211]&lt;=[.F211];[.J211]&lt;=[.H211])" office:value-type="boolean" office:boolean-value="true" calcext:value-type="boolean">
            <text:p>VERDADERO</text:p>
          </table:table-cell>
        </table:table-row>
      </table:table>
      <table:table table:name="Sheet2" table:style-name="ta1"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table:formula="of:=[.B3]*100/210" office:value-type="float" office:value="1.9047619047619" calcext:value-type="float">
            <text:p>1,904761904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" calcext:value-type="float">
            <text:p>3</text:p>
          </table:table-cell>
          <table:table-cell table:formula="of:=[.B4]*100/210" office:value-type="float" office:value="1.42857142857143" calcext:value-type="float">
            <text:p>1,428571428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formula="of:=[.B5]*100/210" office:value-type="float" office:value="0.476190476190476" calcext:value-type="float">
            <text:p>0,476190476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table:formula="of:=[.B6]*100/210" office:value-type="float" office:value="0.476190476190476" calcext:value-type="float">
            <text:p>0,4761904762</text:p>
          </table:table-cell>
        </table:table-row>
      </table:table>
      <table:named-expressions/>
      <table:database-ranges>
        <table:database-range table:name="__Anonymous_Sheet_DB__0" table:target-range-address="Sheet1.A1:Sheet1.O211" table:display-filter-buttons="true">
          <table:filter>
            <table:filter-and>
              <table:filter-condition table:field-number="14" table:value="FALS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02:05:13.036582675</meta:creation-date>
    <dc:date>2015-07-20T02:12:40.436624120</dc:date>
    <meta:editing-duration>P0D</meta:editing-duration>
    <meta:editing-cycles>1</meta:editing-cycles>
    <meta:document-statistic meta:table-count="2" meta:cell-count="3179" meta:object-count="0"/>
    <meta:generator>LibreOffice/4.2.8.2$Linux_X86_64 LibreOffice_project/420m0$Build-2</meta:generator>
  </office:meta>
</office:document-meta>
</file>